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image/png" manifest:full-path="Object 3/Pictures/100000000000012C0000012CDC037FA8.png"/>
  <manifest:file-entry manifest:media-type="image/png" manifest:full-path="Object 3/Pictures/100000000000012C0000012CD2F8F920.png"/>
  <manifest:file-entry manifest:media-type="image/png" manifest:full-path="Object 3/Pictures/100000000000012C0000012C8F7CE247.png"/>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34" style:family="table">
      <style:table-properties style:width="19.72cm" fo:margin-left="0.025cm" fo:margin-right="0.014cm" table:align="margins" fo:background-color="transparent">
        <style:background-image/>
      </style:table-properties>
    </style:style>
    <style:style style:name="Table34.A" style:family="table-column">
      <style:table-column-properties style:column-width="10.285cm" style:rel-column-width="34180*"/>
    </style:style>
    <style:style style:name="Table34.B" style:family="table-column">
      <style:table-column-properties style:column-width="5.285cm" style:rel-column-width="17561*"/>
    </style:style>
    <style:style style:name="Table34.C" style:family="table-column">
      <style:table-column-properties style:column-width="4.15cm"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left="0.199cm" fo:padding-right="0.199cm" fo:padding-top="0.101cm" fo:padding-bottom="0.101cm" fo:border="0.002cm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199cm" fo:padding-right="0.199cm" fo:padding-top="0.101cm" fo:padding-bottom="0.101cm" fo:border-left="none" fo:border-right="none" fo:border-top="none" fo:border-bottom="0.002cm solid #000000">
        <style:background-image/>
      </style:table-cell-properties>
    </style:style>
    <style:style style:name="Table34.A3"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34.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4.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4.A17" style:family="table-cell">
      <style:table-cell-properties style:vertical-align="middle" fo:background-color="transparent" fo:padding-left="0.25cm" fo:padding-right="0.25cm" fo:padding-top="0.101cm" fo:padding-bottom="0.101cm" fo:border-left="none" fo:border-right="none" fo:border-top="none" fo:border-bottom="0.002cm solid #000000">
        <style:background-image/>
      </style:table-cell-properties>
    </style:style>
    <style:style style:name="Table34.A18" style:family="table-cell">
      <style:table-cell-properties style:vertical-align="middle" fo:background-color="#f3f3f3" fo:padding-left="0.25cm" fo:padding-right="0.25cm" fo:padding-top="0.101cm" fo:padding-bottom="0.101cm" fo:border-left="0.002cm solid #000000" fo:border-right="0.002cm solid #000000" fo:border-top="none" fo:border-bottom="0.002cm solid #000000">
        <style:background-image/>
      </style:table-cell-properties>
    </style:style>
    <style:style style:name="Table96" style:family="table">
      <style:table-properties style:width="19.72cm" fo:margin-left="0.025cm" fo:margin-right="0.014cm" table:align="margins" fo:background-color="transparent">
        <style:background-image/>
      </style:table-properties>
    </style:style>
    <style:style style:name="Table96.A" style:family="table-column">
      <style:table-column-properties style:column-width="10.289cm" style:rel-column-width="34191*"/>
    </style:style>
    <style:style style:name="Table96.B" style:family="table-column">
      <style:table-column-properties style:column-width="9.432cm"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25cm" fo:padding-right="0.25cm" fo:padding-top="0.101cm" fo:padding-bottom="0.101cm" fo:border-left="none" fo:border-right="none" fo:border-top="0.002cm solid #000000" fo:border-bottom="0.002cm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96.A3"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96.B3"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0" style:family="table">
      <style:table-properties style:width="16.358cm" fo:margin-left="1.7cm" fo:margin-right="1.7cm" table:align="margins" fo:background-color="transparent">
        <style:background-image/>
      </style:table-properties>
    </style:style>
    <style:style style:name="Table70.A" style:family="table-column">
      <style:table-column-properties style:column-width="4.498cm" style:rel-column-width="18017*"/>
    </style:style>
    <style:style style:name="Table70.B" style:family="table-column">
      <style:table-column-properties style:column-width="1.598cm" style:rel-column-width="6405*"/>
    </style:style>
    <style:style style:name="Table70.C" style:family="table-column">
      <style:table-column-properties style:column-width="10.262cm"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0.C1" style:family="table-cell">
      <style:table-cell-properties fo:background-color="transparent" fo:padding-left="0.199cm" fo:padding-right="0.199cm" fo:padding-top="0.101cm" fo:padding-bottom="0.101cm" fo:border="0.002cm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0.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9" style:family="table">
      <style:table-properties style:width="16.358cm" fo:margin-left="1.7cm" fo:margin-right="1.7cm" table:align="margins" fo:background-color="transparent">
        <style:background-image/>
      </style:table-properties>
    </style:style>
    <style:style style:name="Table69.A" style:family="table-column">
      <style:table-column-properties style:column-width="4.498cm" style:rel-column-width="18017*"/>
    </style:style>
    <style:style style:name="Table69.B" style:family="table-column">
      <style:table-column-properties style:column-width="1.598cm" style:rel-column-width="6405*"/>
    </style:style>
    <style:style style:name="Table69.C" style:family="table-column">
      <style:table-column-properties style:column-width="10.262cm"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9.C1" style:family="table-cell">
      <style:table-cell-properties fo:background-color="transparent" fo:padding-left="0.199cm" fo:padding-right="0.199cm" fo:padding-top="0.101cm" fo:padding-bottom="0.101cm" fo:border="0.002cm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6.358cm" fo:margin-left="1.7cm" fo:margin-right="1.7cm" table:align="margins" fo:background-color="transparent">
        <style:background-image/>
      </style:table-properties>
    </style:style>
    <style:style style:name="Table23.A" style:family="table-column">
      <style:table-column-properties style:column-width="4.498cm" style:rel-column-width="18017*"/>
    </style:style>
    <style:style style:name="Table23.B" style:family="table-column">
      <style:table-column-properties style:column-width="1.598cm" style:rel-column-width="6405*"/>
    </style:style>
    <style:style style:name="Table23.C" style:family="table-column">
      <style:table-column-properties style:column-width="10.262cm"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6.358cm" fo:margin-left="1.7cm" fo:margin-right="1.7cm" table:align="margins" fo:background-color="transparent">
        <style:background-image/>
      </style:table-properties>
    </style:style>
    <style:style style:name="Table24.A" style:family="table-column">
      <style:table-column-properties style:column-width="4.498cm" style:rel-column-width="18017*"/>
    </style:style>
    <style:style style:name="Table24.B" style:family="table-column">
      <style:table-column-properties style:column-width="1.598cm" style:rel-column-width="6405*"/>
    </style:style>
    <style:style style:name="Table24.C" style:family="table-column">
      <style:table-column-properties style:column-width="10.262cm"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6.358cm" fo:margin-left="1.7cm" fo:margin-right="1.7cm" table:align="margins" fo:background-color="transparent">
        <style:background-image/>
      </style:table-properties>
    </style:style>
    <style:style style:name="Table19.A" style:family="table-column">
      <style:table-column-properties style:column-width="4.498cm" style:rel-column-width="18017*"/>
    </style:style>
    <style:style style:name="Table19.B" style:family="table-column">
      <style:table-column-properties style:column-width="1.598cm" style:rel-column-width="6405*"/>
    </style:style>
    <style:style style:name="Table19.C" style:family="table-column">
      <style:table-column-properties style:column-width="10.262cm"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7.191cm" fo:margin-left="1.402cm" fo:margin-right="1.166cm" table:align="margins" fo:background-color="transparent">
        <style:background-image/>
      </style:table-properties>
    </style:style>
    <style:style style:name="Table22.A" style:family="table-column">
      <style:table-column-properties style:column-width="4.41cm" style:rel-column-width="16810*"/>
    </style:style>
    <style:style style:name="Table22.B" style:family="table-column">
      <style:table-column-properties style:column-width="1.6cm" style:rel-column-width="6098*"/>
    </style:style>
    <style:style style:name="Table22.C" style:family="table-column">
      <style:table-column-properties style:column-width="11.181cm"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7.191cm" fo:margin-left="1.259cm" fo:margin-right="1.309cm" table:align="margins" fo:background-color="transparent">
        <style:background-image/>
      </style:table-properties>
    </style:style>
    <style:style style:name="Table25.A" style:family="table-column">
      <style:table-column-properties style:column-width="4.106cm" style:rel-column-width="15654*"/>
    </style:style>
    <style:style style:name="Table25.B" style:family="table-column">
      <style:table-column-properties style:column-width="1.6cm" style:rel-column-width="6098*"/>
    </style:style>
    <style:style style:name="Table25.C" style:family="table-column">
      <style:table-column-properties style:column-width="11.485cm"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3" style:family="table">
      <style:table-properties style:width="18.868cm" fo:margin-left="0.46cm" fo:margin-right="0.43cm" table:align="margins" fo:background-color="transparent">
        <style:background-image/>
      </style:table-properties>
    </style:style>
    <style:style style:name="Table103.A" style:family="table-column">
      <style:table-column-properties style:column-width="4.457cm" style:rel-column-width="15481*"/>
    </style:style>
    <style:style style:name="Table103.B" style:family="table-column">
      <style:table-column-properties style:column-width="3.6cm" style:rel-column-width="12504*"/>
    </style:style>
    <style:style style:name="Table103.C" style:family="table-column">
      <style:table-column-properties style:column-width="3.607cm" style:rel-column-width="12528*"/>
    </style:style>
    <style:style style:name="Table103.D" style:family="table-column">
      <style:table-column-properties style:column-width="3.605cm" style:rel-column-width="12522*"/>
    </style:style>
    <style:style style:name="Table103.E" style:family="table-column">
      <style:table-column-properties style:column-width="3.598cm"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3.E1" style:family="table-cell">
      <style:table-cell-properties fo:background-color="transparent" fo:padding-left="0.199cm" fo:padding-right="0.199cm" fo:padding-top="0.101cm" fo:padding-bottom="0.101cm" fo:border="0.002cm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25cm" fo:padding-right="0.25cm" fo:padding-top="0.101cm" fo:padding-bottom="0.101cm" fo:border-left="0.002cm solid #000000" fo:border-right="none" fo:border-top="none" fo:border-bottom="0.002cm solid #000000">
        <style:background-image/>
      </style:table-cell-properties>
    </style:style>
    <style:style style:name="Table103.B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03.E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33" style:family="table">
      <style:table-properties style:width="16.358cm" fo:margin-left="1.7cm" fo:margin-right="1.7cm" table:align="margins" fo:background-color="transparent">
        <style:background-image/>
      </style:table-properties>
    </style:style>
    <style:style style:name="Table33.A" style:family="table-column">
      <style:table-column-properties style:column-width="4.498cm" style:rel-column-width="18017*"/>
    </style:style>
    <style:style style:name="Table33.B" style:family="table-column">
      <style:table-column-properties style:column-width="1.598cm" style:rel-column-width="6405*"/>
    </style:style>
    <style:style style:name="Table33.C" style:family="table-column">
      <style:table-column-properties style:column-width="10.262cm"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3.C1" style:family="table-cell">
      <style:table-cell-properties fo:background-color="transparent" fo:padding-left="0.199cm" fo:padding-right="0.199cm" fo:padding-top="0.101cm" fo:padding-bottom="0.101cm" fo:border="0.002cm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 style:family="table">
      <style:table-properties style:width="16.72cm" fo:margin-left="1.614cm" fo:margin-right="1.425cm" table:align="margins" fo:background-color="transparent">
        <style:background-image/>
      </style:table-properties>
    </style:style>
    <style:style style:name="Table8.A" style:family="table-column">
      <style:table-column-properties style:column-width="1.646cm" style:rel-column-width="6453*"/>
    </style:style>
    <style:style style:name="Table8.B" style:family="table-column">
      <style:table-column-properties style:column-width="2.124cm" style:rel-column-width="8326*"/>
    </style:style>
    <style:style style:name="Table8.C" style:family="table-column">
      <style:table-column-properties style:column-width="12.949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A8"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8"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82" style:family="table">
      <style:table-properties style:width="18.493cm" fo:margin-left="0.753cm" fo:margin-right="0.513cm" table:align="margins"/>
    </style:style>
    <style:style style:name="Table82.A" style:family="table-column">
      <style:table-column-properties style:column-width="18.493cm" style:rel-column-width="65535*"/>
    </style:style>
    <style:style style:name="Table82.A1" style:family="table-cell">
      <style:table-cell-properties fo:padding="0.097cm" fo:border="0.002cm solid #000000"/>
    </style:style>
    <style:style style:name="Table6" style:family="table">
      <style:table-properties style:width="15.288cm" fo:margin-left="2.309cm" fo:margin-right="2.163cm" table:align="margins" fo:background-color="transparent">
        <style:background-image/>
      </style:table-properties>
    </style:style>
    <style:style style:name="Table6.A" style:family="table-column">
      <style:table-column-properties style:column-width="2.992cm" style:rel-column-width="12824*"/>
    </style:style>
    <style:style style:name="Table6.B" style:family="table-column">
      <style:table-column-properties style:column-width="1.718cm" style:rel-column-width="7368*"/>
    </style:style>
    <style:style style:name="Table6.C" style:family="table-column">
      <style:table-column-properties style:column-width="10.578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27cm" fo:margin-left="1.383cm" fo:margin-right="1.05cm" table:align="margins" fo:background-color="transparent">
        <style:background-image/>
      </style:table-properties>
    </style:style>
    <style:style style:name="Table7.A" style:family="table-column">
      <style:table-column-properties style:column-width="5.128cm" style:rel-column-width="19397*"/>
    </style:style>
    <style:style style:name="Table7.B" style:family="table-column">
      <style:table-column-properties style:column-width="1.6cm" style:rel-column-width="6048*"/>
    </style:style>
    <style:style style:name="Table7.C" style:family="table-column">
      <style:table-column-properties style:column-width="10.599cm"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48" style:family="table">
      <style:table-properties style:width="19.697cm" fo:margin-left="0.025cm" fo:margin-right="-0.023cm" table:align="margins" fo:background-color="transparent" style:shadow="#cccccc 0.06cm 0.06cm">
        <style:background-image/>
      </style:table-properties>
    </style:style>
    <style:style style:name="Table48.A" style:family="table-column">
      <style:table-column-properties style:column-width="4.981cm" style:rel-column-width="16573*"/>
    </style:style>
    <style:style style:name="Table48.B" style:family="table-column">
      <style:table-column-properties style:column-width="1.766cm" style:rel-column-width="5877*"/>
    </style:style>
    <style:style style:name="Table48.C" style:family="table-column">
      <style:table-column-properties style:column-width="12.95cm"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8.C1" style:family="table-cell">
      <style:table-cell-properties fo:background-color="transparent" fo:padding-left="0.199cm" fo:padding-right="0.199cm" fo:padding-top="0.101cm" fo:padding-bottom="0.101cm" fo:border="0.002cm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9" style:family="table">
      <style:table-properties style:width="19.697cm" fo:margin-left="0.025cm" fo:margin-right="-0.023cm" table:align="margins" fo:background-color="transparent" style:shadow="#cccccc 0.06cm 0.06cm">
        <style:background-image/>
      </style:table-properties>
    </style:style>
    <style:style style:name="Table49.A" style:family="table-column">
      <style:table-column-properties style:column-width="4.985cm" style:rel-column-width="16585*"/>
    </style:style>
    <style:style style:name="Table49.B" style:family="table-column">
      <style:table-column-properties style:column-width="1.762cm" style:rel-column-width="5865*"/>
    </style:style>
    <style:style style:name="Table49.C" style:family="table-column">
      <style:table-column-properties style:column-width="12.95cm"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9.C1" style:family="table-cell">
      <style:table-cell-properties fo:background-color="transparent" fo:padding-left="0.199cm" fo:padding-right="0.199cm" fo:padding-top="0.101cm" fo:padding-bottom="0.101cm" fo:border="0.002cm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697cm" fo:margin-left="0.025cm" fo:margin-right="-0.023cm" table:align="margins" fo:background-color="transparent" style:shadow="#cccccc 0.06cm 0.06cm">
        <style:background-image/>
      </style:table-properties>
    </style:style>
    <style:style style:name="Table1.A" style:family="table-column">
      <style:table-column-properties style:column-width="4.981cm" style:rel-column-width="16573*"/>
    </style:style>
    <style:style style:name="Table1.B" style:family="table-column">
      <style:table-column-properties style:column-width="1.766cm" style:rel-column-width="5877*"/>
    </style:style>
    <style:style style:name="Table1.C" style:family="table-column">
      <style:table-column-properties style:column-width="12.95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697cm" fo:margin-left="0.025cm" fo:margin-right="-0.023cm" table:align="margins" fo:background-color="transparent" style:shadow="#cccccc 0.06cm 0.06cm">
        <style:background-image/>
      </style:table-properties>
    </style:style>
    <style:style style:name="Table3.A" style:family="table-column">
      <style:table-column-properties style:column-width="4.981cm" style:rel-column-width="16573*"/>
    </style:style>
    <style:style style:name="Table3.B" style:family="table-column">
      <style:table-column-properties style:column-width="1.766cm" style:rel-column-width="5877*"/>
    </style:style>
    <style:style style:name="Table3.C" style:family="table-column">
      <style:table-column-properties style:column-width="12.95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7" style:family="table">
      <style:table-properties style:width="18.381cm" fo:margin-left="0.718cm" fo:margin-right="0.66cm" table:align="margins" fo:background-color="transparent">
        <style:background-image/>
      </style:table-properties>
    </style:style>
    <style:style style:name="Table47.A" style:family="table-column">
      <style:table-column-properties style:column-width="18.381cm"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199cm" fo:padding-right="0.199cm" fo:padding-top="0.101cm" fo:padding-bottom="0.101cm" fo:border="0.002cm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7" style:family="table">
      <style:table-properties style:width="18.381cm" fo:margin-left="0.718cm" fo:margin-right="0.66cm" table:align="margins" fo:background-color="transparent">
        <style:background-image/>
      </style:table-properties>
    </style:style>
    <style:style style:name="Table77.A" style:family="table-column">
      <style:table-column-properties style:column-width="18.381cm"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199cm" fo:padding-right="0.199cm" fo:padding-top="0.101cm" fo:padding-bottom="0.101cm" fo:border="0.002cm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3" style:family="table">
      <style:table-properties style:width="18.999cm" fo:margin-left="0.4cm" fo:margin-right="0.36cm" table:align="margins"/>
    </style:style>
    <style:style style:name="Table73.A" style:family="table-column">
      <style:table-column-properties style:column-width="18.999cm" style:rel-column-width="65535*"/>
    </style:style>
    <style:style style:name="Table73.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4" style:family="table">
      <style:table-properties style:width="18.999cm" fo:margin-left="0.4cm" fo:margin-right="0.36cm" table:align="margins" fo:background-color="transparent">
        <style:background-image/>
      </style:table-properties>
    </style:style>
    <style:style style:name="Table74.A" style:family="table-column">
      <style:table-column-properties style:column-width="11.942cm" style:rel-column-width="41191*"/>
    </style:style>
    <style:style style:name="Table74.B" style:family="table-column">
      <style:table-column-properties style:column-width="7.057cm"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4.B1" style:family="table-cell">
      <style:table-cell-properties fo:background-color="transparent" fo:padding-left="0.199cm" fo:padding-right="0.199cm" fo:padding-top="0.101cm" fo:padding-bottom="0.101cm" fo:border="0.002cm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4.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5" style:family="table">
      <style:table-properties style:width="18.999cm" fo:margin-left="0.4cm" fo:margin-right="0.36cm" table:align="margins"/>
    </style:style>
    <style:style style:name="Table75.A" style:family="table-column">
      <style:table-column-properties style:column-width="18.999cm" style:rel-column-width="65535*"/>
    </style:style>
    <style:style style:name="Table7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76" style:family="table">
      <style:table-properties style:width="18.999cm" fo:margin-left="0.4cm" fo:margin-right="0.36cm" table:align="margins" fo:background-color="transparent">
        <style:background-image/>
      </style:table-properties>
    </style:style>
    <style:style style:name="Table76.A" style:family="table-column">
      <style:table-column-properties style:column-width="11.262cm" style:rel-column-width="38848*"/>
    </style:style>
    <style:style style:name="Table76.B" style:family="table-column">
      <style:table-column-properties style:column-width="7.736cm"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6.B1" style:family="table-cell">
      <style:table-cell-properties fo:background-color="transparent" fo:padding-left="0.199cm" fo:padding-right="0.199cm" fo:padding-top="0.101cm" fo:padding-bottom="0.101cm" fo:border="0.002cm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6.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683cm" fo:margin-left="0.039cm" fo:margin-right="-0.023cm" table:align="margins" fo:background-color="transparent" style:shadow="#cccccc 0.06cm 0.06cm">
        <style:background-image/>
      </style:table-properties>
    </style:style>
    <style:style style:name="Table10.A" style:family="table-column">
      <style:table-column-properties style:column-width="4.971cm" style:rel-column-width="16550*"/>
    </style:style>
    <style:style style:name="Table10.B" style:family="table-column">
      <style:table-column-properties style:column-width="1.762cm" style:rel-column-width="5869*"/>
    </style:style>
    <style:style style:name="Table10.C" style:family="table-column">
      <style:table-column-properties style:column-width="12.95cm"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697cm" fo:margin-left="0.025cm" fo:margin-right="-0.023cm" table:align="margins" fo:background-color="transparent" style:shadow="#cccccc 0.06cm 0.06cm">
        <style:background-image/>
      </style:table-properties>
    </style:style>
    <style:style style:name="Table11.A" style:family="table-column">
      <style:table-column-properties style:column-width="4.981cm" style:rel-column-width="16573*"/>
    </style:style>
    <style:style style:name="Table11.B" style:family="table-column">
      <style:table-column-properties style:column-width="1.766cm" style:rel-column-width="5877*"/>
    </style:style>
    <style:style style:name="Table11.C" style:family="table-column">
      <style:table-column-properties style:column-width="12.95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4" style:family="table">
      <style:table-properties style:width="18.999cm" fo:margin-left="0.4cm" fo:margin-right="0.36cm" table:align="margins"/>
    </style:style>
    <style:style style:name="Table104.A" style:family="table-column">
      <style:table-column-properties style:column-width="18.999cm" style:rel-column-width="65535*"/>
    </style:style>
    <style:style style:name="Table10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0" style:family="table">
      <style:table-properties style:width="19.697cm" fo:margin-left="0.025cm" fo:margin-right="-0.023cm" table:align="margins" fo:background-color="transparent" style:shadow="#cccccc 0.06cm 0.06cm">
        <style:background-image/>
      </style:table-properties>
    </style:style>
    <style:style style:name="Table40.A" style:family="table-column">
      <style:table-column-properties style:column-width="4.981cm" style:rel-column-width="16573*"/>
    </style:style>
    <style:style style:name="Table40.B" style:family="table-column">
      <style:table-column-properties style:column-width="1.766cm" style:rel-column-width="5877*"/>
    </style:style>
    <style:style style:name="Table40.C" style:family="table-column">
      <style:table-column-properties style:column-width="12.95cm"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0.C1" style:family="table-cell">
      <style:table-cell-properties fo:background-color="transparent" fo:padding-left="0.199cm" fo:padding-right="0.199cm" fo:padding-top="0.101cm" fo:padding-bottom="0.101cm" fo:border="0.002cm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9" style:family="table">
      <style:table-properties style:width="19.692cm" fo:margin-left="0.025cm" fo:margin-right="-0.018cm" table:align="margins" fo:background-color="transparent" style:shadow="#cccccc 0.06cm 0.06cm">
        <style:background-image/>
      </style:table-properties>
    </style:style>
    <style:style style:name="Table39.A" style:family="table-column">
      <style:table-column-properties style:column-width="4.957cm" style:rel-column-width="16497*"/>
    </style:style>
    <style:style style:name="Table39.B" style:family="table-column">
      <style:table-column-properties style:column-width="1.79cm" style:rel-column-width="5957*"/>
    </style:style>
    <style:style style:name="Table39.C" style:family="table-column">
      <style:table-column-properties style:column-width="12.945cm"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9.C1" style:family="table-cell">
      <style:table-cell-properties fo:background-color="transparent" fo:padding-left="0.199cm" fo:padding-right="0.199cm" fo:padding-top="0.101cm" fo:padding-bottom="0.101cm" fo:border="0.002cm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697cm" fo:margin-left="0.025cm" fo:margin-right="-0.023cm" table:align="margins" fo:background-color="transparent" style:shadow="#cccccc 0.06cm 0.06cm">
        <style:background-image/>
      </style:table-properties>
    </style:style>
    <style:style style:name="Table4.A" style:family="table-column">
      <style:table-column-properties style:column-width="4.981cm" style:rel-column-width="16573*"/>
    </style:style>
    <style:style style:name="Table4.B" style:family="table-column">
      <style:table-column-properties style:column-width="1.766cm" style:rel-column-width="5877*"/>
    </style:style>
    <style:style style:name="Table4.C" style:family="table-column">
      <style:table-column-properties style:column-width="12.95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697cm" fo:margin-left="0.025cm" fo:margin-right="-0.023cm" table:align="margins" fo:background-color="transparent" style:shadow="#cccccc 0.06cm 0.06cm">
        <style:background-image/>
      </style:table-properties>
    </style:style>
    <style:style style:name="Table5.A" style:family="table-column">
      <style:table-column-properties style:column-width="4.981cm" style:rel-column-width="16573*"/>
    </style:style>
    <style:style style:name="Table5.B" style:family="table-column">
      <style:table-column-properties style:column-width="1.766cm" style:rel-column-width="5877*"/>
    </style:style>
    <style:style style:name="Table5.C" style:family="table-column">
      <style:table-column-properties style:column-width="12.95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1" style:family="table">
      <style:table-properties style:width="19.697cm" fo:margin-left="0.025cm" fo:margin-right="-0.023cm" table:align="margins" fo:background-color="transparent" style:shadow="#cccccc 0.06cm 0.06cm">
        <style:background-image/>
      </style:table-properties>
    </style:style>
    <style:style style:name="Table71.A" style:family="table-column">
      <style:table-column-properties style:column-width="4.981cm" style:rel-column-width="16573*"/>
    </style:style>
    <style:style style:name="Table71.B" style:family="table-column">
      <style:table-column-properties style:column-width="1.766cm" style:rel-column-width="5877*"/>
    </style:style>
    <style:style style:name="Table71.C" style:family="table-column">
      <style:table-column-properties style:column-width="12.95cm"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1.C1" style:family="table-cell">
      <style:table-cell-properties fo:background-color="transparent" fo:padding-left="0.199cm" fo:padding-right="0.199cm" fo:padding-top="0.101cm" fo:padding-bottom="0.101cm" fo:border="0.002cm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2" style:family="table">
      <style:table-properties style:width="19.697cm" fo:margin-left="0.025cm" fo:margin-right="-0.023cm" table:align="margins" fo:background-color="transparent" style:shadow="#cccccc 0.06cm 0.06cm">
        <style:background-image/>
      </style:table-properties>
    </style:style>
    <style:style style:name="Table72.A" style:family="table-column">
      <style:table-column-properties style:column-width="4.981cm" style:rel-column-width="16573*"/>
    </style:style>
    <style:style style:name="Table72.B" style:family="table-column">
      <style:table-column-properties style:column-width="1.766cm" style:rel-column-width="5877*"/>
    </style:style>
    <style:style style:name="Table72.C" style:family="table-column">
      <style:table-column-properties style:column-width="12.95cm"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2.C1" style:family="table-cell">
      <style:table-cell-properties fo:background-color="transparent" fo:padding-left="0.199cm" fo:padding-right="0.199cm" fo:padding-top="0.101cm" fo:padding-bottom="0.101cm" fo:border="0.002cm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697cm" fo:margin-left="0.025cm" fo:margin-right="-0.023cm" table:align="margins" fo:background-color="transparent" style:shadow="#cccccc 0.06cm 0.06cm">
        <style:background-image/>
      </style:table-properties>
    </style:style>
    <style:style style:name="Table12.A" style:family="table-column">
      <style:table-column-properties style:column-width="4.981cm" style:rel-column-width="16573*"/>
    </style:style>
    <style:style style:name="Table12.B" style:family="table-column">
      <style:table-column-properties style:column-width="1.766cm" style:rel-column-width="5877*"/>
    </style:style>
    <style:style style:name="Table12.C" style:family="table-column">
      <style:table-column-properties style:column-width="12.95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697cm" fo:margin-left="0.025cm" fo:margin-right="-0.023cm" table:align="margins" fo:background-color="transparent" style:shadow="#cccccc 0.06cm 0.06cm">
        <style:background-image/>
      </style:table-properties>
    </style:style>
    <style:style style:name="Table13.A" style:family="table-column">
      <style:table-column-properties style:column-width="4.981cm" style:rel-column-width="16573*"/>
    </style:style>
    <style:style style:name="Table13.B" style:family="table-column">
      <style:table-column-properties style:column-width="1.766cm" style:rel-column-width="5877*"/>
    </style:style>
    <style:style style:name="Table13.C" style:family="table-column">
      <style:table-column-properties style:column-width="12.95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22cm" fo:margin-left="0cm" fo:margin-right="-0.023cm" table:align="margins" fo:background-color="transparent" style:shadow="#cccccc 0.06cm 0.06cm">
        <style:background-image/>
      </style:table-properties>
    </style:style>
    <style:style style:name="Table14.A" style:family="table-column">
      <style:table-column-properties style:column-width="5.001cm" style:rel-column-width="16617*"/>
    </style:style>
    <style:style style:name="Table14.B" style:family="table-column">
      <style:table-column-properties style:column-width="1.762cm" style:rel-column-width="5858*"/>
    </style:style>
    <style:style style:name="Table14.C" style:family="table-column">
      <style:table-column-properties style:column-width="12.959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697cm" fo:margin-left="0.025cm" fo:margin-right="-0.023cm" table:align="margins" fo:background-color="transparent" style:shadow="#cccccc 0.06cm 0.06cm">
        <style:background-image/>
      </style:table-properties>
    </style:style>
    <style:style style:name="Table15.A" style:family="table-column">
      <style:table-column-properties style:column-width="4.981cm" style:rel-column-width="16573*"/>
    </style:style>
    <style:style style:name="Table15.B" style:family="table-column">
      <style:table-column-properties style:column-width="1.766cm" style:rel-column-width="5877*"/>
    </style:style>
    <style:style style:name="Table15.C" style:family="table-column">
      <style:table-column-properties style:column-width="12.95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697cm" fo:margin-left="0.025cm" fo:margin-right="-0.023cm" table:align="margins" fo:background-color="transparent" style:shadow="#cccccc 0.06cm 0.06cm">
        <style:background-image/>
      </style:table-properties>
    </style:style>
    <style:style style:name="Table16.A" style:family="table-column">
      <style:table-column-properties style:column-width="4.981cm" style:rel-column-width="16573*"/>
    </style:style>
    <style:style style:name="Table16.B" style:family="table-column">
      <style:table-column-properties style:column-width="1.766cm" style:rel-column-width="5877*"/>
    </style:style>
    <style:style style:name="Table16.C" style:family="table-column">
      <style:table-column-properties style:column-width="12.95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A17" style:family="table-cell">
      <style:table-cell-properties style:vertical-align="middle" fo:background-color="#ffffcc" fo:padding-left="0.25cm" fo:padding-right="0.25cm" fo:padding-top="0.101cm" fo:padding-bottom="0.101cm" fo:border="0.002cm solid #000000">
        <style:background-image/>
      </style:table-cell-properties>
    </style:style>
    <style:style style:name="Table17" style:family="table">
      <style:table-properties style:width="19.697cm" fo:margin-left="0.025cm" fo:margin-right="-0.023cm" table:align="margins" fo:background-color="transparent" style:shadow="#cccccc 0.06cm 0.06cm">
        <style:background-image/>
      </style:table-properties>
    </style:style>
    <style:style style:name="Table17.A" style:family="table-column">
      <style:table-column-properties style:column-width="4.981cm" style:rel-column-width="16573*"/>
    </style:style>
    <style:style style:name="Table17.B" style:family="table-column">
      <style:table-column-properties style:column-width="1.766cm" style:rel-column-width="5877*"/>
    </style:style>
    <style:style style:name="Table17.C" style:family="table-column">
      <style:table-column-properties style:column-width="12.95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4.732cm" fo:margin-left="2.387cm" fo:margin-right="2.641cm" fo:break-before="page" table:align="margins"/>
    </style:style>
    <style:style style:name="Table18.A" style:family="table-column">
      <style:table-column-properties style:column-width="14.732cm" style:rel-column-width="65535*"/>
    </style:style>
    <style:style style:name="Table18.A1" style:family="table-cell">
      <style:table-cell-properties fo:padding="0.097cm" fo:border="0.002cm solid #000000"/>
    </style:style>
    <style:style style:name="Table2" style:family="table">
      <style:table-properties style:width="18.999cm" fo:margin-left="0.4cm" fo:margin-right="0.36cm" table:align="margins"/>
    </style:style>
    <style:style style:name="Table2.A" style:family="table-column">
      <style:table-column-properties style:column-width="18.999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2" style:family="table">
      <style:table-properties style:width="18.999cm" fo:margin-left="0.4cm" fo:margin-right="0.36cm" table:align="margins"/>
    </style:style>
    <style:style style:name="Table32.A" style:family="table-column">
      <style:table-column-properties style:column-width="18.999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4" style:family="table">
      <style:table-properties style:width="19.697cm" fo:margin-left="0.025cm" fo:margin-right="-0.023cm" table:align="margins" fo:background-color="transparent" style:shadow="#cccccc 0.06cm 0.06cm">
        <style:background-image/>
      </style:table-properties>
    </style:style>
    <style:style style:name="Table44.A" style:family="table-column">
      <style:table-column-properties style:column-width="4.981cm" style:rel-column-width="16573*"/>
    </style:style>
    <style:style style:name="Table44.B" style:family="table-column">
      <style:table-column-properties style:column-width="1.766cm" style:rel-column-width="5877*"/>
    </style:style>
    <style:style style:name="Table44.C" style:family="table-column">
      <style:table-column-properties style:column-width="12.95cm"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4.C1" style:family="table-cell">
      <style:table-cell-properties fo:background-color="transparent" fo:padding-left="0.199cm" fo:padding-right="0.199cm" fo:padding-top="0.101cm" fo:padding-bottom="0.101cm" fo:border="0.002cm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6" style:family="table">
      <style:table-properties style:width="19.697cm" fo:margin-left="0.025cm" fo:margin-right="-0.023cm" table:align="margins" fo:background-color="transparent" style:shadow="#cccccc 0.06cm 0.06cm">
        <style:background-image/>
      </style:table-properties>
    </style:style>
    <style:style style:name="Table46.A" style:family="table-column">
      <style:table-column-properties style:column-width="4.978cm" style:rel-column-width="16562*"/>
    </style:style>
    <style:style style:name="Table46.B" style:family="table-column">
      <style:table-column-properties style:column-width="1.766cm" style:rel-column-width="5877*"/>
    </style:style>
    <style:style style:name="Table46.C" style:family="table-column">
      <style:table-column-properties style:column-width="12.952cm"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6.C1" style:family="table-cell">
      <style:table-cell-properties fo:background-color="transparent" fo:padding-left="0.199cm" fo:padding-right="0.199cm" fo:padding-top="0.101cm" fo:padding-bottom="0.101cm" fo:border="0.002cm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0" style:family="table">
      <style:table-properties style:width="19.697cm" fo:margin-left="0.025cm" fo:margin-right="-0.023cm" table:align="margins" fo:background-color="transparent" style:shadow="#cccccc 0.06cm 0.06cm">
        <style:background-image/>
      </style:table-properties>
    </style:style>
    <style:style style:name="Table20.A" style:family="table-column">
      <style:table-column-properties style:column-width="4.981cm" style:rel-column-width="16573*"/>
    </style:style>
    <style:style style:name="Table20.B" style:family="table-column">
      <style:table-column-properties style:column-width="1.766cm" style:rel-column-width="5877*"/>
    </style:style>
    <style:style style:name="Table20.C" style:family="table-column">
      <style:table-column-properties style:column-width="12.95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697cm" fo:margin-left="0.025cm" fo:margin-right="-0.023cm" table:align="margins" fo:background-color="transparent" style:shadow="#cccccc 0.06cm 0.06cm">
        <style:background-image/>
      </style:table-properties>
    </style:style>
    <style:style style:name="Table21.A" style:family="table-column">
      <style:table-column-properties style:column-width="4.981cm" style:rel-column-width="16573*"/>
    </style:style>
    <style:style style:name="Table21.B" style:family="table-column">
      <style:table-column-properties style:column-width="1.766cm" style:rel-column-width="5877*"/>
    </style:style>
    <style:style style:name="Table21.C" style:family="table-column">
      <style:table-column-properties style:column-width="12.95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999cm" fo:margin-left="0.4cm" fo:margin-right="0.36cm" table:align="margins"/>
    </style:style>
    <style:style style:name="Table28.A" style:family="table-column">
      <style:table-column-properties style:column-width="18.999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6.655cm" fo:margin-left="1.577cm" fo:margin-right="1.528cm" table:align="margins" fo:background-color="transparent">
        <style:background-image/>
      </style:table-properties>
    </style:style>
    <style:style style:name="Table30.A" style:family="table-column">
      <style:table-column-properties style:column-width="9.745cm" style:rel-column-width="38347*"/>
    </style:style>
    <style:style style:name="Table30.B" style:family="table-column">
      <style:table-column-properties style:column-width="6.909cm"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697cm" fo:margin-left="0.025cm" fo:margin-right="-0.023cm" table:align="margins" fo:background-color="transparent" style:shadow="#cccccc 0.06cm 0.06cm">
        <style:background-image/>
      </style:table-properties>
    </style:style>
    <style:style style:name="Table26.A" style:family="table-column">
      <style:table-column-properties style:column-width="4.981cm" style:rel-column-width="16573*"/>
    </style:style>
    <style:style style:name="Table26.B" style:family="table-column">
      <style:table-column-properties style:column-width="1.766cm" style:rel-column-width="5877*"/>
    </style:style>
    <style:style style:name="Table26.C" style:family="table-column">
      <style:table-column-properties style:column-width="12.95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697cm" fo:margin-left="0.025cm" fo:margin-right="-0.023cm" table:align="margins" fo:background-color="transparent" style:shadow="#cccccc 0.06cm 0.06cm">
        <style:background-image/>
      </style:table-properties>
    </style:style>
    <style:style style:name="Table27.A" style:family="table-column">
      <style:table-column-properties style:column-width="4.981cm" style:rel-column-width="16573*"/>
    </style:style>
    <style:style style:name="Table27.B" style:family="table-column">
      <style:table-column-properties style:column-width="1.766cm" style:rel-column-width="5877*"/>
    </style:style>
    <style:style style:name="Table27.C" style:family="table-column">
      <style:table-column-properties style:column-width="12.95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1" style:family="table">
      <style:table-properties style:width="18.999cm" fo:margin-left="0.4cm" fo:margin-right="0.36cm" table:align="margins"/>
    </style:style>
    <style:style style:name="Table101.A" style:family="table-column">
      <style:table-column-properties style:column-width="18.999cm" style:rel-column-width="65535*"/>
    </style:style>
    <style:style style:name="Table10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2" style:family="table">
      <style:table-properties style:width="18.999cm" fo:margin-left="0.4cm" fo:margin-right="0.36cm" table:align="margins"/>
    </style:style>
    <style:style style:name="Table102.A" style:family="table-column">
      <style:table-column-properties style:column-width="18.999cm" style:rel-column-width="65535*"/>
    </style:style>
    <style:style style:name="Table10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1" style:family="table">
      <style:table-properties style:width="18.999cm" fo:margin-left="0.4cm" fo:margin-right="0.36cm" table:align="margins"/>
    </style:style>
    <style:style style:name="Table31.A" style:family="table-column">
      <style:table-column-properties style:column-width="18.999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0" style:family="table">
      <style:table-properties style:width="19.697cm" fo:margin-left="0.025cm" fo:margin-right="-0.023cm" table:align="margins" fo:background-color="transparent" style:shadow="#cccccc 0.06cm 0.06cm">
        <style:background-image/>
      </style:table-properties>
    </style:style>
    <style:style style:name="Table50.A" style:family="table-column">
      <style:table-column-properties style:column-width="4.981cm" style:rel-column-width="16573*"/>
    </style:style>
    <style:style style:name="Table50.B" style:family="table-column">
      <style:table-column-properties style:column-width="1.766cm" style:rel-column-width="5877*"/>
    </style:style>
    <style:style style:name="Table50.C" style:family="table-column">
      <style:table-column-properties style:column-width="12.95cm"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0.C1" style:family="table-cell">
      <style:table-cell-properties fo:background-color="transparent" fo:padding-left="0.199cm" fo:padding-right="0.199cm" fo:padding-top="0.101cm" fo:padding-bottom="0.101cm" fo:border="0.002cm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1" style:family="table">
      <style:table-properties style:width="19.697cm" fo:margin-left="0.025cm" fo:margin-right="-0.023cm" table:align="margins" fo:background-color="transparent" style:shadow="#cccccc 0.06cm 0.06cm">
        <style:background-image/>
      </style:table-properties>
    </style:style>
    <style:style style:name="Table51.A" style:family="table-column">
      <style:table-column-properties style:column-width="4.981cm" style:rel-column-width="16573*"/>
    </style:style>
    <style:style style:name="Table51.B" style:family="table-column">
      <style:table-column-properties style:column-width="1.766cm" style:rel-column-width="5877*"/>
    </style:style>
    <style:style style:name="Table51.C" style:family="table-column">
      <style:table-column-properties style:column-width="12.95cm"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1.C1" style:family="table-cell">
      <style:table-cell-properties fo:background-color="transparent" fo:padding-left="0.199cm" fo:padding-right="0.199cm" fo:padding-top="0.101cm" fo:padding-bottom="0.101cm" fo:border="0.002cm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3" style:family="table">
      <style:table-properties style:width="19.004cm" fo:margin-left="0.4cm" fo:margin-right="0.355cm" table:align="margins" fo:background-color="transparent">
        <style:background-image/>
      </style:table-properties>
    </style:style>
    <style:style style:name="Table53.A" style:family="table-column">
      <style:table-column-properties style:column-width="4.38cm" style:rel-column-width="15102*"/>
    </style:style>
    <style:style style:name="Table53.B" style:family="table-column">
      <style:table-column-properties style:column-width="2.166cm" style:rel-column-width="7472*"/>
    </style:style>
    <style:style style:name="Table53.C" style:family="table-column">
      <style:table-column-properties style:column-width="2.312cm" style:rel-column-width="7976*"/>
    </style:style>
    <style:style style:name="Table53.D" style:family="table-column">
      <style:table-column-properties style:column-width="10.146cm"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3.D1" style:family="table-cell">
      <style:table-cell-properties fo:background-color="transparent" fo:padding-left="0.199cm" fo:padding-right="0.199cm" fo:padding-top="0.101cm" fo:padding-bottom="0.101cm" fo:border="0.002cm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3.D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8" style:family="table">
      <style:table-properties style:width="18.381cm" fo:margin-left="0.718cm" fo:margin-right="0.66cm" table:align="margins" fo:background-color="transparent">
        <style:background-image/>
      </style:table-properties>
    </style:style>
    <style:style style:name="Table78.A" style:family="table-column">
      <style:table-column-properties style:column-width="18.381cm"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199cm" fo:padding-right="0.199cm" fo:padding-top="0.101cm" fo:padding-bottom="0.101cm" fo:border="0.002cm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9" style:family="table">
      <style:table-properties style:width="6.609cm" fo:margin-left="2.671cm" fo:margin-right="10.479cm" table:align="margins" fo:background-color="transparent">
        <style:background-image/>
      </style:table-properties>
    </style:style>
    <style:style style:name="Table79.A" style:family="table-column">
      <style:table-column-properties style:column-width="2.2cm" style:rel-column-width="21810*"/>
    </style:style>
    <style:style style:name="Table79.C" style:family="table-column">
      <style:table-column-properties style:column-width="2.21cm"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9.C1" style:family="table-cell">
      <style:table-cell-properties fo:background-color="transparent" fo:padding-left="0.199cm" fo:padding-right="0.199cm" fo:padding-top="0.101cm" fo:padding-bottom="0.101cm" fo:border="0.002cm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2" style:family="table">
      <style:table-properties style:width="18.999cm" fo:margin-left="0.4cm" fo:margin-right="0.36cm" table:align="margins"/>
    </style:style>
    <style:style style:name="Table52.A" style:family="table-column">
      <style:table-column-properties style:column-width="18.999cm" style:rel-column-width="65535*"/>
    </style:style>
    <style:style style:name="Table5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54" style:family="table">
      <style:table-properties style:width="18.999cm" fo:margin-left="0.4cm" fo:margin-right="0.36cm" table:align="margins"/>
    </style:style>
    <style:style style:name="Table54.A" style:family="table-column">
      <style:table-column-properties style:column-width="18.999cm" style:rel-column-width="65535*"/>
    </style:style>
    <style:style style:name="Table54.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64" style:family="table">
      <style:table-properties style:width="19.697cm" fo:margin-left="0.025cm" fo:margin-right="-0.023cm" table:align="margins" fo:background-color="transparent" style:shadow="#cccccc 0.06cm 0.06cm">
        <style:background-image/>
      </style:table-properties>
    </style:style>
    <style:style style:name="Table64.A" style:family="table-column">
      <style:table-column-properties style:column-width="4.981cm" style:rel-column-width="16573*"/>
    </style:style>
    <style:style style:name="Table64.B" style:family="table-column">
      <style:table-column-properties style:column-width="1.766cm" style:rel-column-width="5877*"/>
    </style:style>
    <style:style style:name="Table64.C" style:family="table-column">
      <style:table-column-properties style:column-width="12.95cm"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4.C1" style:family="table-cell">
      <style:table-cell-properties fo:background-color="transparent" fo:padding-left="0.199cm" fo:padding-right="0.199cm" fo:padding-top="0.101cm" fo:padding-bottom="0.101cm" fo:border="0.002cm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5" style:family="table">
      <style:table-properties style:width="19.697cm" fo:margin-left="0.025cm" fo:margin-right="-0.023cm" table:align="margins" fo:background-color="transparent" style:shadow="#cccccc 0.06cm 0.06cm">
        <style:background-image/>
      </style:table-properties>
    </style:style>
    <style:style style:name="Table65.A" style:family="table-column">
      <style:table-column-properties style:column-width="4.981cm" style:rel-column-width="16573*"/>
    </style:style>
    <style:style style:name="Table65.B" style:family="table-column">
      <style:table-column-properties style:column-width="1.766cm" style:rel-column-width="5877*"/>
    </style:style>
    <style:style style:name="Table65.C" style:family="table-column">
      <style:table-column-properties style:column-width="12.95cm"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5.C1" style:family="table-cell">
      <style:table-cell-properties fo:background-color="transparent" fo:padding-left="0.199cm" fo:padding-right="0.199cm" fo:padding-top="0.101cm" fo:padding-bottom="0.101cm" fo:border="0.002cm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6" style:family="table">
      <style:table-properties style:width="18.999cm" fo:margin-left="0.4cm" fo:margin-right="0.36cm" table:align="margins"/>
    </style:style>
    <style:style style:name="Table66.A" style:family="table-column">
      <style:table-column-properties style:column-width="18.999cm" style:rel-column-width="65535*"/>
    </style:style>
    <style:style style:name="Table6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8" style:family="table">
      <style:table-properties style:width="19.692cm" fo:margin-left="0.025cm" fo:margin-right="-0.018cm" table:align="margins" fo:background-color="transparent" style:shadow="#cccccc 0.06cm 0.06cm">
        <style:background-image/>
      </style:table-properties>
    </style:style>
    <style:style style:name="Table38.A" style:family="table-column">
      <style:table-column-properties style:column-width="4.976cm" style:rel-column-width="16562*"/>
    </style:style>
    <style:style style:name="Table38.B" style:family="table-column">
      <style:table-column-properties style:column-width="1.767cm" style:rel-column-width="5881*"/>
    </style:style>
    <style:style style:name="Table38.C" style:family="table-column">
      <style:table-column-properties style:column-width="7.265cm" style:rel-column-width="24182*"/>
    </style:style>
    <style:style style:name="Table38.D" style:family="table-column">
      <style:table-column-properties style:column-width="5.681cm"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8.C1" style:family="table-cell">
      <style:table-cell-properties fo:background-color="transparent" fo:padding-left="0.199cm" fo:padding-right="0.199cm" fo:padding-top="0.101cm" fo:padding-bottom="0.101cm" fo:border="0.002cm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1" style:family="table">
      <style:table-properties style:width="19.697cm" fo:margin-left="0.025cm" fo:margin-right="-0.023cm" table:align="margins" fo:background-color="transparent" style:shadow="#cccccc 0.06cm 0.06cm">
        <style:background-image/>
      </style:table-properties>
    </style:style>
    <style:style style:name="Table41.A" style:family="table-column">
      <style:table-column-properties style:column-width="4.981cm" style:rel-column-width="16573*"/>
    </style:style>
    <style:style style:name="Table41.B" style:family="table-column">
      <style:table-column-properties style:column-width="1.766cm" style:rel-column-width="5877*"/>
    </style:style>
    <style:style style:name="Table41.C" style:family="table-column">
      <style:table-column-properties style:column-width="12.95cm"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1.C1" style:family="table-cell">
      <style:table-cell-properties fo:background-color="transparent" fo:padding-left="0.199cm" fo:padding-right="0.199cm" fo:padding-top="0.101cm" fo:padding-bottom="0.101cm" fo:border="0.002cm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5" style:family="table">
      <style:table-properties style:width="18.999cm" fo:margin-left="0.4cm" fo:margin-right="0.36cm" table:align="margins"/>
    </style:style>
    <style:style style:name="Table85.A" style:family="table-column">
      <style:table-column-properties style:column-width="18.999cm" style:rel-column-width="65535*"/>
    </style:style>
    <style:style style:name="Table8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07" style:family="table">
      <style:table-properties style:width="19.692cm" fo:margin-left="0.025cm" fo:margin-right="-0.018cm" table:align="margins" fo:background-color="transparent" style:shadow="#cccccc 0.06cm 0.06cm">
        <style:background-image/>
      </style:table-properties>
    </style:style>
    <style:style style:name="Table107.A" style:family="table-column">
      <style:table-column-properties style:column-width="4.974cm" style:rel-column-width="16556*"/>
    </style:style>
    <style:style style:name="Table107.B" style:family="table-column">
      <style:table-column-properties style:column-width="1.767cm" style:rel-column-width="5881*"/>
    </style:style>
    <style:style style:name="Table107.C" style:family="table-column">
      <style:table-column-properties style:column-width="7.269cm" style:rel-column-width="24193*"/>
    </style:style>
    <style:style style:name="Table107.D" style:family="table-column">
      <style:table-column-properties style:column-width="5.68cm"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7.C1" style:family="table-cell">
      <style:table-cell-properties fo:background-color="transparent" fo:padding-left="0.199cm" fo:padding-right="0.199cm" fo:padding-top="0.101cm" fo:padding-bottom="0.101cm" fo:border="0.002cm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8" style:family="table">
      <style:table-properties style:width="19.697cm" fo:margin-left="0.025cm" fo:margin-right="-0.023cm" table:align="margins" fo:background-color="transparent" style:shadow="#cccccc 0.06cm 0.06cm">
        <style:background-image/>
      </style:table-properties>
    </style:style>
    <style:style style:name="Table108.A" style:family="table-column">
      <style:table-column-properties style:column-width="4.981cm" style:rel-column-width="16573*"/>
    </style:style>
    <style:style style:name="Table108.B" style:family="table-column">
      <style:table-column-properties style:column-width="1.766cm" style:rel-column-width="5877*"/>
    </style:style>
    <style:style style:name="Table108.C" style:family="table-column">
      <style:table-column-properties style:column-width="12.95cm"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8.C1" style:family="table-cell">
      <style:table-cell-properties fo:background-color="transparent" fo:padding-left="0.199cm" fo:padding-right="0.199cm" fo:padding-top="0.101cm" fo:padding-bottom="0.101cm" fo:border="0.002cm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9" style:family="table">
      <style:table-properties style:width="18.999cm" fo:margin-left="0.4cm" fo:margin-right="0.36cm" table:align="margins"/>
    </style:style>
    <style:style style:name="Table109.A" style:family="table-column">
      <style:table-column-properties style:column-width="18.999cm" style:rel-column-width="65535*"/>
    </style:style>
    <style:style style:name="Table109.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3" style:family="table">
      <style:table-properties style:width="19.692cm" fo:margin-left="0.025cm" fo:margin-right="-0.018cm" table:align="margins" fo:background-color="transparent" style:shadow="#cccccc 0.06cm 0.06cm">
        <style:background-image/>
      </style:table-properties>
    </style:style>
    <style:style style:name="Table83.A" style:family="table-column">
      <style:table-column-properties style:column-width="4.974cm" style:rel-column-width="16556*"/>
    </style:style>
    <style:style style:name="Table83.B" style:family="table-column">
      <style:table-column-properties style:column-width="1.767cm" style:rel-column-width="5881*"/>
    </style:style>
    <style:style style:name="Table83.C" style:family="table-column">
      <style:table-column-properties style:column-width="7.269cm" style:rel-column-width="24193*"/>
    </style:style>
    <style:style style:name="Table83.D" style:family="table-column">
      <style:table-column-properties style:column-width="5.68cm"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3.C1" style:family="table-cell">
      <style:table-cell-properties fo:background-color="transparent" fo:padding-left="0.199cm" fo:padding-right="0.199cm" fo:padding-top="0.101cm" fo:padding-bottom="0.101cm" fo:border="0.002cm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4" style:family="table">
      <style:table-properties style:width="19.697cm" fo:margin-left="0.025cm" fo:margin-right="-0.023cm" table:align="margins" fo:background-color="transparent" style:shadow="#cccccc 0.06cm 0.06cm">
        <style:background-image/>
      </style:table-properties>
    </style:style>
    <style:style style:name="Table84.A" style:family="table-column">
      <style:table-column-properties style:column-width="4.981cm" style:rel-column-width="16573*"/>
    </style:style>
    <style:style style:name="Table84.B" style:family="table-column">
      <style:table-column-properties style:column-width="1.766cm" style:rel-column-width="5877*"/>
    </style:style>
    <style:style style:name="Table84.C" style:family="table-column">
      <style:table-column-properties style:column-width="12.95cm"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4.C1" style:family="table-cell">
      <style:table-cell-properties fo:background-color="transparent" fo:padding-left="0.199cm" fo:padding-right="0.199cm" fo:padding-top="0.101cm" fo:padding-bottom="0.101cm" fo:border="0.002cm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6" style:family="table">
      <style:table-properties style:width="18.999cm" fo:margin-left="0.4cm" fo:margin-right="0.36cm" table:align="margins"/>
    </style:style>
    <style:style style:name="Table86.A" style:family="table-column">
      <style:table-column-properties style:column-width="18.999cm" style:rel-column-width="65535*"/>
    </style:style>
    <style:style style:name="Table86.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42" style:family="table">
      <style:table-properties style:width="19.692cm" fo:margin-left="0.025cm" fo:margin-right="-0.018cm" table:align="margins" fo:background-color="transparent" style:shadow="#cccccc 0.06cm 0.06cm">
        <style:background-image/>
      </style:table-properties>
    </style:style>
    <style:style style:name="Table42.A" style:family="table-column">
      <style:table-column-properties style:column-width="4.974cm" style:rel-column-width="16556*"/>
    </style:style>
    <style:style style:name="Table42.B" style:family="table-column">
      <style:table-column-properties style:column-width="1.767cm" style:rel-column-width="5881*"/>
    </style:style>
    <style:style style:name="Table42.C" style:family="table-column">
      <style:table-column-properties style:column-width="7.269cm" style:rel-column-width="24193*"/>
    </style:style>
    <style:style style:name="Table42.D" style:family="table-column">
      <style:table-column-properties style:column-width="5.68cm"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2.C1" style:family="table-cell">
      <style:table-cell-properties fo:background-color="transparent" fo:padding-left="0.199cm" fo:padding-right="0.199cm" fo:padding-top="0.101cm" fo:padding-bottom="0.101cm" fo:border="0.002cm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3" style:family="table">
      <style:table-properties style:width="19.697cm" fo:margin-left="0.025cm" fo:margin-right="-0.023cm" table:align="margins" fo:background-color="transparent" style:shadow="#cccccc 0.06cm 0.06cm">
        <style:background-image/>
      </style:table-properties>
    </style:style>
    <style:style style:name="Table43.A" style:family="table-column">
      <style:table-column-properties style:column-width="4.981cm" style:rel-column-width="16573*"/>
    </style:style>
    <style:style style:name="Table43.B" style:family="table-column">
      <style:table-column-properties style:column-width="1.766cm" style:rel-column-width="5877*"/>
    </style:style>
    <style:style style:name="Table43.C" style:family="table-column">
      <style:table-column-properties style:column-width="12.95cm"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3.C1" style:family="table-cell">
      <style:table-cell-properties fo:background-color="transparent" fo:padding-left="0.199cm" fo:padding-right="0.199cm" fo:padding-top="0.101cm" fo:padding-bottom="0.101cm" fo:border="0.002cm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7" style:family="table">
      <style:table-properties style:width="18.999cm" fo:margin-left="0.4cm" fo:margin-right="0.36cm" table:align="margins"/>
    </style:style>
    <style:style style:name="Table87.A" style:family="table-column">
      <style:table-column-properties style:column-width="18.999cm" style:rel-column-width="65535*"/>
    </style:style>
    <style:style style:name="Table87.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0" style:family="table">
      <style:table-properties style:width="19.697cm" fo:margin-left="0.025cm" fo:margin-right="-0.023cm" table:align="margins" fo:background-color="transparent" style:shadow="#cccccc 0.06cm 0.06cm">
        <style:background-image/>
      </style:table-properties>
    </style:style>
    <style:style style:name="Table80.A" style:family="table-column">
      <style:table-column-properties style:column-width="4.981cm" style:rel-column-width="16573*"/>
    </style:style>
    <style:style style:name="Table80.B" style:family="table-column">
      <style:table-column-properties style:column-width="1.766cm" style:rel-column-width="5877*"/>
    </style:style>
    <style:style style:name="Table80.C" style:family="table-column">
      <style:table-column-properties style:column-width="12.95cm"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0.C1" style:family="table-cell">
      <style:table-cell-properties fo:background-color="transparent" fo:padding-left="0.199cm" fo:padding-right="0.199cm" fo:padding-top="0.101cm" fo:padding-bottom="0.101cm" fo:border="0.002cm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1" style:family="table">
      <style:table-properties style:width="19.697cm" fo:margin-left="0.025cm" fo:margin-right="-0.023cm" table:align="margins" fo:background-color="transparent" style:shadow="#cccccc 0.06cm 0.06cm">
        <style:background-image/>
      </style:table-properties>
    </style:style>
    <style:style style:name="Table81.A" style:family="table-column">
      <style:table-column-properties style:column-width="4.978cm" style:rel-column-width="16562*"/>
    </style:style>
    <style:style style:name="Table81.B" style:family="table-column">
      <style:table-column-properties style:column-width="1.766cm" style:rel-column-width="5877*"/>
    </style:style>
    <style:style style:name="Table81.C" style:family="table-column">
      <style:table-column-properties style:column-width="12.952cm"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1.C1" style:family="table-cell">
      <style:table-cell-properties fo:background-color="transparent" fo:padding-left="0.199cm" fo:padding-right="0.199cm" fo:padding-top="0.101cm" fo:padding-bottom="0.101cm" fo:border="0.002cm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6" style:family="table">
      <style:table-properties style:width="19.697cm" fo:margin-left="0.025cm" fo:margin-right="-0.023cm" table:align="margins" fo:background-color="transparent" style:shadow="#cccccc 0.06cm 0.06cm">
        <style:background-image/>
      </style:table-properties>
    </style:style>
    <style:style style:name="Table36.A" style:family="table-column">
      <style:table-column-properties style:column-width="4.981cm" style:rel-column-width="16573*"/>
    </style:style>
    <style:style style:name="Table36.B" style:family="table-column">
      <style:table-column-properties style:column-width="1.766cm" style:rel-column-width="5877*"/>
    </style:style>
    <style:style style:name="Table36.C" style:family="table-column">
      <style:table-column-properties style:column-width="12.95cm"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left="0.199cm" fo:padding-right="0.199cm" fo:padding-top="0.101cm" fo:padding-bottom="0.101cm" fo:border="0.002cm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7" style:family="table">
      <style:table-properties style:width="19.697cm" fo:margin-left="0.025cm" fo:margin-right="-0.023cm" table:align="margins" fo:background-color="transparent" style:shadow="#cccccc 0.06cm 0.06cm">
        <style:background-image/>
      </style:table-properties>
    </style:style>
    <style:style style:name="Table37.A" style:family="table-column">
      <style:table-column-properties style:column-width="4.978cm" style:rel-column-width="16562*"/>
    </style:style>
    <style:style style:name="Table37.B" style:family="table-column">
      <style:table-column-properties style:column-width="1.766cm" style:rel-column-width="5877*"/>
    </style:style>
    <style:style style:name="Table37.C" style:family="table-column">
      <style:table-column-properties style:column-width="8.241cm" style:rel-column-width="27416*"/>
    </style:style>
    <style:style style:name="Table37.D" style:family="table-column">
      <style:table-column-properties style:column-width="4.713cm"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7.C1" style:family="table-cell">
      <style:table-cell-properties fo:background-color="transparent" fo:padding-left="0.199cm" fo:padding-right="0.199cm" fo:padding-top="0.101cm" fo:padding-bottom="0.101cm" fo:border="0.002cm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5" style:family="table">
      <style:table-properties style:width="19.697cm" fo:margin-left="0.025cm" fo:margin-right="-0.023cm" table:align="margins" fo:background-color="transparent" style:shadow="#cccccc 0.06cm 0.06cm">
        <style:background-image/>
      </style:table-properties>
    </style:style>
    <style:style style:name="Table55.A" style:family="table-column">
      <style:table-column-properties style:column-width="4.981cm" style:rel-column-width="16573*"/>
    </style:style>
    <style:style style:name="Table55.B" style:family="table-column">
      <style:table-column-properties style:column-width="1.766cm" style:rel-column-width="5877*"/>
    </style:style>
    <style:style style:name="Table55.C" style:family="table-column">
      <style:table-column-properties style:column-width="12.95cm"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5.C1" style:family="table-cell">
      <style:table-cell-properties fo:background-color="transparent" fo:padding-left="0.199cm" fo:padding-right="0.199cm" fo:padding-top="0.101cm" fo:padding-bottom="0.101cm" fo:border="0.002cm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6" style:family="table">
      <style:table-properties style:width="19.697cm" fo:margin-left="0.025cm" fo:margin-right="-0.023cm" table:align="margins" fo:background-color="transparent" style:shadow="#cccccc 0.06cm 0.06cm">
        <style:background-image/>
      </style:table-properties>
    </style:style>
    <style:style style:name="Table56.A" style:family="table-column">
      <style:table-column-properties style:column-width="4.981cm" style:rel-column-width="16573*"/>
    </style:style>
    <style:style style:name="Table56.B" style:family="table-column">
      <style:table-column-properties style:column-width="1.766cm" style:rel-column-width="5877*"/>
    </style:style>
    <style:style style:name="Table56.C" style:family="table-column">
      <style:table-column-properties style:column-width="12.95cm"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6.C1" style:family="table-cell">
      <style:table-cell-properties fo:background-color="transparent" fo:padding-left="0.199cm" fo:padding-right="0.199cm" fo:padding-top="0.101cm" fo:padding-bottom="0.101cm" fo:border="0.002cm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7" style:family="table">
      <style:table-properties style:width="16.208cm" fo:margin-left="1.707cm" fo:margin-right="1.843cm" table:align="margins" fo:background-color="transparent">
        <style:background-image/>
      </style:table-properties>
    </style:style>
    <style:style style:name="Table57.A" style:family="table-column">
      <style:table-column-properties style:column-width="1.272cm" style:rel-column-width="5142*"/>
    </style:style>
    <style:style style:name="Table57.B" style:family="table-column">
      <style:table-column-properties style:column-width="14.937cm"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7.B1" style:family="table-cell">
      <style:table-cell-properties fo:background-color="transparent" fo:padding-left="0.199cm" fo:padding-right="0.199cm" fo:padding-top="0.101cm" fo:padding-bottom="0.101cm" fo:border="0.002cm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57.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58" style:family="table">
      <style:table-properties style:width="19.697cm" fo:margin-left="0.025cm" fo:margin-right="-0.023cm" table:align="margins" fo:background-color="transparent" style:shadow="#cccccc 0.06cm 0.06cm">
        <style:background-image/>
      </style:table-properties>
    </style:style>
    <style:style style:name="Table58.A" style:family="table-column">
      <style:table-column-properties style:column-width="4.981cm" style:rel-column-width="16573*"/>
    </style:style>
    <style:style style:name="Table58.B" style:family="table-column">
      <style:table-column-properties style:column-width="1.766cm" style:rel-column-width="5877*"/>
    </style:style>
    <style:style style:name="Table58.C" style:family="table-column">
      <style:table-column-properties style:column-width="12.95cm"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8.C1" style:family="table-cell">
      <style:table-cell-properties fo:background-color="transparent" fo:padding-left="0.199cm" fo:padding-right="0.199cm" fo:padding-top="0.101cm" fo:padding-bottom="0.101cm" fo:border="0.002cm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 style:family="table">
      <style:table-properties style:width="19.697cm" fo:margin-left="0.025cm" fo:margin-right="-0.023cm" table:align="margins" fo:background-color="transparent" style:shadow="#cccccc 0.06cm 0.06cm">
        <style:background-image/>
      </style:table-properties>
    </style:style>
    <style:style style:name="Table59.A" style:family="table-column">
      <style:table-column-properties style:column-width="4.981cm" style:rel-column-width="16573*"/>
    </style:style>
    <style:style style:name="Table59.B" style:family="table-column">
      <style:table-column-properties style:column-width="1.766cm" style:rel-column-width="5877*"/>
    </style:style>
    <style:style style:name="Table59.C" style:family="table-column">
      <style:table-column-properties style:column-width="12.95cm"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9.C1" style:family="table-cell">
      <style:table-cell-properties fo:background-color="transparent" fo:padding-left="0.199cm" fo:padding-right="0.199cm" fo:padding-top="0.101cm" fo:padding-bottom="0.101cm" fo:border="0.002cm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9.5" style:family="table-row">
      <style:table-row-properties style:min-row-height="0.129cm" fo:background-color="#ffffcc">
        <style:background-image/>
      </style:table-row-properties>
    </style:style>
    <style:style style:name="Table94" style:family="table">
      <style:table-properties style:width="19.697cm" fo:margin-left="0.025cm" fo:margin-right="-0.023cm" table:align="margins" fo:background-color="transparent" style:shadow="#cccccc 0.06cm 0.06cm">
        <style:background-image/>
      </style:table-properties>
    </style:style>
    <style:style style:name="Table94.A" style:family="table-column">
      <style:table-column-properties style:column-width="4.981cm" style:rel-column-width="16573*"/>
    </style:style>
    <style:style style:name="Table94.B" style:family="table-column">
      <style:table-column-properties style:column-width="1.766cm" style:rel-column-width="5877*"/>
    </style:style>
    <style:style style:name="Table94.C" style:family="table-column">
      <style:table-column-properties style:column-width="12.95cm"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4.C1" style:family="table-cell">
      <style:table-cell-properties fo:background-color="transparent" fo:padding-left="0.199cm" fo:padding-right="0.199cm" fo:padding-top="0.101cm" fo:padding-bottom="0.101cm" fo:border="0.002cm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5" style:family="table">
      <style:table-properties style:width="19.697cm" fo:margin-left="0.025cm" fo:margin-right="-0.023cm" table:align="margins" fo:background-color="transparent" style:shadow="#cccccc 0.06cm 0.06cm">
        <style:background-image/>
      </style:table-properties>
    </style:style>
    <style:style style:name="Table95.A" style:family="table-column">
      <style:table-column-properties style:column-width="4.981cm" style:rel-column-width="16573*"/>
    </style:style>
    <style:style style:name="Table95.B" style:family="table-column">
      <style:table-column-properties style:column-width="1.766cm" style:rel-column-width="5877*"/>
    </style:style>
    <style:style style:name="Table95.C" style:family="table-column">
      <style:table-column-properties style:column-width="12.95cm"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5.C1" style:family="table-cell">
      <style:table-cell-properties fo:background-color="transparent" fo:padding-left="0.199cm" fo:padding-right="0.199cm" fo:padding-top="0.101cm" fo:padding-bottom="0.101cm" fo:border="0.002cm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0" style:family="table">
      <style:table-properties style:width="19.697cm" fo:margin-left="0.025cm" fo:margin-right="-0.023cm" table:align="margins" fo:background-color="transparent" style:shadow="#cccccc 0.06cm 0.06cm">
        <style:background-image/>
      </style:table-properties>
    </style:style>
    <style:style style:name="Table60.A" style:family="table-column">
      <style:table-column-properties style:column-width="4.981cm" style:rel-column-width="16573*"/>
    </style:style>
    <style:style style:name="Table60.B" style:family="table-column">
      <style:table-column-properties style:column-width="1.766cm" style:rel-column-width="5877*"/>
    </style:style>
    <style:style style:name="Table60.C" style:family="table-column">
      <style:table-column-properties style:column-width="12.95cm"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0.C1" style:family="table-cell">
      <style:table-cell-properties fo:background-color="transparent" fo:padding-left="0.199cm" fo:padding-right="0.199cm" fo:padding-top="0.101cm" fo:padding-bottom="0.101cm" fo:border="0.002cm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1" style:family="table">
      <style:table-properties style:width="19.697cm" fo:margin-left="0.025cm" fo:margin-right="-0.023cm" table:align="margins" fo:background-color="transparent" style:shadow="#cccccc 0.06cm 0.06cm">
        <style:background-image/>
      </style:table-properties>
    </style:style>
    <style:style style:name="Table61.A" style:family="table-column">
      <style:table-column-properties style:column-width="4.981cm" style:rel-column-width="16573*"/>
    </style:style>
    <style:style style:name="Table61.B" style:family="table-column">
      <style:table-column-properties style:column-width="1.766cm" style:rel-column-width="5877*"/>
    </style:style>
    <style:style style:name="Table61.C" style:family="table-column">
      <style:table-column-properties style:column-width="12.95cm"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1.C1" style:family="table-cell">
      <style:table-cell-properties fo:background-color="transparent" fo:padding-left="0.199cm" fo:padding-right="0.199cm" fo:padding-top="0.101cm" fo:padding-bottom="0.101cm" fo:border="0.002cm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7" style:family="table">
      <style:table-properties style:width="19.697cm" fo:margin-left="0.025cm" fo:margin-right="-0.023cm" table:align="margins" fo:background-color="transparent" style:shadow="#cccccc 0.06cm 0.06cm">
        <style:background-image/>
      </style:table-properties>
    </style:style>
    <style:style style:name="Table67.A" style:family="table-column">
      <style:table-column-properties style:column-width="4.981cm" style:rel-column-width="16573*"/>
    </style:style>
    <style:style style:name="Table67.B" style:family="table-column">
      <style:table-column-properties style:column-width="1.766cm" style:rel-column-width="5877*"/>
    </style:style>
    <style:style style:name="Table67.C" style:family="table-column">
      <style:table-column-properties style:column-width="12.95cm"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7.C1" style:family="table-cell">
      <style:table-cell-properties fo:background-color="transparent" fo:padding-left="0.199cm" fo:padding-right="0.199cm" fo:padding-top="0.101cm" fo:padding-bottom="0.101cm" fo:border="0.002cm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8" style:family="table">
      <style:table-properties style:width="19.697cm" fo:margin-left="0.025cm" fo:margin-right="-0.023cm" table:align="margins" fo:background-color="transparent" style:shadow="#cccccc 0.06cm 0.06cm">
        <style:background-image/>
      </style:table-properties>
    </style:style>
    <style:style style:name="Table68.A" style:family="table-column">
      <style:table-column-properties style:column-width="4.981cm" style:rel-column-width="16573*"/>
    </style:style>
    <style:style style:name="Table68.B" style:family="table-column">
      <style:table-column-properties style:column-width="1.766cm" style:rel-column-width="5877*"/>
    </style:style>
    <style:style style:name="Table68.C" style:family="table-column">
      <style:table-column-properties style:column-width="12.95cm"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8.C1" style:family="table-cell">
      <style:table-cell-properties fo:background-color="transparent" fo:padding-left="0.199cm" fo:padding-right="0.199cm" fo:padding-top="0.101cm" fo:padding-bottom="0.101cm" fo:border="0.002cm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2" style:family="table">
      <style:table-properties style:width="19.697cm" fo:margin-left="0.025cm" fo:margin-right="-0.023cm" table:align="margins" fo:background-color="transparent" style:shadow="#cccccc 0.06cm 0.06cm">
        <style:background-image/>
      </style:table-properties>
    </style:style>
    <style:style style:name="Table62.A" style:family="table-column">
      <style:table-column-properties style:column-width="4.981cm" style:rel-column-width="16573*"/>
    </style:style>
    <style:style style:name="Table62.B" style:family="table-column">
      <style:table-column-properties style:column-width="1.766cm" style:rel-column-width="5877*"/>
    </style:style>
    <style:style style:name="Table62.C" style:family="table-column">
      <style:table-column-properties style:column-width="12.95cm"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2.C1" style:family="table-cell">
      <style:table-cell-properties fo:background-color="transparent" fo:padding-left="0.199cm" fo:padding-right="0.199cm" fo:padding-top="0.101cm" fo:padding-bottom="0.101cm" fo:border="0.002cm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3" style:family="table">
      <style:table-properties style:width="19.697cm" fo:margin-left="0.025cm" fo:margin-right="-0.023cm" table:align="margins" fo:background-color="transparent" style:shadow="#cccccc 0.06cm 0.06cm">
        <style:background-image/>
      </style:table-properties>
    </style:style>
    <style:style style:name="Table63.A" style:family="table-column">
      <style:table-column-properties style:column-width="4.981cm" style:rel-column-width="16573*"/>
    </style:style>
    <style:style style:name="Table63.B" style:family="table-column">
      <style:table-column-properties style:column-width="1.766cm" style:rel-column-width="5877*"/>
    </style:style>
    <style:style style:name="Table63.C" style:family="table-column">
      <style:table-column-properties style:column-width="12.95cm"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3.C1" style:family="table-cell">
      <style:table-cell-properties fo:background-color="transparent" fo:padding-left="0.199cm" fo:padding-right="0.199cm" fo:padding-top="0.101cm" fo:padding-bottom="0.101cm" fo:border="0.002cm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7" style:family="table">
      <style:table-properties style:width="19.697cm" fo:margin-left="0.025cm" fo:margin-right="-0.023cm" table:align="margins" fo:background-color="transparent" style:shadow="#cccccc 0.06cm 0.06cm">
        <style:background-image/>
      </style:table-properties>
    </style:style>
    <style:style style:name="Table97.A" style:family="table-column">
      <style:table-column-properties style:column-width="4.981cm" style:rel-column-width="16573*"/>
    </style:style>
    <style:style style:name="Table97.B" style:family="table-column">
      <style:table-column-properties style:column-width="1.766cm" style:rel-column-width="5877*"/>
    </style:style>
    <style:style style:name="Table97.C" style:family="table-column">
      <style:table-column-properties style:column-width="12.95cm"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7.C1" style:family="table-cell">
      <style:table-cell-properties fo:background-color="transparent" fo:padding-left="0.199cm" fo:padding-right="0.199cm" fo:padding-top="0.101cm" fo:padding-bottom="0.101cm" fo:border="0.002cm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8" style:family="table">
      <style:table-properties style:width="19.697cm" fo:margin-left="0.025cm" fo:margin-right="-0.023cm" table:align="margins" fo:background-color="transparent" style:shadow="#cccccc 0.06cm 0.06cm">
        <style:background-image/>
      </style:table-properties>
    </style:style>
    <style:style style:name="Table98.A" style:family="table-column">
      <style:table-column-properties style:column-width="4.981cm" style:rel-column-width="16573*"/>
    </style:style>
    <style:style style:name="Table98.B" style:family="table-column">
      <style:table-column-properties style:column-width="1.766cm" style:rel-column-width="5877*"/>
    </style:style>
    <style:style style:name="Table98.C" style:family="table-column">
      <style:table-column-properties style:column-width="12.95cm"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8.C1" style:family="table-cell">
      <style:table-cell-properties fo:background-color="transparent" fo:padding-left="0.199cm" fo:padding-right="0.199cm" fo:padding-top="0.101cm" fo:padding-bottom="0.101cm" fo:border="0.002cm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9" style:family="table">
      <style:table-properties style:width="19.697cm" fo:margin-left="0.025cm" fo:margin-right="-0.023cm" table:align="margins" fo:background-color="transparent" style:shadow="#cccccc 0.06cm 0.06cm">
        <style:background-image/>
      </style:table-properties>
    </style:style>
    <style:style style:name="Table99.A" style:family="table-column">
      <style:table-column-properties style:column-width="4.981cm" style:rel-column-width="16573*"/>
    </style:style>
    <style:style style:name="Table99.B" style:family="table-column">
      <style:table-column-properties style:column-width="1.766cm" style:rel-column-width="5877*"/>
    </style:style>
    <style:style style:name="Table99.C" style:family="table-column">
      <style:table-column-properties style:column-width="12.95cm"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9.C1" style:family="table-cell">
      <style:table-cell-properties fo:background-color="transparent" fo:padding-left="0.199cm" fo:padding-right="0.199cm" fo:padding-top="0.101cm" fo:padding-bottom="0.101cm" fo:border="0.002cm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0" style:family="table">
      <style:table-properties style:width="19.697cm" fo:margin-left="0.025cm" fo:margin-right="-0.023cm" table:align="margins" fo:background-color="transparent" style:shadow="#cccccc 0.06cm 0.06cm">
        <style:background-image/>
      </style:table-properties>
    </style:style>
    <style:style style:name="Table100.A" style:family="table-column">
      <style:table-column-properties style:column-width="4.981cm" style:rel-column-width="16573*"/>
    </style:style>
    <style:style style:name="Table100.B" style:family="table-column">
      <style:table-column-properties style:column-width="1.766cm" style:rel-column-width="5877*"/>
    </style:style>
    <style:style style:name="Table100.C" style:family="table-column">
      <style:table-column-properties style:column-width="12.95cm"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0.C1" style:family="table-cell">
      <style:table-cell-properties fo:background-color="transparent" fo:padding-left="0.199cm" fo:padding-right="0.199cm" fo:padding-top="0.101cm" fo:padding-bottom="0.101cm" fo:border="0.002cm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697cm" fo:margin-left="0.025cm" fo:margin-right="-0.023cm" table:align="margins" fo:background-color="transparent" style:shadow="#cccccc 0.06cm 0.06cm">
        <style:background-image/>
      </style:table-properties>
    </style:style>
    <style:style style:name="Table29.A" style:family="table-column">
      <style:table-column-properties style:column-width="4.981cm" style:rel-column-width="16573*"/>
    </style:style>
    <style:style style:name="Table29.B" style:family="table-column">
      <style:table-column-properties style:column-width="1.766cm" style:rel-column-width="5877*"/>
    </style:style>
    <style:style style:name="Table29.C" style:family="table-column">
      <style:table-column-properties style:column-width="12.95cm"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C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5" style:family="table">
      <style:table-properties style:width="19.697cm" fo:margin-left="0.025cm" fo:margin-right="-0.023cm" table:align="margins" fo:background-color="transparent" style:shadow="#cccccc 0.06cm 0.06cm">
        <style:background-image/>
      </style:table-properties>
    </style:style>
    <style:style style:name="Table35.A" style:family="table-column">
      <style:table-column-properties style:column-width="4.981cm" style:rel-column-width="16573*"/>
    </style:style>
    <style:style style:name="Table35.B" style:family="table-column">
      <style:table-column-properties style:column-width="1.766cm" style:rel-column-width="5877*"/>
    </style:style>
    <style:style style:name="Table35.C" style:family="table-column">
      <style:table-column-properties style:column-width="12.95cm"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5.C1" style:family="table-cell">
      <style:table-cell-properties fo:background-color="transparent" fo:padding-left="0.199cm" fo:padding-right="0.199cm" fo:padding-top="0.101cm" fo:padding-bottom="0.101cm" fo:border="0.002cm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8" style:family="table">
      <style:table-properties style:width="19.697cm" fo:margin-left="0.025cm" fo:margin-right="-0.023cm" table:align="margins" fo:background-color="transparent" style:shadow="#cccccc 0.06cm 0.06cm">
        <style:background-image/>
      </style:table-properties>
    </style:style>
    <style:style style:name="Table88.A" style:family="table-column">
      <style:table-column-properties style:column-width="4.981cm" style:rel-column-width="16573*"/>
    </style:style>
    <style:style style:name="Table88.B" style:family="table-column">
      <style:table-column-properties style:column-width="1.766cm" style:rel-column-width="5877*"/>
    </style:style>
    <style:style style:name="Table88.C" style:family="table-column">
      <style:table-column-properties style:column-width="12.95cm"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8.C1" style:family="table-cell">
      <style:table-cell-properties fo:background-color="transparent" fo:padding-left="0.199cm" fo:padding-right="0.199cm" fo:padding-top="0.101cm" fo:padding-bottom="0.101cm" fo:border="0.002cm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8.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89" style:family="table">
      <style:table-properties style:width="19.697cm" fo:margin-left="0.025cm" fo:margin-right="-0.023cm" table:align="margins" fo:background-color="transparent" style:shadow="#cccccc 0.06cm 0.06cm">
        <style:background-image/>
      </style:table-properties>
    </style:style>
    <style:style style:name="Table89.A" style:family="table-column">
      <style:table-column-properties style:column-width="4.981cm" style:rel-column-width="16573*"/>
    </style:style>
    <style:style style:name="Table89.B" style:family="table-column">
      <style:table-column-properties style:column-width="1.766cm" style:rel-column-width="5877*"/>
    </style:style>
    <style:style style:name="Table89.C" style:family="table-column">
      <style:table-column-properties style:column-width="12.95cm"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9.C1" style:family="table-cell">
      <style:table-cell-properties fo:background-color="transparent" fo:padding-left="0.199cm" fo:padding-right="0.199cm" fo:padding-top="0.101cm" fo:padding-bottom="0.101cm" fo:border="0.002cm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9.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5" style:family="table">
      <style:table-properties style:width="19.697cm" fo:margin-left="0.025cm" fo:margin-right="-0.023cm" table:align="margins" fo:background-color="transparent" style:shadow="#cccccc 0.06cm 0.06cm">
        <style:background-image/>
      </style:table-properties>
    </style:style>
    <style:style style:name="Table105.A" style:family="table-column">
      <style:table-column-properties style:column-width="4.981cm" style:rel-column-width="16573*"/>
    </style:style>
    <style:style style:name="Table105.B" style:family="table-column">
      <style:table-column-properties style:column-width="1.766cm" style:rel-column-width="5877*"/>
    </style:style>
    <style:style style:name="Table105.C" style:family="table-column">
      <style:table-column-properties style:column-width="12.95cm"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5.C1" style:family="table-cell">
      <style:table-cell-properties fo:background-color="transparent" fo:padding-left="0.199cm" fo:padding-right="0.199cm" fo:padding-top="0.101cm" fo:padding-bottom="0.101cm" fo:border="0.002cm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6" style:family="table">
      <style:table-properties style:width="19.697cm" fo:margin-left="0.025cm" fo:margin-right="-0.023cm" table:align="margins" fo:background-color="transparent" style:shadow="#cccccc 0.06cm 0.06cm">
        <style:background-image/>
      </style:table-properties>
    </style:style>
    <style:style style:name="Table106.A" style:family="table-column">
      <style:table-column-properties style:column-width="4.981cm" style:rel-column-width="16573*"/>
    </style:style>
    <style:style style:name="Table106.B" style:family="table-column">
      <style:table-column-properties style:column-width="1.766cm" style:rel-column-width="5877*"/>
    </style:style>
    <style:style style:name="Table106.C" style:family="table-column">
      <style:table-column-properties style:column-width="12.95cm"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6.C1" style:family="table-cell">
      <style:table-cell-properties fo:background-color="transparent" fo:padding-left="0.199cm" fo:padding-right="0.199cm" fo:padding-top="0.101cm" fo:padding-bottom="0.101cm" fo:border="0.002cm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0" style:family="table">
      <style:table-properties style:width="19.697cm" fo:margin-left="0.025cm" fo:margin-right="-0.023cm" table:align="margins" fo:background-color="transparent" style:shadow="#cccccc 0.06cm 0.06cm">
        <style:background-image/>
      </style:table-properties>
    </style:style>
    <style:style style:name="Table90.A" style:family="table-column">
      <style:table-column-properties style:column-width="4.981cm" style:rel-column-width="16573*"/>
    </style:style>
    <style:style style:name="Table90.B" style:family="table-column">
      <style:table-column-properties style:column-width="1.766cm" style:rel-column-width="5877*"/>
    </style:style>
    <style:style style:name="Table90.C" style:family="table-column">
      <style:table-column-properties style:column-width="12.95cm"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0.C1" style:family="table-cell">
      <style:table-cell-properties fo:background-color="transparent" fo:padding-left="0.199cm" fo:padding-right="0.199cm" fo:padding-top="0.101cm" fo:padding-bottom="0.101cm" fo:border="0.002cm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1" style:family="table">
      <style:table-properties style:width="19.697cm" fo:margin-left="0.025cm" fo:margin-right="-0.023cm" table:align="margins" fo:background-color="transparent" style:shadow="#cccccc 0.06cm 0.06cm">
        <style:background-image/>
      </style:table-properties>
    </style:style>
    <style:style style:name="Table91.A" style:family="table-column">
      <style:table-column-properties style:column-width="4.981cm" style:rel-column-width="16573*"/>
    </style:style>
    <style:style style:name="Table91.B" style:family="table-column">
      <style:table-column-properties style:column-width="1.766cm" style:rel-column-width="5877*"/>
    </style:style>
    <style:style style:name="Table91.C" style:family="table-column">
      <style:table-column-properties style:column-width="12.95cm"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1.C1" style:family="table-cell">
      <style:table-cell-properties fo:background-color="transparent" fo:padding-left="0.199cm" fo:padding-right="0.199cm" fo:padding-top="0.101cm" fo:padding-bottom="0.101cm" fo:border="0.002cm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2" style:family="table">
      <style:table-properties style:width="19.697cm" fo:margin-left="0.025cm" fo:margin-right="-0.023cm" table:align="margins" fo:background-color="transparent" style:shadow="#cccccc 0.06cm 0.06cm">
        <style:background-image/>
      </style:table-properties>
    </style:style>
    <style:style style:name="Table92.A" style:family="table-column">
      <style:table-column-properties style:column-width="4.981cm" style:rel-column-width="16573*"/>
    </style:style>
    <style:style style:name="Table92.B" style:family="table-column">
      <style:table-column-properties style:column-width="1.766cm" style:rel-column-width="5877*"/>
    </style:style>
    <style:style style:name="Table92.C" style:family="table-column">
      <style:table-column-properties style:column-width="12.95cm"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2.C1" style:family="table-cell">
      <style:table-cell-properties fo:background-color="transparent" fo:padding-left="0.199cm" fo:padding-right="0.199cm" fo:padding-top="0.101cm" fo:padding-bottom="0.101cm" fo:border="0.002cm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3" style:family="table">
      <style:table-properties style:width="19.697cm" fo:margin-left="0.025cm" fo:margin-right="-0.023cm" table:align="margins" fo:background-color="transparent" style:shadow="#cccccc 0.06cm 0.06cm">
        <style:background-image/>
      </style:table-properties>
    </style:style>
    <style:style style:name="Table93.A" style:family="table-column">
      <style:table-column-properties style:column-width="4.981cm" style:rel-column-width="16573*"/>
    </style:style>
    <style:style style:name="Table93.B" style:family="table-column">
      <style:table-column-properties style:column-width="1.766cm" style:rel-column-width="5877*"/>
    </style:style>
    <style:style style:name="Table93.C" style:family="table-column">
      <style:table-column-properties style:column-width="12.95cm"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93.C1" style:family="table-cell">
      <style:table-cell-properties fo:background-color="transparent" fo:padding-left="0.199cm" fo:padding-right="0.199cm" fo:padding-top="0.101cm" fo:padding-bottom="0.101cm" fo:border="0.002cm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9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5" style:family="table">
      <style:table-properties style:width="18.999cm" fo:margin-left="0.4cm" fo:margin-right="0.36cm" table:align="margins"/>
    </style:style>
    <style:style style:name="Table45.A" style:family="table-column">
      <style:table-column-properties style:column-width="18.999cm" style:rel-column-width="65535*"/>
    </style:style>
    <style:style style:name="Table45.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9" style:family="table" style:master-page-name="">
      <style:table-properties style:width="19.759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6cm" style:rel-column-width="12987*"/>
    </style:style>
    <style:style style:name="Table9.B" style:family="table-column">
      <style:table-column-properties style:column-width="15.843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4" style:family="paragraph" style:parent-style-name="Table_20_Contents">
      <style:paragraph-properties fo:text-align="center" style:justify-single-word="false"/>
      <style:text-properties style:font-name="Verdana1" fo:font-size="10pt" style:font-size-asian="10pt" style:font-size-complex="10pt"/>
    </style:style>
    <style:style style:name="P15"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ext_20_body">
      <style:paragraph-properties fo:text-align="center" style:justify-single-word="false"/>
      <style:text-properties style:font-name="Times New Roman" fo:font-size="24pt" style:font-size-asian="24pt" style:font-size-complex="24pt"/>
    </style:style>
    <style:style style:name="P33" style:family="paragraph" style:parent-style-name="Text_20_body">
      <style:paragraph-properties fo:text-align="start"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ab-stops>
          <style:tab-stop style:position="0.838cm"/>
        </style:tab-stops>
      </style:paragraph-properties>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38" style:family="paragraph" style:parent-style-name="Text_20_body">
      <style:paragraph-properties fo:text-align="start" style:justify-single-word="false">
        <style:tab-stops>
          <style:tab-stop style:position="0.838cm"/>
        </style:tab-stops>
      </style:paragraph-properties>
      <style:text-properties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style:tab-stops>
          <style:tab-stop style:position="5.48cm"/>
        </style:tab-stops>
      </style:paragraph-properties>
      <style:text-properties fo:font-style="normal" style:font-style-asian="normal" style:font-style-complex="normal"/>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text-align="start" style:justify-single-word="false">
        <style:tab-stops>
          <style:tab-stop style:position="0.838cm"/>
        </style:tab-stops>
      </style:paragraph-properties>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838cm"/>
        </style:tab-stops>
      </style:paragraph-properties>
    </style:style>
    <style:style style:name="P45" style:family="paragraph" style:parent-style-name="Text_20_body">
      <style:text-properties style:font-name="Arial2" fo:font-size="10pt" fo:font-weight="normal" style:font-size-asian="10pt" style:font-weight-asian="normal" style:font-size-complex="10pt" style:font-weight-complex="normal"/>
    </style:style>
    <style:style style:name="P46" style:family="paragraph" style:parent-style-name="Text_20_body">
      <style:paragraph-properties>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47"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paragraph-properties>
        <style:tab-stops>
          <style:tab-stop style:position="0.838cm"/>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0" style:family="paragraph" style:parent-style-name="Text_20_body">
      <style:paragraph-properties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paragraph-properties>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text-properties style:font-name="Arial2" fo:font-size="10pt" style:font-size-asian="10pt" style:font-size-complex="10pt"/>
    </style:style>
    <style:style style:name="P53" style:family="paragraph" style:parent-style-name="Text_20_body">
      <style:text-properties style:font-name="Arial2" fo:font-weight="normal" style:font-weight-asian="normal" style:font-weight-complex="normal"/>
    </style:style>
    <style:style style:name="P54" style:family="paragraph" style:parent-style-name="Text_20_body">
      <style:paragraph-properties>
        <style:tab-stops>
          <style:tab-stop style:position="0.838cm"/>
        </style:tab-stops>
      </style:paragraph-properties>
      <style:text-properties style:font-name="Arial2" fo:font-weight="normal" style:font-weight-asian="normal" style:font-weight-complex="normal"/>
    </style:style>
    <style:style style:name="P55" style:family="paragraph" style:parent-style-name="Text_20_body">
      <style:text-properties style:font-name="Arial2" fo:font-style="normal" style:font-style-asian="normal" style:font-style-complex="normal"/>
    </style:style>
    <style:style style:name="P56" style:family="paragraph" style:parent-style-name="Text_20_body">
      <style:text-properties style:font-name="Arial2" fo:font-style="normal" fo:font-weight="normal" style:font-style-asian="normal" style:font-weight-asian="normal" style:font-style-complex="normal" style:font-weight-complex="normal"/>
    </style:style>
    <style:style style:name="P57" style:family="paragraph" style:parent-style-name="Text_20_body">
      <style:paragraph-properties>
        <style:tab-stops>
          <style:tab-stop style:position="0.838cm"/>
        </style:tab-stops>
      </style:paragraph-properties>
      <style:text-properties style:font-name="Arial2" fo:font-style="normal" fo:font-weight="normal" style:font-style-asian="normal" style:font-weight-asian="normal" style:font-style-complex="normal" style:font-weight-complex="normal"/>
    </style:style>
    <style:style style:name="P58" style:family="paragraph" style:parent-style-name="Text_20_body">
      <style:paragraph-properties fo:text-align="start" style:justify-single-word="false">
        <style:tab-stops>
          <style:tab-stop style:position="0.838cm"/>
        </style:tab-stops>
      </style:paragraph-properties>
      <style:text-properties style:font-name="Arial2" fo:font-style="italic" fo:font-weight="normal" style:font-style-asian="italic" style:font-weight-asian="normal" style:font-style-complex="italic" style:font-weight-complex="normal"/>
    </style:style>
    <style:style style:name="P59" style:family="paragraph" style:parent-style-name="Text_20_body">
      <style:text-properties fo:font-style="italic" style:font-style-asian="italic" style:font-style-complex="italic"/>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Text_20_body">
      <style:text-properties style:font-name="Courier New" fo:font-style="normal" fo:font-weight="bold" style:font-style-asian="normal" style:font-weight-asian="bold" style:font-style-complex="normal" style:font-weight-complex="bold"/>
    </style:style>
    <style:style style:name="P62"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3" style:family="paragraph" style:parent-style-name="Text_20_body">
      <style:paragraph-properties>
        <style:tab-stops>
          <style:tab-stop style:position="0.838cm"/>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4" style:family="paragraph" style:parent-style-name="Text_20_body">
      <style:text-properties style:font-name="Arial" style:font-name-asian="DejaVu Sans" style:font-name-complex="DejaVu Sans"/>
    </style:style>
    <style:style style:name="P65" style:family="paragraph" style:parent-style-name="Text_20_body">
      <style:paragraph-properties fo:margin-top="0cm" fo:margin-bottom="0cm" fo:text-align="start" style:justify-single-word="false"/>
    </style:style>
    <style:style style:name="P66" style:family="paragraph" style:parent-style-name="Text_20_body">
      <style:paragraph-properties fo:margin-top="0cm" fo:margin-bottom="0cm" fo:text-align="start" style:justify-single-word="false">
        <style:tab-stops>
          <style:tab-stop style:position="0.838cm"/>
        </style:tab-stops>
      </style:paragraph-properties>
    </style:style>
    <style:style style:name="P67" style:family="paragraph" style:parent-style-name="Text_20_body">
      <style:paragraph-properties fo:margin-top="0cm" fo:margin-bottom="0cm" fo:text-align="start" style:justify-single-word="false">
        <style:tab-stops>
          <style:tab-stop style:position="5.35cm"/>
          <style:tab-stop style:position="5.378cm"/>
          <style:tab-stop style:position="5.45cm"/>
        </style:tab-stops>
      </style:paragraph-properties>
    </style:style>
    <style:style style:name="P68" style:family="paragraph" style:parent-style-name="Text_20_body">
      <style:paragraph-properties fo:margin-top="0cm" fo:margin-bottom="0cm" fo:text-align="start" style:justify-single-word="false">
        <style:tab-stops>
          <style:tab-stop style:position="5.609cm"/>
        </style:tab-stops>
      </style:paragraph-properties>
    </style:style>
    <style:style style:name="P69" style:family="paragraph" style:parent-style-name="Text_20_body">
      <style:paragraph-properties fo:margin-top="0cm" fo:margin-bottom="0cm" fo:text-align="start" style:justify-single-word="false">
        <style:tab-stops>
          <style:tab-stop style:position="5.392cm"/>
        </style:tab-stops>
      </style:paragraph-properties>
    </style:style>
    <style:style style:name="P70" style:family="paragraph" style:parent-style-name="Text_20_body">
      <style:paragraph-properties fo:margin-top="0cm" fo:margin-bottom="0cm" fo:text-align="start" style:justify-single-word="false"/>
      <style:text-properties fo:color="#000000" style:font-name-complex="Arial2"/>
    </style:style>
    <style:style style:name="P71" style:family="paragraph" style:parent-style-name="Text_20_body">
      <style:paragraph-properties fo:margin-top="0cm" fo:margin-bottom="0cm">
        <style:tab-stops>
          <style:tab-stop style:position="11.596cm"/>
        </style:tab-stops>
      </style:paragraph-properties>
    </style:style>
    <style:style style:name="P72" style:family="paragraph" style:parent-style-name="Text_20_body">
      <style:paragraph-properties fo:margin-top="0cm" fo:margin-bottom="0cm" fo:text-align="start" style:justify-single-word="false">
        <style:tab-stops>
          <style:tab-stop style:position="0.838cm"/>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Text_20_body">
      <style:paragraph-properties fo:margin-top="0cm" fo:margin-bottom="0cm" fo:text-align="start" style:justify-single-word="false" fo:background-color="transparent">
        <style:background-image/>
      </style:paragraph-properties>
    </style:style>
    <style:style style:name="P74"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style>
    <style:style style:name="P75" style:family="paragraph" style:parent-style-name="Text_20_body">
      <style:paragraph-properties fo:margin-top="0cm" fo:margin-bottom="0cm" fo:text-align="start" style:justify-single-word="false" fo:background-color="transparent">
        <style:tab-stops>
          <style:tab-stop style:position="4.221cm"/>
        </style:tab-stops>
        <style:background-image/>
      </style:paragraph-properties>
    </style:style>
    <style:style style:name="P76" style:family="paragraph" style:parent-style-name="Text_20_body">
      <style:paragraph-properties fo:margin-top="0cm" fo:margin-bottom="0cm" fo:text-align="start" style:justify-single-word="false" fo:background-color="transparent">
        <style:tab-stops>
          <style:tab-stop style:position="2.819cm"/>
        </style:tab-stops>
        <style:background-image/>
      </style:paragraph-properties>
    </style:style>
    <style:style style:name="P77" style:family="paragraph" style:parent-style-name="Text_20_body">
      <style:paragraph-properties fo:margin-top="0cm" fo:margin-bottom="0cm" fo:text-align="start" style:justify-single-word="false" fo:background-color="transparent">
        <style:tab-stops>
          <style:tab-stop style:position="2.328cm"/>
        </style:tab-stops>
        <style:background-image/>
      </style:paragraph-properties>
      <style:text-properties fo:color="#000000" style:font-name="Arial2" fo:font-size="10pt" style:font-size-asian="10pt" style:font-name-complex="Arial2" style:font-size-complex="10pt"/>
    </style:style>
    <style:style style:name="P78" style:family="paragraph" style:parent-style-name="Table_20_Contents">
      <style:paragraph-properties fo:margin-top="0cm" fo:margin-bottom="0.019cm"/>
      <style:text-properties style:font-name="Arial2" fo:font-size="10pt" style:font-size-asian="10pt" style:font-size-complex="10pt"/>
    </style:style>
    <style:style style:name="P79" style:family="paragraph" style:parent-style-name="Standard">
      <style:text-properties style:font-name="Arial2" fo:font-size="10pt" style:font-size-asian="10pt" style:font-size-complex="10pt"/>
    </style:style>
    <style:style style:name="P80"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1"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2"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Standard">
      <style:text-properties style:font-name="Arial2" fo:font-size="10pt" fo:font-weight="normal" style:font-size-asian="10pt" style:font-weight-asian="normal" style:font-size-complex="10pt" style:font-weight-complex="normal"/>
    </style:style>
    <style:style style:name="P84" style:family="paragraph" style:parent-style-name="Standard">
      <style:text-properties style:font-name="Arial2" fo:font-style="normal" fo:font-weight="normal"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6" style:family="paragraph" style:parent-style-name="Standard">
      <style:text-properties fo:font-style="italic" fo:font-weight="normal" style:font-style-asian="italic" style:font-weight-asian="normal" style:font-style-complex="italic" style:font-weight-complex="normal"/>
    </style:style>
    <style:style style:name="P87" style:family="paragraph" style:parent-style-name="Standard">
      <style:text-properties fo:font-style="italic" style:font-style-asian="italic" style:font-style-complex="italic"/>
    </style:style>
    <style:style style:name="P88" style:family="paragraph" style:parent-style-name="Standard">
      <style:paragraph-properties fo:text-align="center" style:justify-single-word="false"/>
      <style:text-properties fo:font-style="italic" style:font-style-asian="italic" style:font-style-complex="italic"/>
    </style:style>
    <style:style style:name="P89" style:family="paragraph" style:parent-style-name="Standard">
      <style:text-properties style:font-name="Courier New" fo:font-weight="bold" style:font-size-asian="10pt" style:font-weight-asian="bold" style:font-size-complex="10pt" style:font-weight-complex="bold"/>
    </style:style>
    <style:style style:name="P9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Standard">
      <style:paragraph-properties fo:text-align="center" style:justify-single-word="false"/>
    </style:style>
    <style:style style:name="P92" style:family="paragraph" style:parent-style-name="Standard">
      <style:paragraph-properties>
        <style:tab-stops>
          <style:tab-stop style:position="0.838cm"/>
        </style:tab-stops>
      </style:paragraph-properties>
    </style:style>
    <style:style style:name="P93" style:family="paragraph" style:parent-style-name="Standard">
      <style:text-properties fo:font-weight="normal" style:font-weight-asian="normal" style:font-weight-complex="normal"/>
    </style:style>
    <style:style style:name="P94" style:family="paragraph" style:parent-style-name="Standard">
      <style:paragraph-properties>
        <style:tab-stops>
          <style:tab-stop style:position="0.838cm"/>
        </style:tab-stops>
      </style:paragraph-properties>
      <style:text-properties fo:font-weight="normal" style:font-weight-asian="normal" style:font-weight-complex="normal"/>
    </style:style>
    <style:style style:name="P95" style:family="paragraph" style:parent-style-name="Standard">
      <style:paragraph-properties>
        <style:tab-stops>
          <style:tab-stop style:position="2.328cm"/>
        </style:tab-stops>
      </style:paragraph-properties>
    </style:style>
    <style:style style:name="P96" style:family="paragraph" style:parent-style-name="Standard">
      <style:paragraph-properties>
        <style:tab-stops>
          <style:tab-stop style:position="2.371cm"/>
        </style:tab-stops>
      </style:paragraph-properties>
    </style:style>
    <style:style style:name="P97"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98" style:family="paragraph" style:parent-style-name="Text_20_body">
      <style:paragraph-properties fo:break-before="page">
        <style:tab-stops>
          <style:tab-stop style:position="0.838cm"/>
        </style:tab-stops>
      </style:paragraph-properties>
    </style:style>
    <style:style style:name="P99" style:family="paragraph" style:parent-style-name="Standard">
      <style:paragraph-properties fo:break-before="page"/>
    </style:style>
    <style:style style:name="P100" style:family="paragraph" style:parent-style-name="Text_20_body">
      <style:paragraph-properties fo:margin-left="1.127cm" fo:margin-right="0cm" fo:margin-top="0.199cm" fo:margin-bottom="0.199cm" fo:text-indent="0cm" style:auto-text-indent="false"/>
    </style:style>
    <style:style style:name="P101" style:family="paragraph" style:parent-style-name="Text_20_body">
      <style:paragraph-properties fo:margin-left="1.127cm" fo:margin-right="0cm" fo:text-indent="0cm" style:auto-text-indent="false"/>
    </style:style>
    <style:style style:name="P102" style:family="paragraph" style:parent-style-name="Text_20_body">
      <style:paragraph-properties fo:margin-left="-0.028cm" fo:margin-right="0cm" fo:margin-top="0.199cm" fo:margin-bottom="0.199cm" fo:text-align="center" style:justify-single-word="false" fo:text-indent="0cm" style:auto-text-indent="false"/>
      <style:text-properties style:font-name="Arial2" fo:font-style="italic" fo:font-weight="normal" style:font-style-asian="italic" style:font-weight-asian="normal" style:font-style-complex="italic" style:font-weight-complex="normal"/>
    </style:style>
    <style:style style:name="P103" style:family="paragraph" style:parent-style-name="Text_20_body">
      <style:paragraph-properties fo:margin-left="0cm" fo:margin-right="0cm" fo:margin-top="0cm" fo:margin-bottom="0.199cm" fo:text-indent="0cm" style:auto-text-indent="false">
        <style:tab-stops>
          <style:tab-stop style:position="0.046cm"/>
        </style:tab-stops>
      </style:paragraph-properties>
    </style:style>
    <style:style style:name="P104"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style>
    <style:style style:name="P105" style:family="paragraph" style:parent-style-name="Text_20_body">
      <style:paragraph-properties fo:margin-left="0cm" fo:margin-right="0cm" fo:margin-top="0.199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6" style:family="paragraph" style:parent-style-name="Text_20_body">
      <style:paragraph-properties fo:margin-left="0cm" fo:margin-right="0cm" fo:margin-top="0.4cm" fo:margin-bottom="0cm" fo:text-align="start" style:justify-single-word="false" fo:text-indent="0cm" style:auto-text-indent="false" fo:background-color="transparent">
        <style:background-image/>
      </style:paragraph-properties>
    </style:style>
    <style:style style:name="P107"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style>
    <style:style style:name="P108" style:family="paragraph" style:parent-style-name="Text_20_body">
      <style:paragraph-properties fo:margin-left="0.342cm" fo:margin-right="-0.005cm" fo:margin-top="0cm" fo:margin-bottom="0cm" fo:text-align="start" style:justify-single-word="false" fo:text-indent="0cm"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09" style:family="paragraph" style:parent-style-name="Standard">
      <style:paragraph-properties fo:margin-left="0.342cm" fo:margin-right="-0.005cm" fo:margin-top="0.4cm" fo:margin-bottom="0cm" fo:text-align="start" style:justify-single-word="false" fo:text-indent="0cm" style:auto-text-indent="false" fo:background-color="transparent">
        <style:background-image/>
      </style:paragraph-properties>
    </style:style>
    <style:style style:name="P110" style:family="paragraph" style:parent-style-name="Standard">
      <style:paragraph-properties fo:margin-left="0.342cm" fo:margin-right="-0.005cm" fo:text-indent="0cm" style:auto-text-indent="false"/>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342cm" fo:margin-right="-0.005cm" fo:margin-top="0cm" fo:margin-bottom="0.4cm" fo:text-align="start" style:justify-single-word="false" fo:text-indent="0cm" style:auto-text-indent="false" fo:background-color="transparent">
        <style:background-image/>
      </style:paragraph-properties>
    </style:style>
    <style:style style:name="P112" style:family="paragraph" style:parent-style-name="Text_20_body">
      <style:paragraph-properties fo:margin-left="0.4cm" fo:margin-right="0cm" fo:margin-top="0.101cm" fo:margin-bottom="0.101cm" fo:text-indent="0cm" style:auto-text-indent="false"/>
    </style:style>
    <style:style style:name="P113"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style>
    <style:style style:name="P114" style:family="paragraph" style:parent-style-name="Text_20_body">
      <style:paragraph-properties fo:margin-left="0.499cm" fo:margin-right="0cm" fo:margin-top="0cm" fo:margin-bottom="0cm" fo:text-indent="0cm" style:auto-text-indent="false">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Text_20_body">
      <style:paragraph-properties fo:margin-top="0.199cm" fo:margin-bottom="0.199cm"/>
    </style:style>
    <style:style style:name="P116" style:family="paragraph" style:parent-style-name="Text_20_body">
      <style:paragraph-properties fo:margin-left="0.545cm" fo:margin-right="-0.005cm" fo:margin-top="0cm" fo:margin-bottom="0.4cm" fo:text-indent="0cm" style:auto-text-indent="false">
        <style:tab-stops>
          <style:tab-stop style:position="11.523cm"/>
        </style:tab-stops>
      </style:paragraph-properties>
    </style:style>
    <style:style style:name="P117" style:family="paragraph" style:parent-style-name="Text_20_body">
      <style:paragraph-properties fo:margin-top="0cm" fo:margin-bottom="0.4cm"/>
      <style:text-properties fo:font-weight="normal" style:font-weight-asian="normal" style:font-weight-complex="normal"/>
    </style:style>
    <style:style style:name="P118" style:family="paragraph" style:parent-style-name="Standard">
      <style:paragraph-properties fo:margin-top="0cm" fo:margin-bottom="0.4cm"/>
      <style:text-properties style:font-name="Arial" fo:font-weight="normal" style:font-name-asian="DejaVu Sans" style:font-weight-asian="normal" style:font-name-complex="DejaVu Sans" style:font-weight-complex="normal"/>
    </style:style>
    <style:style style:name="P119" style:family="paragraph" style:parent-style-name="Text_20_body">
      <style:paragraph-properties fo:margin-left="0.4cm" fo:margin-right="0.4cm" fo:margin-top="0.101cm" fo:margin-bottom="0.101cm" fo:text-indent="0cm"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fo:font-style="normal" style:font-style-asian="normal" style:font-style-complex="normal"/>
    </style:style>
    <style:style style:name="P122" style:family="paragraph" style:parent-style-name="Contents_20_Heading">
      <style:paragraph-properties fo:break-before="page"/>
    </style:style>
    <style:style style:name="P123" style:family="paragraph" style:parent-style-name="Contents_20_1">
      <style:paragraph-properties>
        <style:tab-stops>
          <style:tab-stop style:position="19.759cm" style:type="right" style:leader-style="dotted" style:leader-text="."/>
        </style:tab-stops>
      </style:paragraph-properties>
    </style:style>
    <style:style style:name="P124" style:family="paragraph" style:parent-style-name="Contents_20_2">
      <style:paragraph-properties>
        <style:tab-stops>
          <style:tab-stop style:position="19.26cm" style:type="right" style:leader-style="dotted" style:leader-text="."/>
        </style:tab-stops>
      </style:paragraph-properties>
    </style:style>
    <style:style style:name="P125" style:family="paragraph" style:parent-style-name="Heading_20_2">
      <style:text-properties style:font-name="Arial2" fo:font-size="10pt" style:font-size-asian="10pt" style:font-size-complex="10pt"/>
    </style:style>
    <style:style style:name="P126" style:family="paragraph" style:parent-style-name="Heading_20_2">
      <style:text-properties fo:font-style="normal" fo:font-weight="normal" style:font-style-asian="normal" style:font-weight-asian="normal" style:font-style-complex="normal" style:font-weight-complex="normal"/>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fo:font-weight="normal" style:font-weight-asian="normal" style:font-weight-complex="normal"/>
    </style:style>
    <style:style style:name="P129" style:family="paragraph" style:parent-style-name="Text_20_body" style:list-style-name="L1"/>
    <style:style style:name="P130" style:family="paragraph" style:parent-style-name="Text_20_body" style:list-style-name="L1">
      <style:paragraph-properties>
        <style:tab-stops>
          <style:tab-stop style:position="11.596cm"/>
        </style:tab-stops>
      </style:paragraph-properties>
    </style:style>
    <style:style style:name="P131" style:family="paragraph" style:parent-style-name="Text_20_body" style:list-style-name="L1">
      <style:paragraph-properties>
        <style:tab-stops>
          <style:tab-stop style:position="11.335cm"/>
        </style:tab-stops>
      </style:paragraph-properties>
    </style:style>
    <style:style style:name="P132" style:family="paragraph" style:parent-style-name="Text_20_body" style:list-style-name="L1">
      <style:paragraph-properties>
        <style:tab-stops>
          <style:tab-stop style:position="6.405cm"/>
        </style:tab-stops>
      </style:paragraph-properties>
    </style:style>
    <style:style style:name="P133" style:family="paragraph" style:parent-style-name="Text_20_body" style:list-style-name="L1">
      <style:paragraph-properties>
        <style:tab-stops>
          <style:tab-stop style:position="10.049cm"/>
        </style:tab-stops>
      </style:paragraph-properties>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L6"/>
    <style:style style:name="P137" style:family="paragraph" style:parent-style-name="Text_20_body" style:list-style-name="L7"/>
    <style:style style:name="P138" style:family="paragraph" style:parent-style-name="Text_20_body" style:list-style-name="L1">
      <style:paragraph-properties fo:margin-left="0.998cm" fo:margin-right="0cm" fo:margin-top="0.4cm" fo:margin-bottom="0.199cm" fo:text-indent="-0.462cm" style:auto-text-indent="false">
        <style:tab-stops>
          <style:tab-stop style:position="0.046cm"/>
        </style:tab-stops>
      </style:paragraph-properties>
    </style:style>
    <style:style style:name="P139"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140"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141" style:family="paragraph" style:parent-style-name="Text_20_body" style:list-style-name="L1">
      <style:paragraph-properties fo:margin-top="0cm" fo:margin-bottom="0.199cm">
        <style:tab-stops>
          <style:tab-stop style:position="11.596cm"/>
        </style:tab-stops>
      </style:paragraph-properties>
    </style:style>
    <style:style style:name="P142" style:family="paragraph" style:parent-style-name="Text_20_body" style:list-style-name="L1">
      <style:paragraph-properties fo:margin-top="0cm" fo:margin-bottom="0.4cm">
        <style:tab-stops>
          <style:tab-stop style:position="11.523cm"/>
        </style:tab-stops>
      </style:paragraph-properties>
    </style:style>
    <style:style style:name="P143" style:family="paragraph" style:parent-style-name="Text_20_body" style:list-style-name="L1">
      <style:paragraph-properties fo:margin-top="0cm" fo:margin-bottom="0.4cm">
        <style:tab-stops>
          <style:tab-stop style:position="7.749cm"/>
          <style:tab-stop style:position="13.446cm"/>
        </style:tab-stops>
      </style:paragraph-properties>
    </style:style>
    <style:style style:name="P144" style:family="paragraph" style:parent-style-name="Text_20_body" style:list-style-name="L1">
      <style:paragraph-properties fo:margin-top="0.4cm" fo:margin-bottom="0.199cm"/>
    </style:style>
    <style:style style:name="P145" style:family="paragraph" style:parent-style-name="Text_20_body" style:list-style-name="L2">
      <style:paragraph-properties fo:margin-left="1.258cm" fo:margin-right="0cm" fo:margin-top="0cm" fo:margin-bottom="0cm" fo:text-align="start" style:justify-single-word="false" fo:text-indent="-0.506cm" style:auto-text-indent="false">
        <style:tab-stops/>
      </style:paragraph-properties>
    </style:style>
    <style:style style:name="P146" style:family="paragraph" style:parent-style-name="Text_20_body" style:list-style-name="L2">
      <style:paragraph-properties fo:margin-left="1.302cm" fo:margin-right="0cm" fo:margin-top="0cm" fo:margin-bottom="0cm" fo:text-align="start" style:justify-single-word="false" fo:text-indent="-0.506cm" style:auto-text-indent="false">
        <style:tab-stops/>
      </style:paragraph-properties>
    </style:style>
    <style:style style:name="P147" style:family="paragraph" style:parent-style-name="Text_20_body" style:list-style-name="L2">
      <style:paragraph-properties fo:margin-left="1.244cm" fo:margin-right="0cm" fo:margin-top="0cm" fo:margin-bottom="0cm" fo:text-align="start" style:justify-single-word="false" fo:text-indent="-0.506cm" style:auto-text-indent="false">
        <style:tab-stops/>
      </style:paragraph-properties>
    </style:style>
    <style:style style:name="P148" style:family="paragraph" style:parent-style-name="Standard" style:list-style-name="L1"/>
    <style:style style:name="P149" style:family="paragraph" style:parent-style-name="Standard" style:list-style-name="L5">
      <style:paragraph-properties fo:margin-top="0cm" fo:margin-bottom="0.199cm"/>
    </style:style>
    <style:style style:name="P150" style:family="paragraph">
      <style:paragraph-properties fo:text-align="center"/>
    </style:style>
    <style:style style:name="P151" style:family="paragraph">
      <style:paragraph-properties fo:text-align="center"/>
      <style:text-properties style:font-name="Electron" fo:font-size="28pt" fo:letter-spacing="0.04cm" fo:font-weight="normal" style:letter-kerning="false" style:font-size-asian="28pt" style:font-weight-asian="normal" style:font-size-complex="28pt" style:font-weight-complex="normal"/>
    </style:style>
    <style:style style:name="P152"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sian="Arial2" style:font-name-complex="Arial2"/>
    </style:style>
    <style:style style:name="T85" style:family="text">
      <style:text-properties fo:font-size="4pt" style:font-size-asian="4pt" style:font-size-complex="4pt"/>
    </style:style>
    <style:style style:name="T86" style:family="text">
      <style:text-properties fo:font-size="4pt" style:font-name-asian="Arial2" style:font-size-asian="4pt" style:font-name-complex="Arial2" style:font-size-complex="4pt"/>
    </style:style>
    <style:style style:name="T87" style:family="text">
      <style:text-properties fo:font-size="4pt" fo:font-weight="normal" style:font-name-asian="Arial2" style:font-size-asian="4pt" style:font-weight-asian="normal" style:font-name-complex="Arial2" style:font-size-complex="4pt" style:font-weight-complex="normal"/>
    </style:style>
    <style:style style:name="T88" style:family="text">
      <style:text-properties fo:font-style="normal" style:font-style-asian="normal" style:font-style-complex="normal"/>
    </style:style>
    <style:style style:name="T89" style:family="text">
      <style:text-properties fo:font-style="normal" fo:font-weight="bol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style:font-style-asian="normal" style:font-style-complex="normal"/>
    </style:style>
    <style:style style:name="T92" style:family="text">
      <style:text-properties fo:font-style="normal" fo:font-weight="bold" style:font-style-asian="normal" style:font-weight-asian="normal" style:font-style-complex="normal" style:font-weight-complex="normal"/>
    </style:style>
    <style:style style:name="T93" style:family="text">
      <style:text-properties fo:font-style="normal" fo:font-weight="bold" style:font-weight-asian="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style:font-name-asian="Arial2" style:font-weight-asian="normal" style:font-name-complex="Arial2" style:font-weight-complex="normal"/>
    </style:style>
    <style:style style:name="T98" style:family="text">
      <style:text-properties fo:font-weight="normal" style:font-weight-asian="bold" style:font-weight-complex="bold"/>
    </style:style>
    <style:style style:name="T99" style:family="text">
      <style:text-properties style:font-name="Courier New" fo:font-weight="bold" style:font-weight-asian="bold" style:font-weight-complex="bold"/>
    </style:style>
    <style:style style:name="T100" style:family="text">
      <style:text-properties style:font-name="Courier New" fo:font-weight="bold" style:font-name-asian="Courier New" style:font-weight-asian="bold" style:font-name-complex="Courier New" style:font-weight-complex="bold"/>
    </style:style>
    <style:style style:name="T101" style:family="text">
      <style:text-properties style:font-name="Courier New" fo:font-weight="bold" style:font-size-asian="10pt" style:font-weight-asian="bold" style:font-size-complex="10pt" style:font-weight-complex="bold"/>
    </style:style>
    <style:style style:name="T10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font-style="normal" fo:font-weight="bold" style:font-size-asian="10pt" style:font-weight-asian="bold" style:font-size-complex="10pt" style:font-weight-complex="bold"/>
    </style:style>
    <style:style style:name="T10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style:font-name="Courier New" fo:font-size="10pt" fo:font-weight="bold" style:font-size-asian="10pt" style:font-weight-asian="bold" style:font-size-complex="10pt" style:font-weight-complex="bold"/>
    </style:style>
    <style:style style:name="T106"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7" style:family="text">
      <style:text-properties style:font-name="Courier New" fo:font-style="normal" fo:font-weight="bold" style:font-style-asian="normal" style:font-weight-asian="bold" style:font-style-complex="normal" style:font-weight-complex="bold"/>
    </style:style>
    <style:style style:name="T108"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tyle="normal" style:font-style-asian="normal" style:font-style-complex="normal"/>
    </style:style>
    <style:style style:name="T110" style:family="text">
      <style:text-properties fo:color="#5c8526" style:font-name="Arial2" fo:font-weight="normal" style:font-size-asian="10pt" style:font-weight-asian="normal" style:font-size-complex="10pt" style:font-weight-complex="normal"/>
    </style:style>
    <style:style style:name="T111"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4" style:family="text">
      <style:text-properties fo:font-variant="normal" fo:text-transform="none"/>
    </style:style>
    <style:style style:name="T115" style:family="text">
      <style:text-properties fo:font-variant="normal" fo:text-transform="none" style:font-name="Arial2" fo:font-size="10pt" fo:font-weight="normal" style:font-size-asian="10pt" style:font-weight-asian="normal" style:font-size-complex="10pt" style:font-weight-complex="normal"/>
    </style:style>
    <style:style style:name="T11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7" style:family="text">
      <style:text-properties fo:color="#000000"/>
    </style:style>
    <style:style style:name="T118" style:family="text">
      <style:text-properties fo:color="#000000" style:font-name-complex="Arial2"/>
    </style:style>
    <style:style style:name="T119" style:family="text">
      <style:text-properties fo:color="#000000" style:font-name="Arial2" fo:font-size="10pt" style:font-size-asian="10pt" style:font-name-complex="Arial2" style:font-size-complex="10pt"/>
    </style:style>
    <style:style style:name="T120" style:family="text">
      <style:text-properties fo:color="#000000" style:font-name="Arial2" fo:font-size="10pt" fo:font-weight="bold" style:font-size-asian="10pt" style:font-weight-asian="bold" style:font-name-complex="Arial2" style:font-size-complex="10pt" style:font-weight-complex="bold"/>
    </style:style>
    <style:style style:name="T121"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2" style:family="text">
      <style:text-properties fo:color="#000000" style:font-name="Arial2" fo:font-size="10pt" style:text-underline-style="none" style:font-size-asian="10pt" style:font-name-complex="Arial2" style:font-size-complex="10pt"/>
    </style:style>
    <style:style style:name="T123" style:family="text">
      <style:text-properties fo:color="#000000" style:font-name="Arial2" style:font-size-asian="10pt" style:font-name-complex="Arial2" style:font-size-complex="10pt"/>
    </style:style>
    <style:style style:name="T124" style:family="text">
      <style:text-properties fo:color="#000000" style:font-name="Arial2" fo:font-size="8pt" style:font-size-asian="8pt" style:font-name-complex="Arial2" style:font-size-complex="8pt"/>
    </style:style>
    <style:style style:name="T125" style:family="text">
      <style:text-properties fo:color="#000000" style:font-name="Courier New" fo:font-style="normal" fo:font-weight="bold" style:font-name-asian="Monospace" style:font-size-asian="10pt" style:font-style-asian="normal" style:font-weight-asian="bold" style:font-name-complex="Arial2" style:font-size-complex="10pt" style:font-style-complex="normal" style:font-weight-complex="bold"/>
    </style:style>
    <style:style style:name="T126" style:family="text">
      <style:text-properties fo:color="#008000"/>
    </style:style>
    <style:style style:name="T127" style:family="text">
      <style:text-properties fo:color="#008000" style:font-name-complex="Arial2"/>
    </style:style>
    <style:style style:name="T128" style:family="text">
      <style:text-properties fo:color="#008000" style:font-name="Arial2" fo:font-size="10pt" style:font-size-asian="10pt" style:font-name-complex="Arial2" style:font-size-complex="10pt"/>
    </style:style>
    <style:style style:name="T129" style:family="text">
      <style:text-properties fo:color="#008000" style:font-name="Arial2" fo:font-size="10pt" fo:font-weight="normal" style:font-size-asian="10pt" style:font-weight-asian="normal" style:font-name-complex="Arial2" style:font-size-complex="10pt" style:font-weight-complex="normal"/>
    </style:style>
    <style:style style:name="T130"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1" style:family="text">
      <style:text-properties fo:color="#008000" style:font-name="Arial2" style:font-size-asian="10pt" style:font-name-complex="Arial2" style:font-size-complex="10pt"/>
    </style:style>
    <style:style style:name="T132"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3" style:family="text">
      <style:text-properties fo:color="#008000" style:font-name="Arial2" fo:font-weight="normal" style:font-size-asian="10pt" style:font-weight-asian="normal" style:font-name-complex="Arial2" style:font-size-complex="10pt" style:font-weight-complex="normal"/>
    </style:style>
    <style:style style:name="T134" style:family="text">
      <style:text-properties fo:color="#008000" style:font-name-asian="Monospace" style:font-name-complex="Arial2"/>
    </style:style>
    <style:style style:name="T13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6" style:family="text">
      <style:text-properties style:font-name="Verdana" fo:font-size="10pt" style:font-size-asian="12.0500001907349pt" style:font-size-complex="13.8000001907349pt"/>
    </style:style>
    <style:style style:name="T137" style:family="text">
      <style:text-properties style:font-name="Arial" style:font-name-asian="Arial" style:font-name-complex="Arial"/>
    </style:style>
    <style:style style:name="T138" style:family="text">
      <style:text-properties style:font-name="Arial" style:font-name-asian="DejaVu Sans" style:font-name-complex="DejaVu Sans"/>
    </style:style>
    <style:style style:name="T139" style:family="text">
      <style:text-properties style:font-name="Arial" fo:font-weight="bold" style:font-weight-asian="bold" style:font-weight-complex="bold"/>
    </style:style>
    <style:style style:name="T140" style:family="text">
      <style:text-properties style:font-name="Arial" fo:font-size="10pt" style:font-size-asian="10.5pt"/>
    </style:style>
    <style:style style:name="T141" style:family="text">
      <style:text-properties style:font-name="Arial" fo:font-size="10pt" fo:font-style="normal" fo:font-weight="normal" style:font-size-asian="10.5pt" style:font-weight-asian="normal" style:font-size-complex="10pt" style:font-weight-complex="normal"/>
    </style:style>
    <style:style style:name="T142" style:family="text">
      <style:text-properties style:font-name="Arial" fo:font-style="italic" style:font-name-asian="DejaVu Sans" style:font-style-asian="italic" style:font-name-complex="DejaVu Sans" style:font-style-complex="italic"/>
    </style:style>
    <style:style style:name="T143" style:family="text">
      <style:text-properties fo:color="#808080" style:font-name="Arial2" fo:font-size="10pt" fo:font-weight="normal" style:font-size-asian="10pt" style:font-weight-asian="normal" style:font-name-complex="Arial2" style:font-size-complex="10pt" style:font-weight-complex="normal"/>
    </style:style>
    <style:style style:name="T144" style:family="text">
      <style:text-properties style:font-name-asian="Monospace" style:font-name-complex="Monospace"/>
    </style:style>
    <style:style style:name="T145" style:family="text">
      <style:text-properties fo:font-size="8pt" style:font-size-asian="8pt" style:font-size-complex="8pt"/>
    </style:style>
    <style:style style:name="T146" style:family="text">
      <style:text-properties fo:font-size="7pt" style:font-size-asian="7pt" style:font-size-complex="7pt"/>
    </style:style>
    <style:style style:name="T147" style:family="text"/>
    <style:style style:name="T148" style:family="text">
      <style:text-properties style:font-name="Electron" fo:font-size="28pt" fo:letter-spacing="0.04cm" fo:font-weight="normal" style:letter-kerning="false" style:font-size-asian="28pt" style:font-weight-asian="normal" style:font-size-complex="28pt" style:font-weight-complex="normal"/>
    </style:style>
    <style:style style:name="T149" style:family="text">
      <style:text-properties style:font-name="Arial2" fo:font-size="10pt" fo:font-style="italic" style:font-name-complex="Arial2" style:font-size-complex="10pt" style:font-style-complex="italic"/>
    </style:style>
    <style:style style:name="T150"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1cm" draw:marker-start-width="0.409cm" draw:marker-end-width="0.409cm" draw:fill-color="#ffffff"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593cm" fo:padding-top="0.199cm" fo:padding-bottom="0.199cm" fo:padding-left="0.4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51" svg:width="3.864cm" svg:height="1.103cm" draw:transform="rotate (-0.523598775599386) translate (16.4270972222222cm -0.259291666666667cm)" draw:corner-radius="0.199cm">
     <text:p text:style-name="P150"><text:span text:style-name="T148">DRAFT</text:span></text:p>
    </draw:rect><draw:rect text:anchor-type="paragraph" draw:z-index="5" draw:style-name="gr3" draw:text-style-name="P150" svg:width="21.582cm" svg:height="28.055cm" svg:x="-0.917cm" svg:y="-1.113cm">
     <text:p/>
    </draw:rect></text:p>
      <text:p text:style-name="Contents_20_Heading"/>
      <text:p text:style-name="Contents_20_Heading"/>
      <text:p text:style-name="Contents_20_Heading"/>
      <text:p text:style-name="Contents_20_Heading"/>
      <text:p text:style-name="Contents_20_Heading"/>
      <text:p text:style-name="Contents_20_Heading"/>
      <text:p text:style-name="P32">SKS (Secure Key Store)</text:p>
      <text:p text:style-name="P32">API and Architecture</text:p>
      <text:p text:style-name="P32"/>
      <text:p text:style-name="P32"/>
      <text:p text:style-name="P32"/>
      <text:p text:style-name="P32"/>
      <text:p text:style-name="P32"/>
      <text:p text:style-name="P32"/>
      <text:p text:style-name="P32"/>
      <text:p text:style-name="P32"/>
      <text:p text:style-name="P32"/>
      <text:p text:style-name="P80"/>
      <text:p text:style-name="P80"/>
      <text:p text:style-name="P80"><draw:frame text:anchor-type="paragraph" draw:z-index="4" draw:style-name="gr2" draw:text-style-name="P152" svg:width="16.613cm" svg:height="1.195cm" svg:x="1.565cm" svg:y="0.374cm">
     <draw:text-box>
      <text:p><text:span text:style-name="T149">Disclaimer</text:span><text:span text:style-name="T150">: This is a system in development. <text:s/>That is, the specification may change without notice.</text:span></text:p>
      <text:p><text:span text:style-name="T150">However, it should still give you a good insight in the “Cloud” Token concept. <text:s/></text:span><text:span text:style-name="T149">Feedback is encouraged!</text:span></text:p>
     </draw:text-box>
    </draw:frame></text:p>
      <text:p text:style-name="P80"/>
      <text:p text:style-name="P80"/>
      <text:p text:style-name="P3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22">Table of Contents</text:p>
          </text:index-title>
          <text:p text:style-name="P123"><text:a xlink:type="simple" xlink:href="#2.Introduction|outline" text:style-name="Internet_20_link" text:visited-style-name="Internet_20_link">Introduction<text:tab/>4</text:a></text:p>
          <text:p text:style-name="P123"><text:a xlink:type="simple" xlink:href="#3.Architecture|outline" text:style-name="Internet_20_link" text:visited-style-name="Internet_20_link">Architecture<text:tab/>4</text:a></text:p>
          <text:p text:style-name="P123"><text:a xlink:type="simple" xlink:href="#4.Provisioning API|outline" text:style-name="Internet_20_link" text:visited-style-name="Internet_20_link">Provisioning API<text:tab/>4</text:a></text:p>
          <text:p text:style-name="P124"><text:a xlink:type="simple" xlink:href="#4.1.Backward Compatibility|outline" text:style-name="Internet_20_link" text:visited-style-name="Internet_20_link">Backward Compatibility<text:tab/>5</text:a></text:p>
          <text:p text:style-name="P123"><text:a xlink:type="simple" xlink:href="#5.User API|outline" text:style-name="Internet_20_link" text:visited-style-name="Internet_20_link">User API<text:tab/>5</text:a></text:p>
          <text:p text:style-name="P123"><text:a xlink:type="simple" xlink:href="#6.Security Model|outline" text:style-name="Internet_20_link" text:visited-style-name="Internet_20_link">Security Model<text:tab/>5</text:a></text:p>
          <text:p text:style-name="P123"><text:a xlink:type="simple" xlink:href="#7.Transaction Based Operation|outline" text:style-name="Internet_20_link" text:visited-style-name="Internet_20_link">Transaction Based Operation<text:tab/>6</text:a></text:p>
          <text:p text:style-name="P123"><text:a xlink:type="simple" xlink:href="#8.Objects|outline" text:style-name="Internet_20_link" text:visited-style-name="Internet_20_link">Objects<text:tab/>6</text:a></text:p>
          <text:p text:style-name="P124"><text:a xlink:type="simple" xlink:href="#8.1.Key Entries|outline" text:style-name="Internet_20_link" text:visited-style-name="Internet_20_link">Key Entries<text:tab/>6</text:a></text:p>
          <text:p text:style-name="P124"><text:a xlink:type="simple" xlink:href="#8.3.Key Protection Objects|outline" text:style-name="Internet_20_link" text:visited-style-name="Internet_20_link">Key Protection Objects<text:tab/>7</text:a></text:p>
          <text:p text:style-name="P124"><text:a xlink:type="simple" xlink:href="#8.4.Provisioning Objects|outline" text:style-name="Internet_20_link" text:visited-style-name="Internet_20_link">Provisioning Objects<text:tab/>7</text:a></text:p>
          <text:p text:style-name="P123"><text:a xlink:type="simple" xlink:href="#9.Algorithm Support|outline" text:style-name="Internet_20_link" text:visited-style-name="Internet_20_link">Algorithm Support<text:tab/>8</text:a></text:p>
          <text:p text:style-name="P123"><text:a xlink:type="simple" xlink:href="#10.Key Protection Attributes|outline" text:style-name="Internet_20_link" text:visited-style-name="Internet_20_link">Key Protection Attributes<text:tab/>9</text:a></text:p>
          <text:p text:style-name="P124"><text:a xlink:type="simple" xlink:href="#10.1.Key Export|outline" text:style-name="Internet_20_link" text:visited-style-name="Internet_20_link">Key Export<text:tab/>9</text:a></text:p>
          <text:p text:style-name="P124"><text:a xlink:type="simple" xlink:href="#10.2.Key Delete|outline" text:style-name="Internet_20_link" text:visited-style-name="Internet_20_link">Key Delete<text:tab/>9</text:a></text:p>
          <text:p text:style-name="P124"><text:a xlink:type="simple" xlink:href="#10.4.PIN Input Methods|outline" text:style-name="Internet_20_link" text:visited-style-name="Internet_20_link">PIN Input Methods<text:tab/>10</text:a></text:p>
          <text:p text:style-name="P124"><text:a xlink:type="simple" xlink:href="#10.5.PIN Patterns|outline" text:style-name="Internet_20_link" text:visited-style-name="Internet_20_link">PIN Patterns<text:tab/>10</text:a></text:p>
          <text:p text:style-name="P124"><text:a xlink:type="simple" xlink:href="#10.6.PIN and PUK Formats|outline" text:style-name="Internet_20_link" text:visited-style-name="Internet_20_link">PIN and PUK Formats<text:tab/>10</text:a></text:p>
          <text:p text:style-name="P124"><text:a xlink:type="simple" xlink:href="#10.8.PIN Grouping|outline" text:style-name="Internet_20_link" text:visited-style-name="Internet_20_link">PIN Grouping<text:tab/>11</text:a></text:p>
          <text:p text:style-name="P124"><text:a xlink:type="simple" xlink:href="#10.9.Key Application Usage|outline" text:style-name="Internet_20_link" text:visited-style-name="Internet_20_link">Key Application Usage<text:tab/>11</text:a></text:p>
          <text:p text:style-name="P124"><text:a xlink:type="simple" xlink:href="#10.10.Biometric Protection|outline" text:style-name="Internet_20_link" text:visited-style-name="Internet_20_link">Biometric Protection<text:tab/>12</text:a></text:p>
          <text:p text:style-name="P123"><text:a xlink:type="simple" xlink:href="#12.Data Types|outline" text:style-name="Internet_20_link" text:visited-style-name="Internet_20_link">Data Types<text:tab/>13</text:a></text:p>
          <text:p text:style-name="P123"><text:a xlink:type="simple" xlink:href="#13.Method List|outline" text:style-name="Internet_20_link" text:visited-style-name="Internet_20_link">Method List<text:tab/>14</text:a></text:p>
          <text:p text:style-name="P123"><text:a xlink:type="simple" xlink:href="#14.Return Values|outline" text:style-name="Internet_20_link" text:visited-style-name="Internet_20_link">Return Values<text:tab/>14</text:a></text:p>
          <text:p text:style-name="P123"><text:a xlink:type="simple" xlink:href="#15.Error Codes|outline" text:style-name="Internet_20_link" text:visited-style-name="Internet_20_link">Error Codes<text:tab/>14</text:a></text:p>
          <text:p text:style-name="P124"><text:a xlink:type="simple" xlink:href="#15.1.getDeviceInfo (1)|outline" text:style-name="Internet_20_link" text:visited-style-name="Internet_20_link">getDeviceInfo (1)<text:tab/>15</text:a></text:p>
          <text:p text:style-name="P124"><text:a xlink:type="simple" xlink:href="#15.2.createProvisioningSession (2)|outline" text:style-name="Internet_20_link" text:visited-style-name="Internet_20_link">createProvisioningSession (2)<text:tab/>16</text:a></text:p>
          <text:p text:style-name="P124"><text:a xlink:type="simple" xlink:href="#15.3.closeProvisioningSession (3)|outline" text:style-name="Internet_20_link" text:visited-style-name="Internet_20_link">closeProvisioningSession (3)<text:tab/>22</text:a></text:p>
          <text:p text:style-name="P124"><text:a xlink:type="simple" xlink:href="#15.4.enumerateProvisioningSessions (4)|outline" text:style-name="Internet_20_link" text:visited-style-name="Internet_20_link">enumerateProvisioningSessions (4)<text:tab/>23</text:a></text:p>
          <text:p text:style-name="P124"><text:a xlink:type="simple" xlink:href="#15.5.abortProvisioningSession (5)|outline" text:style-name="Internet_20_link" text:visited-style-name="Internet_20_link">abortProvisioningSession (5)<text:tab/>24</text:a></text:p>
          <text:p text:style-name="P124"><text:a xlink:type="simple" xlink:href="#15.6.signProvisioningSessionData (6)|outline" text:style-name="Internet_20_link" text:visited-style-name="Internet_20_link">signProvisioningSessionData (6)<text:tab/>25</text:a></text:p>
          <text:p text:style-name="P124"><text:a xlink:type="simple" xlink:href="#15.7.createPUKPolicy (7)|outline" text:style-name="Internet_20_link" text:visited-style-name="Internet_20_link">createPUKPolicy (7)<text:tab/>26</text:a></text:p>
          <text:p text:style-name="P124"><text:a xlink:type="simple" xlink:href="#15.8.createPINPolicy (8)|outline" text:style-name="Internet_20_link" text:visited-style-name="Internet_20_link">createPINPolicy (8)<text:tab/>27</text:a></text:p>
          <text:p text:style-name="P124"><text:a xlink:type="simple" xlink:href="#15.9.createKeyEntry (9)|outline" text:style-name="Internet_20_link" text:visited-style-name="Internet_20_link">createKeyEntry (9)<text:tab/>28</text:a></text:p>
          <text:p text:style-name="P124"><text:a xlink:type="simple" xlink:href="#15.10.getKeyHandle (10)|outline" text:style-name="Internet_20_link" text:visited-style-name="Internet_20_link">getKeyHandle (10)<text:tab/>32</text:a></text:p>
          <text:p text:style-name="P124"><text:a xlink:type="simple" xlink:href="#15.11.setCertificatePath (11)|outline" text:style-name="Internet_20_link" text:visited-style-name="Internet_20_link">setCertificatePath (11)<text:tab/>33</text:a></text:p>
          <text:p text:style-name="P124"><text:a xlink:type="simple" xlink:href="#15.12.setSymmetricKey (12)|outline" text:style-name="Internet_20_link" text:visited-style-name="Internet_20_link">setSymmetricKey (12)<text:tab/>35</text:a></text:p>
          <text:p text:style-name="P124"><text:a xlink:type="simple" xlink:href="#15.13.addExtension (13)|outline" text:style-name="Internet_20_link" text:visited-style-name="Internet_20_link">addExtension (13)<text:tab/>37</text:a></text:p>
          <text:p text:style-name="P124"><text:a xlink:type="simple" xlink:href="#15.14.restorePrivateKey (14)|outline" text:style-name="Internet_20_link" text:visited-style-name="Internet_20_link">restorePrivateKey (14)<text:tab/>40</text:a></text:p>
          <text:p text:style-name="P124"><text:a xlink:type="simple" xlink:href="#15.15.pp_deleteKey (50)|outline" text:style-name="Internet_20_link" text:visited-style-name="Internet_20_link">pp_deleteKey (50)<text:tab/>41</text:a></text:p>
          <text:p text:style-name="P124"><text:a xlink:type="simple" xlink:href="#15.16.pp_unlockKey (51)|outline" text:style-name="Internet_20_link" text:visited-style-name="Internet_20_link">pp_unlockKey (51)<text:tab/>43</text:a></text:p>
          <text:p text:style-name="P124"><text:a xlink:type="simple" xlink:href="#15.17.pp_updateKey (52)|outline" text:style-name="Internet_20_link" text:visited-style-name="Internet_20_link">pp_updateKey (52)<text:tab/>44</text:a></text:p>
          <text:p text:style-name="P124"><text:a xlink:type="simple" xlink:href="#15.18.pp_cloneKeyProtection (53)|outline" text:style-name="Internet_20_link" text:visited-style-name="Internet_20_link">pp_cloneKeyProtection (53)<text:tab/>45</text:a></text:p>
          <text:p text:style-name="P124"><text:a xlink:type="simple" xlink:href="#15.19.enumerateKeys (70)|outline" text:style-name="Internet_20_link" text:visited-style-name="Internet_20_link">enumerateKeys (70)<text:tab/>46</text:a></text:p>
          <text:p text:style-name="P124"><text:a xlink:type="simple" xlink:href="#15.20.getKeyAttributes (71)|outline" text:style-name="Internet_20_link" text:visited-style-name="Internet_20_link">getKeyAttributes (71)<text:tab/>47</text:a></text:p>
          <text:p text:style-name="P124"><text:a xlink:type="simple" xlink:href="#15.21.getKeyProtectionInfo (72)|outline" text:style-name="Internet_20_link" text:visited-style-name="Internet_20_link">getKeyProtectionInfo (72)<text:tab/>48</text:a></text:p>
          <text:p text:style-name="P124"><text:soft-page-break/><text:a xlink:type="simple" xlink:href="#15.22.getExtension (73)|outline" text:style-name="Internet_20_link" text:visited-style-name="Internet_20_link">getExtension (73)<text:tab/>50</text:a></text:p>
          <text:p text:style-name="P124"><text:a xlink:type="simple" xlink:href="#15.23.setProperty (74)|outline" text:style-name="Internet_20_link" text:visited-style-name="Internet_20_link">setProperty (74)<text:tab/>51</text:a></text:p>
          <text:p text:style-name="P124"><text:a xlink:type="simple" xlink:href="#15.24.deleteKey (80)|outline" text:style-name="Internet_20_link" text:visited-style-name="Internet_20_link">deleteKey (80)<text:tab/>52</text:a></text:p>
          <text:p text:style-name="P124"><text:a xlink:type="simple" xlink:href="#15.25.exportKey (81)|outline" text:style-name="Internet_20_link" text:visited-style-name="Internet_20_link">exportKey (81)<text:tab/>53</text:a></text:p>
          <text:p text:style-name="P124"><text:a xlink:type="simple" xlink:href="#15.26.unlockKey (82)|outline" text:style-name="Internet_20_link" text:visited-style-name="Internet_20_link">unlockKey (82)<text:tab/>54</text:a></text:p>
          <text:p text:style-name="P124"><text:a xlink:type="simple" xlink:href="#15.27.changePIN (83)|outline" text:style-name="Internet_20_link" text:visited-style-name="Internet_20_link">changePIN (83)<text:tab/>55</text:a></text:p>
          <text:p text:style-name="P124"><text:a xlink:type="simple" xlink:href="#15.28.setPIN (84)|outline" text:style-name="Internet_20_link" text:visited-style-name="Internet_20_link">setPIN (84)<text:tab/>56</text:a></text:p>
          <text:p text:style-name="P124"><text:a xlink:type="simple" xlink:href="#15.29.signHashedData (100)|outline" text:style-name="Internet_20_link" text:visited-style-name="Internet_20_link">signHashedData (100)<text:tab/>57</text:a></text:p>
          <text:p text:style-name="P124"><text:a xlink:type="simple" xlink:href="#15.30.asymmetricKeyDecrypt (101)|outline" text:style-name="Internet_20_link" text:visited-style-name="Internet_20_link">asymmetricKeyDecrypt (101)<text:tab/>58</text:a></text:p>
          <text:p text:style-name="P124"><text:a xlink:type="simple" xlink:href="#15.31.keyAgreement (102)|outline" text:style-name="Internet_20_link" text:visited-style-name="Internet_20_link">keyAgreement (102)<text:tab/>59</text:a></text:p>
          <text:p text:style-name="P124"><text:a xlink:type="simple" xlink:href="#15.32.performHMAC (103)|outline" text:style-name="Internet_20_link" text:visited-style-name="Internet_20_link">performHMAC (103)<text:tab/>60</text:a></text:p>
          <text:p text:style-name="P124"><text:a xlink:type="simple" xlink:href="#15.33.symmetricKeyEncrypt (104)|outline" text:style-name="Internet_20_link" text:visited-style-name="Internet_20_link">symmetricKeyEncrypt (104)<text:tab/>61</text:a></text:p>
          <text:p text:style-name="P123"><text:a xlink:type="simple" xlink:href="#16.Session Security Mechanisms|outline" text:style-name="Internet_20_link" text:visited-style-name="Internet_20_link">Session Security Mechanisms<text:tab/>62</text:a></text:p>
          <text:p text:style-name="P124"><text:a xlink:type="simple" xlink:href="#16.1.Encrypted Data|outline" text:style-name="Internet_20_link" text:visited-style-name="Internet_20_link">Encrypted Data<text:tab/>62</text:a></text:p>
          <text:p text:style-name="P124"><text:a xlink:type="simple" xlink:href="#16.2.MAC Operations|outline" text:style-name="Internet_20_link" text:visited-style-name="Internet_20_link">MAC Operations<text:tab/>62</text:a></text:p>
          <text:p text:style-name="P124"><text:a xlink:type="simple" xlink:href="#16.3.Attestations|outline" text:style-name="Internet_20_link" text:visited-style-name="Internet_20_link">Attestations<text:tab/>62</text:a></text:p>
          <text:p text:style-name="P124"><text:a xlink:type="simple" xlink:href="#16.4.Target Key Reference|outline" text:style-name="Internet_20_link" text:visited-style-name="Internet_20_link">Target Key Reference<text:tab/>62</text:a></text:p>
          <text:p text:style-name="P123"><text:a xlink:type="simple" xlink:href="#17.Sample Session|outline" text:style-name="Internet_20_link" text:visited-style-name="Internet_20_link">Sample Session<text:tab/>63</text:a></text:p>
          <text:p text:style-name="P123"><text:a xlink:type="simple" xlink:href="#18.Reference Implementation|outline" text:style-name="Internet_20_link" text:visited-style-name="Internet_20_link">Reference Implementation<text:tab/>63</text:a></text:p>
          <text:p text:style-name="P123"><text:a xlink:type="simple" xlink:href="#19.Remote Key Lookup|outline" text:style-name="Internet_20_link" text:visited-style-name="Internet_20_link">Remote Key Lookup<text:tab/>64</text:a></text:p>
          <text:p text:style-name="P123"><text:a xlink:type="simple" xlink:href="#20.Security Considerations|outline" text:style-name="Internet_20_link" text:visited-style-name="Internet_20_link">Security Considerations<text:tab/>65</text:a></text:p>
          <text:p text:style-name="P123"><text:a xlink:type="simple" xlink:href="#21.Intellectual Property Rights|outline" text:style-name="Internet_20_link" text:visited-style-name="Internet_20_link">Intellectual Property Rights<text:tab/>65</text:a></text:p>
          <text:p text:style-name="P123"><text:a xlink:type="simple" xlink:href="#22.References|outline" text:style-name="Internet_20_link" text:visited-style-name="Internet_20_link">References<text:tab/>66</text:a></text:p>
          <text:p text:style-name="P123"><text:a xlink:type="simple" xlink:href="#23.Acknowledgments|outline" text:style-name="Internet_20_link" text:visited-style-name="Internet_20_link">Acknowledgments<text:tab/>67</text:a></text:p>
          <text:p text:style-name="P123"><text:a xlink:type="simple" xlink:href="#24.Author|outline" text:style-name="Internet_20_link" text:visited-style-name="Internet_20_link">Author<text:tab/>67</text:a></text:p>
          <text:p text:style-name="P123"><text:a xlink:type="simple" xlink:href="#25.To Do List|outline" text:style-name="Internet_20_link" text:visited-style-name="Internet_20_link">To Do List<text:tab/>67</text:a></text:p>
        </text:index-body>
      </text:table-of-content>
      <text:h text:style-name="Heading_20_1" text:outline-level="1"/>
      <text:h text:style-name="P120" text:outline-level="1">Introduction</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reference-mark-start text:name="architecture"/>Architecture<text:reference-mark-end text:name="architecture"/></text:h>
      <text:p text:style-name="Text_20_body">Below is a picture showing the core components in the SKS architecture:</text:p>
      <text:p text:style-name="Text_20_body"><draw:frame draw:style-name="fr1" draw:name="Object2" text:anchor-type="paragraph" svg:x="2.498cm" svg:y="0.081cm" svg:width="15.069cm" svg:height="4.572cm" draw:z-index="0"><draw:object xlink:href="./Object 2" xlink:type="simple" xlink:show="embed" xlink:actuate="onLoad"/><draw:image xlink:href="./ObjectReplacements/Object 2" xlink:type="simple" xlink:show="embed" xlink:actuate="onLoad"/>
    </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reference-mark-start text:name="provisioning.api"/>Provisioning API<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8">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27" text:outline-level="2">Backward Compatibility</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0">“On the Internet anybody can be an operator of something”<text:line-break/></text:p>
      <text:p text:style-name="P34"><text:span text:style-name="T88">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8">. <text:s/>See next section. <text:s/><text:line-break/></text:span></text:p>
      <text:h text:style-name="Heading_20_1" text:outline-level="1"><text:reference-mark-start text:name="user.api"/>User API<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4">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4">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4">If another User API is used the only requirement is that the key objects created by the provisioning API, are compatible with the former.</text:p>
      <text:p text:style-name="P34"/>
      <text:h text:style-name="Heading_20_1" text:outline-level="1">Security Model</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8">Many smart card schemes depend on roles like SO (Security Officer) which squarely matches scenarios where users are associated with a </text:span><text:span text:style-name="T2">multitude of independent service providers</text:span><text:span text:style-name="T88">. <text:s/>By building on an E2ES (End To End Security) model, the </text:span><text:span text:style-name="T2">technical</text:span><text:span text:style-name="T88"> part of the SO role, exclusively becomes an affair between the SKS and the </text:span><text:span text:style-name="T2">remote</text:span><text:span text:style-name="T88"> issuers, </text:span><text:span text:style-name="T2">where each issuer is confined to their own virtual cards and SO policies</text:span><text:span text:style-name="T88">.</text:span></text:p>
      <text:p text:style-name="Text_20_body">Also see <text:span text:style-name="CrossRef"><text:reference-ref text:reference-format="text" text:ref-name="sec.cons">Security Considerations</text:reference-ref></text:span>.</text:p>
      <text:h text:style-name="P120" text:outline-level="1"><text:reference-mark-start text:name="atomic.op"/>Transaction Based Operation<text:reference-mark-end text:name="atomic.op"/></text:h>
      <text:p text:style-name="P63">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3"><text:span text:style-name="T2">Ideally</text:span> an SKS container <text:span text:style-name="T48">should</text:span> be able dealing with power-failures regardless when they occur.</text:p>
      <text:p text:style-name="P63"/>
      <text:h text:style-name="Heading_20_1" text:outline-level="1">Objects</text:h>
      <text:p text:style-name="P34">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4">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4">Note: unlike 7816-compatible smart cards, an SKS exposes no visible file system, only objects.</text:p>
      <text:p text:style-name="P34"/>
      <text:h text:style-name="Heading_20_2" text:outline-level="2"><text:reference-mark-start text:name="key.entries"/>Key Entries<text:reference-mark-end text:name="key.entries"/></text:h>
      <text:p text:style-name="Text_20_body"><draw:frame draw:style-name="fr2" draw:name="Object3" text:anchor-type="paragraph" svg:x="1.887cm" svg:y="0.767cm" svg:width="15.997cm" svg:height="7.835cm" draw:z-index="2"><draw:object xlink:href="./Object 3" xlink:type="simple" xlink:show="embed" xlink:actuate="onLoad"/><draw:image xlink:href="./ObjectReplacements/Object 3" xlink:type="simple" xlink:show="embed" xlink:actuate="onLoad"/>
    </draw:frame>The following picture shows the components forming an SKS key entry: <text:line-break/></text:p>
      <text:p text:style-name="Text_20_body"><text:span text:style-name="T2">Public Key</text:span> denotes the public part of the key-pair created by <text:span text:style-name="CrossRef"><text:reference-ref text:reference-format="text" text:ref-name="createKeyPair">createKeyEntry</text:reference-ref></text:span>.</text:p>
      <text:p text:style-name="Text_20_body"><text:span text:style-name="T2">Private Key</text:span> denotes the private part of the key-pair created by <text:span text:style-name="CrossRef"><text:reference-ref text:reference-format="text" text:ref-name="createKeyPair">createKeyEntry</text:reference-ref></text:span>.</text:p>
      <text:p text:style-name="Text_20_body"><text:reference-mark-start text:name="eecert"/><text:span text:style-name="T56">End‑Entity Certificate</text:span><text:reference-mark-end text:name="eecert"/> denotes the <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ext:p text:style-name="Text_20_body"><text:span text:style-name="T2">Secret Key</text:span><text:span text:style-name="T88"> denotes an </text:span><text:span text:style-name="T2">optional</text:span><text:span text:style-name="T88"> secret key defined by calling </text:span><text:span text:style-name="CrossRef"><text:span text:style-name="T88"><text:reference-ref text:reference-format="text" text:ref-name="setpiggybacked">setSymmetricKey</text:reference-ref></text:span></text:span><text:span text:style-name="T88">.</text:span></text:p>
      <text:p text:style-name="Text_20_body"><text:span text:style-name="T2">CA Certificates</text:span> denote <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ext:p text:style-name="Text_20_body"><text:span text:style-name="T3">Extension Objects</text:span><text:span text:style-name="T94"> denote </text:span><text:span text:style-name="T3">optional</text:span><text:span text:style-name="T94"> extension objects defined by calling </text:span><text:span text:style-name="CrossRef"><text:span text:style-name="T88"><text:reference-ref text:reference-format="text" text:ref-name="addextensiondata">addExtension</text:reference-ref></text:span></text:span><text:span text:style-name="T94">.</text:span></text:p>
      <text:p text:style-name="Text_20_body"><text:span text:style-name="T3">PIN Error Count</text:span> denotes a counter associated by keys protected by a PIN policy object. <text:s/>See <text:span text:style-name="CrossRef"><text:reference-ref text:reference-format="text" text:ref-name="createPINPolicy">createPINPolicy</text:reference-ref></text:span>.</text:p>
      <text:p text:style-name="Text_20_body"><text:span text:style-name="T2">Key Attributes</text:span> denote the attributes defined during the call to <text:span text:style-name="CrossRef"><text:reference-ref text:reference-format="text" text:ref-name="createKeyPair">createKeyEntry</text:reference-ref></text:span><text:span text:style-name="T88">.</text:span></text:p>
      <text:p text:style-name="P39">Note that the key management methods always involve an entire key entry; <text:span text:style-name="T2">individual components cannot be managed</text:span>.</text:p>
      <text:h text:style-name="Heading_20_2" text:outline-level="2"/>
      <text:h text:style-name="P127" text:outline-level="2"><text:reference-mark-start text:name="key.protectionobjects"/>Key Protection Objects<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6.1cm" svg:y="0.319cm" svg:width="6.5cm" svg:height="7.02cm" draw:z-index="6"><draw:object xlink:href="./Object 1" xlink:type="simple" xlink:show="embed" xlink:actuate="onLoad"/><draw:image xlink:href="./ObjectReplacements/Object 1" xlink:type="simple" xlink:show="embed" xlink:actuate="onLoad"/>
    </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6"/>
      <text:h text:style-name="Heading_20_2" text:outline-level="2"><text:reference-mark-start text:name="provisioning.objects"/>Provisioning Objects<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6.11cm" svg:y="0.15cm" svg:width="6.856cm" svg:height="4.725cm" draw:z-index="3"><draw:object xlink:href="./Object 4" xlink:type="simple" xlink:show="embed" xlink:actuate="onLoad"/><draw:image xlink:href="./ObjectReplacements/Object 4" xlink:type="simple" xlink:show="embed" xlink:actuate="onLoad"/>
    </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3"><text:span text:style-name="T88">If a </text:span><text:span text:style-name="CrossRef"><text:span text:style-name="T88"><text:reference-ref text:reference-format="text" text:ref-name="key.mgr.key">KeyManagementKey</text:reference-ref></text:span></text:span><text:span text:style-name="T88"> is deployed during provisioning object creation (establishing a </text:span><text:span text:style-name="CrossRef"><text:span text:style-name="T88"><text:reference-ref text:reference-format="text" text:ref-name="DSDP">VSD</text:reference-ref></text:span></text:span><text:span text:style-name="T88">), </text:span><text:span text:style-name="T2">post-provisioning operations</text:span><text:span text:style-name="T88"> can also be performed. <text:s/>See</text:span><text:span text:style-name="CrossRef"><text:span text:style-name="T21"> </text:span></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nlockkey">pp_unlock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CrossRef"><text:span text:style-name="T21">.</text:span></text:span></text:p>
      <text:h text:style-name="P120" text:outline-level="1"><text:reference-mark-start text:name="algo.support"/>Algorithm Support<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4">URI</text:p>
          </table:table-cell>
          <table:table-cell table:style-name="Table34.B1" table:number-columns-spanned="2" office:value-type="string">
            <text:p text:style-name="P14">Comment</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6">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6">http://xmlns.webpki.org/keygen2/1.0#algorithm.aes.ecb.nopad</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6"><text:reference-ref text:reference-format="text" text:ref-name="xml.encrypt">XML Encryption</text:reference-ref></text:span></text:span></text:p>
          </table:table-cell>
          <table:table-cell table:style-name="Table34.B4" table:number-rows-spanned="2" office:value-type="string">
            <text:p text:style-name="P31">Decryption mode only</text:p>
          </table:table-cell>
        </table:table-row>
        <table:table-row table:style-name="Table34.2">
          <table:table-cell table:style-name="Table34.A4" office:value-type="string">
            <text:p text:style-name="P85">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0"/>
          </table:table-cell>
          <table:covered-table-cell/>
          <table:covered-table-cell/>
        </table:table-row>
        <table:table-row table:style-name="Table34.2">
          <table:table-cell table:style-name="Table34.A18" table:number-columns-spanned="3" office:value-type="string">
            <text:p text:style-name="P14"><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5">http://xmlns.webpki.org/keygen2/1.0#algorithm.ecdh</text:p>
          </table:table-cell>
          <table:table-cell table:style-name="Table34.B4" table:number-columns-spanned="2" office:value-type="string">
            <text:p text:style-name="P71">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7"/>
          </table:table-cell>
          <table:covered-table-cell/>
          <table:covered-table-cell/>
        </table:table-row>
        <table:table-row table:style-name="Table34.1">
          <table:table-cell table:style-name="Table34.A3" table:number-columns-spanned="3" office:value-type="string">
            <text:p text:style-name="P14"><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2">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85">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5">http://xmlns.webpki.org/keygen2/1.0#algorithm.ecdsa.none</text:p>
          </table:table-cell>
          <table:covered-table-cell/>
          <table:covered-table-cell/>
        </table:table-row>
        <table:table-row table:style-name="Table34.2">
          <table:table-cell table:style-name="Table34.A2" table:number-columns-spanned="3" office:value-type="string">
            <text:p text:style-name="P14"/>
          </table:table-cell>
          <table:covered-table-cell/>
          <table:covered-table-cell/>
        </table:table-row>
        <table:table-row table:style-name="Table34.1">
          <table:table-cell table:style-name="Table34.A3" table:number-columns-spanned="3" office:value-type="string">
            <text:p text:style-name="P14"><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6">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7"/>
          </table:table-cell>
          <table:covered-table-cell/>
        </table:table-row>
        <table:table-row table:style-name="Table96.2">
          <table:table-cell table:style-name="Table96.A2" table:number-columns-spanned="2" office:value-type="string">
            <text:p text:style-name="P14">Special Algorithms</text:p>
          </table:table-cell>
          <table:covered-table-cell/>
        </table:table-row>
        <table:table-row table:style-name="Table96.1">
          <table:table-cell table:style-name="Table96.A3" office:value-type="string">
            <text:p text:style-name="P85">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5">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6">http://xmlns.webpki.org/keygen2/1.0#algorithm.none</text:p>
          </table:table-cell>
          <table:table-cell table:style-name="Table96.B3" office:value-type="string">
            <text:p text:style-name="Table_20_Contents"><text:span text:style-name="T88">See </text:span><text:span text:style-name="CrossRef"><text:span text:style-name="T88"><text:reference-ref text:reference-format="text" text:ref-name="createKeyPair">createKeyEntry</text:reference-ref></text:span></text:span><text:span text:style-name="T88"> and </text:span><text:span text:style-name="CrossRef"><text:span text:style-name="T88"><text:reference-ref text:reference-format="text" text:ref-name="setpiggybacked">setSymmetricKey</text:reference-ref></text:span></text:span></text:p>
          </table:table-cell>
        </table:table-row>
      </table:table>
      <text:p text:style-name="P37"/>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21" text:outline-level="1">Key Protection Attributes</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8"><text:reference-ref text:reference-format="text" text:ref-name="privatekeybackup">PrivateKeyBackup</text:reference-ref></text:span></text:span>, <text:span text:style-name="CrossRef"><text:span text:style-name="T88"><text:reference-ref text:reference-format="text" text:ref-name="key.mgr.key">KeyManagementKey</text:reference-ref></text:span></text:span>, <text:span text:style-name="CrossRef"><text:span text:style-name="T88"><text:reference-ref text:reference-format="text" text:ref-name="dev.pin.prot">DevicePINProtection</text:reference-ref></text:span></text:span>, and <text:span text:style-name="CrossRef"><text:span text:style-name="T88"><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8"><text:reference-ref text:reference-format="text" text:ref-name="endorsedalg">EndorsedAlgorithm</text:reference-ref></text:span></text:span><text:span text:style-name="CrossRef"><text:span text:style-name="T88">s</text:span></text:span>.</text:p>
      <text:p text:style-name="P55"/>
      <text:h text:style-name="Heading_20_2" text:outline-level="2"><text:reference-mark-start text:name="exportcontrol"/>Key Export<text:reference-mark-end text:name="exportcontrol"/></text:h>
      <text:p text:style-name="Standard"><text:span text:style-name="T96">The following table illustrates the use of the </text:span><text:span text:style-name="CrossRef"><text:reference-ref text:reference-format="text" text:ref-name="exportpolicy">ExportProtection</text:reference-ref></text:span><text:span text:style-name="T96">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KeyGen2 Name</text:p>
          </table:table-cell>
          <table:table-cell table:style-name="Table70.A1" office:value-type="string">
            <text:p text:style-name="P14">Value</text:p>
          </table:table-cell>
          <table:table-cell table:style-name="Table70.C1" office:value-type="string">
            <text:p text:style-name="P14">Comment</text:p>
          </table:table-cell>
        </table:table-row>
        <table:table-row table:style-name="Table70.2">
          <table:table-cell table:style-name="Table70.A2" office:value-type="string">
            <text:p text:style-name="P23">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3">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3">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3">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8"/>
      <text:h text:style-name="Heading_20_2" text:outline-level="2"><text:reference-mark-start text:name="delete.protection"/>Key Delete<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KeyGen2 Name</text:p>
          </table:table-cell>
          <table:table-cell table:style-name="Table69.A1" office:value-type="string">
            <text:p text:style-name="P14">Value</text:p>
          </table:table-cell>
          <table:table-cell table:style-name="Table69.C1" office:value-type="string">
            <text:p text:style-name="P14">Comment</text:p>
          </table:table-cell>
        </table:table-row>
        <table:table-row table:style-name="Table69.2">
          <table:table-cell table:style-name="Table69.A2" office:value-type="string">
            <text:p text:style-name="P23">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3">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3">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3">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7"/>
      <text:p text:style-name="P54">Also see <text:span text:style-name="CrossRef"><text:reference-ref text:reference-format="text" text:ref-name="deletekey">deleteKey</text:reference-ref></text:span>.</text:p>
      <text:p text:style-name="P54"/>
      <text:h text:style-name="Heading_20_2" text:outline-level="2"/>
      <text:h text:style-name="P127" text:outline-level="2"><text:reference-mark-start text:name="pininputmethods"/>PIN Input Methods<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4">KeyGen2 Name</text:p>
          </table:table-cell>
          <table:table-cell table:style-name="Table23.A1" office:value-type="string">
            <text:p text:style-name="P14">Value</text:p>
          </table:table-cell>
          <table:table-cell table:style-name="Table23.C1" office:value-type="string">
            <text:p text:style-name="P14">Comment</text:p>
          </table:table-cell>
        </table:table-row>
        <table:table-row table:style-name="Table23.2">
          <table:table-cell table:style-name="Table23.A2" office:value-type="string">
            <text:p text:style-name="P23">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3">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3">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7"/>
      <text:p text:style-name="P38">Note that this policy attribute requires that the middleware is “cooperative” to be enforced.</text:p>
      <text:p text:style-name="P38"/>
      <text:h text:style-name="Heading_20_2" text:outline-level="2"><text:reference-mark-start text:name="pinpatternrestrictions"/>PIN Patterns<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4">KeyGen2 Name</text:p>
          </table:table-cell>
          <table:table-cell table:style-name="Table24.A1" office:value-type="string">
            <text:p text:style-name="P14">Value</text:p>
          </table:table-cell>
          <table:table-cell table:style-name="Table24.C1" office:value-type="string">
            <text:p text:style-name="P14">Comment</text:p>
          </table:table-cell>
        </table:table-row>
        <table:table-row table:style-name="Table24.2">
          <table:table-cell table:style-name="Table24.A2" office:value-type="string">
            <text:p text:style-name="P23">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3">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3">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3">repeated</text:p>
          </table:table-cell>
          <table:table-cell table:style-name="Table24.A2" office:value-type="string">
            <text:p text:style-name="P8">0x08</text:p>
          </table:table-cell>
          <table:table-cell table:style-name="Table24.C2" office:value-type="string">
            <text:p text:style-name="P2">All PIN bytes <text:span text:style-name="T89">must</text:span> be <text:span text:style-name="T2">unique</text:span></text:p>
          </table:table-cell>
        </table:table-row>
        <table:table-row table:style-name="Table24.2">
          <table:table-cell table:style-name="Table24.A2" office:value-type="string">
            <text:p text:style-name="P23">missing-group</text:p>
          </table:table-cell>
          <table:table-cell table:style-name="Table24.A2" office:value-type="string">
            <text:p text:style-name="P8">0x10</text:p>
          </table:table-cell>
          <table:table-cell table:style-name="Table24.C2" office:value-type="string">
            <text:p text:style-name="P28">The PIN format <text:span text:style-name="T89">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7"/>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7">For organizations having very strict or unusual requirements on PIN patterns, it is <text:span text:style-name="T48">recommended</text:span> letting the user define PINs during enrollment in a web application and then deploy issuer-set PIN codes during provisioning.</text:p>
      <text:p text:style-name="P37"/>
      <text:h text:style-name="Heading_20_2" text:outline-level="2"><text:reference-mark-start text:name="pinpukformat"/>PIN and PUK Formats<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KeyGen2 Name</text:p>
          </table:table-cell>
          <table:table-cell table:style-name="Table19.A1" office:value-type="string">
            <text:p text:style-name="P14">Value</text:p>
          </table:table-cell>
          <table:table-cell table:style-name="Table19.C1" office:value-type="string">
            <text:p text:style-name="P14">Comment</text:p>
          </table:table-cell>
        </table:table-row>
        <table:table-row table:style-name="Table19.2">
          <table:table-cell table:style-name="Table19.A2" office:value-type="string">
            <text:p text:style-name="P23">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3">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3">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3">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7"/>
      <text:p text:style-name="P28">Note that format specifiers only deal with how PINs and PUKs are treated in GUIs; internally and in the SKS API, key protection data <text:span text:style-name="T89">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Entry</text:reference-ref></text:span> on <text:span text:style-name="T26">numeric</text:span> and <text:span text:style-name="T26">alphanumeric</text:span> PIN data.<text:span text:style-name="T88">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8"/>
      <text:h text:style-name="Heading_20_2" text:outline-level="2"/>
      <text:h text:style-name="P127" text:outline-level="2"><text:reference-mark-start text:name="pingrouping"/>PIN Grouping<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4">KeyGen2 Name</text:p>
          </table:table-cell>
          <table:table-cell table:style-name="Table22.A1" office:value-type="string">
            <text:p text:style-name="P14">Value</text:p>
          </table:table-cell>
          <table:table-cell table:style-name="Table22.C1" office:value-type="string">
            <text:p text:style-name="P14">Comment</text:p>
          </table:table-cell>
        </table:table-row>
        <table:table-row table:style-name="Table22.2">
          <table:table-cell table:style-name="Table22.A2" office:value-type="string">
            <text:p text:style-name="P23">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3">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3">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3">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7"/>
      <text:p text:style-name="P34">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4"/>
      <text:h text:style-name="Heading_20_2" text:outline-level="2"><text:reference-mark-start text:name="keyusage"/>Key Application Usage<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8">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KeyGen2 Name</text:p>
          </table:table-cell>
          <table:table-cell table:style-name="Table25.A1" office:value-type="string">
            <text:p text:style-name="P14">Value</text:p>
          </table:table-cell>
          <table:table-cell table:style-name="Table25.C1" office:value-type="string">
            <text:p text:style-name="P14">Comment</text:p>
          </table:table-cell>
        </table:table-row>
        <table:table-row table:style-name="Table25.2">
          <table:table-cell table:style-name="Table25.A2" office:value-type="string">
            <text:p text:style-name="P22">signature</text:p>
          </table:table-cell>
          <table:table-cell table:style-name="Table25.A2" office:value-type="string">
            <text:p text:style-name="P8">0x00</text:p>
          </table:table-cell>
          <table:table-cell table:style-name="Table25.C2" office:value-type="string">
            <text:p text:style-name="P7">The key <text:span text:style-name="T89">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2">authentication</text:p>
          </table:table-cell>
          <table:table-cell table:style-name="Table25.A2" office:value-type="string">
            <text:p text:style-name="P8">0x01</text:p>
          </table:table-cell>
          <table:table-cell table:style-name="Table25.C2" office:value-type="string">
            <text:p text:style-name="P7">The key <text:span text:style-name="T89">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2">encryption</text:p>
          </table:table-cell>
          <table:table-cell table:style-name="Table25.A2" office:value-type="string">
            <text:p text:style-name="P8">0x02</text:p>
          </table:table-cell>
          <table:table-cell table:style-name="Table25.C2" office:value-type="string">
            <text:p text:style-name="P2">The key <text:span text:style-name="T93">should</text:span> only be used in encryption applications</text:p>
          </table:table-cell>
        </table:table-row>
        <table:table-row table:style-name="Table25.2">
          <table:table-cell table:style-name="Table25.A2" office:value-type="string">
            <text:p text:style-name="P22">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7"/>
      <text:p text:style-name="P37">Enforcement of <text:span text:style-name="CrossRef"><text:reference-ref text:reference-format="text" text:ref-name="keyusage.attr">AppUsage</text:reference-ref></text:span> is up to each <text:span text:style-name="T2">application</text:span> to perform.</text:p>
      <text:p text:style-name="P37">Note that <text:span text:style-name="CrossRef"><text:reference-ref text:reference-format="text" text:ref-name="keyusage.attr">AppUsage</text:reference-ref></text:span> <text:span text:style-name="T90">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7">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6">However, an equally important target for </text:span><text:span text:style-name="CrossRef"><text:reference-ref text:reference-format="text" text:ref-name="keyusage.attr">AppUsage</text:reference-ref></text:span><text:span text:style-name="T96"> is that in conjunction with </text:span><text:span text:style-name="CrossRef"><text:span text:style-name="T98"><text:reference-ref text:reference-format="text" text:ref-name="pingrouping">PIN Grouping</text:reference-ref></text:span></text:span><text:span text:style-name="T96"> provide the means for aiding users in PIN input GUIs in the case an issuer requires separate PINs for different keys and applications.</text:span></text:p>
      <text:p text:style-name="Standard"><text:span text:style-name="T96">The following matrix shows the </text:span><text:span text:style-name="T49">recommended</text:span><text:span text:style-name="T96"> interpretation of PIN GUI “hints”:</text:span></text:p>
      <text:p text:style-name="P9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4">PIN Grouping</text:p>
          </table:table-cell>
          <table:table-cell table:style-name="Table103.A1" office:value-type="string">
            <text:p text:style-name="P24">signature</text:p>
          </table:table-cell>
          <table:table-cell table:style-name="Table103.A1" office:value-type="string">
            <text:p text:style-name="P24">authentication</text:p>
          </table:table-cell>
          <table:table-cell table:style-name="Table103.A1" office:value-type="string">
            <text:p text:style-name="P24">encryption</text:p>
          </table:table-cell>
          <table:table-cell table:style-name="Table103.E1" office:value-type="string">
            <text:p text:style-name="P24">universal</text:p>
          </table:table-cell>
        </table:table-row>
        <table:table-row table:style-name="Table103.2">
          <table:table-cell table:style-name="Table103.A2" office:value-type="string">
            <text:p text:style-name="P23">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27" text:outline-level="2"><text:reference-mark-start text:name="biometricoption"/><text:span text:style-name="CrossRef"><text:span text:style-name="T24">Biometric Protection</text:span></text:span><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KeyGen2 Name</text:p>
          </table:table-cell>
          <table:table-cell table:style-name="Table33.A1" office:value-type="string">
            <text:p text:style-name="P14">Value</text:p>
          </table:table-cell>
          <table:table-cell table:style-name="Table33.C1" office:value-type="string">
            <text:p text:style-name="P14">Comment</text:p>
          </table:table-cell>
        </table:table-row>
        <table:table-row table:style-name="Table33.2">
          <table:table-cell table:style-name="Table33.A2" office:value-type="string">
            <text:p text:style-name="P23">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3">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3">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3">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25" text:outline-level="2"/>
      <text:p text:style-name="P52">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6"><text:reference-ref text:reference-format="text" text:ref-name="user.api">User API</text:reference-ref></text:span></text:span><text:span text:style-name="T53"> methods like </text:span><text:span text:style-name="CrossRef"><text:span text:style-name="T136"><text:reference-ref text:reference-format="text" text:ref-name="signdata">signHashedData</text:reference-ref></text:span></text:span><text:span text:style-name="T53">.</text:span></text:p>
      <text:p text:style-name="P46"/>
      <text:p text:style-name="P44"/>
      <text:h text:style-name="Heading_20_1" text:outline-level="1"/>
      <text:h text:style-name="P120" text:outline-level="1"><text:reference-mark-start text:name="datatypes"/>Data Types<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6">ee </text:span><text:span text:style-name="CrossRef"><text:reference-ref text:reference-format="text" text:ref-name="method.list">Method List</text:reference-ref></text:span><text:span text:style-name="T96">.</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ype</text:p>
          </table:table-cell>
          <table:table-cell table:style-name="Table8.A1" office:value-type="string">
            <text:p text:style-name="P14">Length</text:p>
          </table:table-cell>
          <table:table-cell table:style-name="Table8.C1" office:value-type="string">
            <text:p text:style-name="P14">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85">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5"> </text:span>] which <text:span text:style-name="T89">must</text:span> contain an 1-32 byte string according to the <text:span text:style-name="CrossRef"><text:reference-ref text:reference-format="text" text:ref-name="xml.schema">XML Schema</text:reference-ref></text:span> data type <text:span text:style-name="T2">NCName</text:span><text:span text:style-name="T88">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20" text:outline-level="1"><text:reference-mark-start text:name="method.list"/>Method List<text:reference-mark-end text:name="method.list"/></text:h>
      <text:p text:style-name="P117">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7">≥</text:span><text:span text:style-name="T138"> 100.</text:span></text:p>
      <table:table table:name="Table82" table:style-name="Table82">
        <table:table-column table:style-name="Table82.A"/>
        <table:table-row>
          <table:table-cell table:style-name="Table82.A1" office:value-type="string">
            <text:p text:style-name="P119">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18"/>
      <text:p text:style-name="Text_20_body"><text:span text:style-name="T138">Note that a </text:span><text:span text:style-name="T106">KeyHandle</text:span><text:span text:style-name="T138"> in this specification always refers to a </text:span><text:span text:style-name="T142">key entry</text:span><text:span text:style-name="T138">. <text:s/>See </text:span><text:span text:style-name="CrossRef"><text:span text:style-name="T136"><text:reference-ref text:reference-format="text" text:ref-name="key.entries">Key Entries</text:reference-ref></text:span></text:span><text:span text:style-name="T138">.</text:span></text:p>
      <text:p text:style-name="P64"/>
      <text:h text:style-name="Heading_20_1" text:outline-level="1"><text:reference-mark-start text:name="ReturnValues"/>Return Values<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Name</text:p>
          </table:table-cell>
          <table:table-cell table:style-name="Table6.A1" office:value-type="string">
            <text:p text:style-name="P14">Type</text:p>
          </table:table-cell>
          <table:table-cell table:style-name="Table6.C1" office:value-type="string">
            <text:p text:style-name="P14">Comment</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4">⁮[</text:span><text:span text:style-name="T86"> </text:span><text:span text:style-name="T84">]</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Name</text:p>
          </table:table-cell>
          <table:table-cell table:style-name="Table7.A1" office:value-type="string">
            <text:p text:style-name="P14">Value</text:p>
          </table:table-cell>
          <table:table-cell table:style-name="Table7.C1" office:value-type="string">
            <text:p text:style-name="P14">Comment</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18"/>
      <text:h text:style-name="P127" text:outline-level="2"><text:reference-mark-start text:name="getDeviceData"/>getDeviceInfo<text:reference-mark-end text:name="getDeviceData"/> (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4">Name</text:p>
          </table:table-cell>
          <table:table-cell table:style-name="Table48.A1" office:value-type="string">
            <text:p text:style-name="P14">Type</text:p>
          </table:table-cell>
          <table:table-cell table:style-name="Table48.C1" office:value-type="string">
            <text:p text:style-name="P14">Comment</text:p>
          </table:table-cell>
        </table:table-row>
        <table:table-row table:style-name="Table48.2">
          <table:table-cell table:style-name="Table48.A2" table:number-columns-spanned="3" office:value-type="string">
            <text:p text:style-name="P8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4">Name</text:p>
          </table:table-cell>
          <table:table-cell table:style-name="Table49.A1" office:value-type="string">
            <text:p text:style-name="P14">Type</text:p>
          </table:table-cell>
          <table:table-cell table:style-name="Table49.C1" office:value-type="string">
            <text:p text:style-name="P14">Comment</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99">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4">⁮[</text:span><text:span text:style-name="T86"> </text:span><text:span text:style-name="T84">]</text:span></text:p>
          </table:table-cell>
          <table:table-cell table:style-name="Table49.C2" office:value-type="string">
            <text:p text:style-name="P78"><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p>
          </table:table-cell>
        </table:table-row>
        <table:table-row table:style-name="Table49.2">
          <table:table-cell table:style-name="Table49.A2" office:value-type="string">
            <text:p text:style-name="P17">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5">Algorithm</text:span> objects</text:p>
          </table:table-cell>
        </table:table-row>
        <table:table-row table:style-name="Table49.2">
          <table:table-cell table:style-name="Table49.A2" office:value-type="string">
            <text:p text:style-name="P17">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8"> </text:span><text:span text:style-name="T105">Algorithms</text:span>. <text:s/>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rsa.exponent">RSAExponent</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79">Non-zero value holding the number of <text:span text:style-name="T99">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99">RSAKeySizes</text:span><text:span text:style-name="T79">. <text:s/>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8">Maximum number of bytes in the <text:span text:style-name="T105">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 <text:span text:style-name="CrossRef"><text:reference-ref text:reference-format="text" text:ref-name="biometricoption">Biometric Protection</text:reference-ref></text:span><text:span text:style-name="CrossRef"> </text:span></text:p>
          </table:table-cell>
        </table:table-row>
      </table:table>
      <text:p text:style-name="P44"/>
      <text:p text:style-name="P44"><text:span text:style-name="T107">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5"> path </text:span><text:span text:style-name="T63">does though not have to be complete (include all upper-level CAs).</text:span></text:p>
      <text:p text:style-name="Text_20_body"><text:span text:style-name="T102">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5">CryptoDataSize</text:span><text:reference-mark-end text:name="cryptodatasize"/> of at least 16384 bytes.</text:p>
      <text:p text:style-name="P62">For ECC key generation see <text:span text:style-name="CrossRef"><text:reference-ref text:reference-format="text" text:ref-name="elliptic.curves">Elliptic Curves</text:reference-ref></text:span>.</text:p>
      <text:h text:style-name="P128" text:outline-level="2"><text:reference-mark-start text:name="createProvisioningSession"/>createProvisioningSession<text:reference-mark-end text:name="createProvisioningSession"/> (2)</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ame</text:p>
          </table:table-cell>
          <table:table-cell table:style-name="Table1.A1" office:value-type="string">
            <text:p text:style-name="P14">Type</text:p>
          </table:table-cell>
          <table:table-cell table:style-name="Table1.C1" office:value-type="string">
            <text:p text:style-name="P14">Comment</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5"> </text:span>]</text:p>
          </table:table-cell>
          <table:table-cell table:style-name="Table1.C2" office:value-type="string">
            <text:p text:style-name="P28"><text:span text:style-name="T53">Server-created ephemeral ECDH key</text:span>. <text:s/>See <text:span text:style-name="CrossRef"><text:span text:style-name="T88"><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8"><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5"> </text:span>]</text:p>
          </table:table-cell>
          <table:table-cell table:style-name="Table1.C2" office:value-type="string">
            <text:p text:style-name="P2">Key management key or zero length array. <text:s/>See <text:span text:style-name="CrossRef"><text:span text:style-name="T88"><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8"><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0">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99">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Name</text:p>
          </table:table-cell>
          <table:table-cell table:style-name="Table3.A1" office:value-type="string">
            <text:p text:style-name="P14">Type</text:p>
          </table:table-cell>
          <table:table-cell table:style-name="Table3.C1" office:value-type="string">
            <text:p text:style-name="P14">Comment</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9">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5"> </text:span>]</text:p>
          </table:table-cell>
          <table:table-cell table:style-name="Table3.C2" office:value-type="string">
            <text:p text:style-name="P9">SKS-created ephemeral ECDH key which <text:span text:style-name="T91">must</text:span><text:span text:style-name="T88"> be in </text:span><text:span text:style-name="CrossRef"><text:span text:style-name="T88"><text:reference-ref text:reference-format="text" text:ref-name="X.509">X.509</text:reference-ref></text:span></text:span><text:span text:style-name="T88"> DER format</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5">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44"/>
      <text:p text:style-name="P44"><text:span text:style-name="T107">createProvisioningSession</text:span><text:span text:style-name="T88"> establishes a </text:span><text:span text:style-name="T2">persistent session key</text:span><text:span text:style-name="T88"> that is only known by the issuer and the SKS for usage in subsequent provisioning steps. <text:s/>In addition, the SKS is </text:span><text:span text:style-name="T2">optionally</text:span><text:span text:style-name="T88"> authenticated by the issuer.</text:span></text:p>
      <text:p text:style-name="P37"/>
      <text:p text:style-name="P94"/>
      <text:p text:style-name="P37"/>
      <text:p text:style-name="P37"/>
      <text:p text:style-name="P86">Continued on the next page...</text:p>
      <text:p text:style-name="P86"/>
      <text:p text:style-name="P99">Shown below is the mandatory to support<text:span text:style-name="T121"> SKS session key creation algorithm:<text:line-break/></text:span></text:p>
      <table:table table:name="Table47" table:style-name="Table47">
        <table:table-column table:style-name="Table47.A"/>
        <table:table-row table:style-name="Table47.1">
          <table:table-cell table:style-name="Table47.A1" office:value-type="string">
            <text:p text:style-name="P25">http://xmlns.webpki.org/keygen2/1.0#algorithm.sks.s1</text:p>
          </table:table-cell>
        </table:table-row>
        <table:table-row table:style-name="Table47.2">
          <table:table-cell table:style-name="Table47.A2" office:value-type="string">
            <text:list xml:id="list1640539357" text:style-name="L1">
              <text:list-item>
                <text:p text:style-name="P138">Generate a for this SKS <text:span text:style-name="T2">unique</text:span> <text:span text:style-name="T99">ClientSessionID</text:span></text:p>
              </text:list-item>
              <text:list-item>
                <text:p text:style-name="P130">Output <text:span text:style-name="T99">ClientSessionID</text:span></text:p>
              </text:list-item>
              <text:list-item>
                <text:p text:style-name="P130">Generate an <text:span text:style-name="T2">ephemeral</text:span> ECDH key-pair <text:span text:style-name="T99">EKP</text:span> using <text:span text:style-name="T2">the same named curve</text:span> as <text:span text:style-name="T99">ServerEphemeralKey</text:span></text:p>
              </text:list-item>
              <text:list-item>
                <text:p text:style-name="P129">Output <text:span text:style-name="T105">ClientEphemeralKey</text:span> = <text:span text:style-name="T108">EKP.PublicKey</text:span></text:p>
              </text:list-item>
              <text:list-item>
                <text:p text:style-name="P130">Apply the <text:span text:style-name="CrossRef"><text:reference-ref text:reference-format="text" text:ref-name="sp800-56a">SP800-56A</text:reference-ref></text:span> ECC CDH primitive on <text:span text:style-name="T99">EKP.PrivateKey</text:span> and <text:span text:style-name="T99">ServerEphemeralKey</text:span> creating a shared secret <text:span text:style-name="T99">Z</text:span></text:p>
              </text:list-item>
              <text:list-item>
                <text:p text:style-name="P131">Define internal variable: byte[32] <text:reference-mark-start text:name="sess.key"/><text:span text:style-name="T99">SessionKey</text:span><text:reference-mark-end text:name="sess.key"/></text:p>
              </text:list-item>
              <text:list-item>
                <text:p text:style-name="P132">Set <text:span text:style-name="T99">SessionKey</text:span> = <text:span text:style-name="CrossRef"><text:span text:style-name="T88"><text:reference-ref text:reference-format="text" text:ref-name="HMAC_SHA256">HMAC-SHA256</text:reference-ref></text:span></text:span> (<text:span text:style-name="T99">Z</text:span>, <text:span text:style-name="T99">ClientSessionID</text:span> || <text:tab/> <text:span text:style-name="T110">// KDF (Key Derivation Function)</text:span><text:line-break/><text:tab/><text:span text:style-name="T99">ServerSessionID</text:span> ||<text:line-break/> <text:tab/><text:span text:style-name="T99">IssuerURI</text:span> ||<text:line-break/><text:tab/><text:span text:style-name="CrossRef"><text:span text:style-name="T88"><text:reference-ref text:reference-format="text" text:ref-name="devcert">Device Certificate</text:reference-ref></text:span></text:span><text:span text:style-name="T79">)</text:span><text:tab/></text:p>
              </text:list-item>
              <text:list-item>
                <text:p text:style-name="P133"><text:span text:style-name="T79">Output</text:span><text:span text:style-name="T83"> <text:s/></text:span><text:span text:style-name="T105">Attestation</text:span> = <text:span text:style-name="CrossRef"><text:span text:style-name="T88"><text:reference-ref text:reference-format="text" text:ref-name="sign">Sign</text:reference-ref></text:span></text:span><text:span text:style-name="T90"> </text:span><text:span text:style-name="T79">(</text:span><text:span text:style-name="T78">Attestation Private Key</text:span><text:span text:style-name="T79">,</text:span> <text:s text:c="2"/><text:span text:style-name="T110">// See</text:span> <text:span text:style-name="CrossRef"><text:reference-ref text:reference-format="text" text:ref-name="architecture">Architecture</text:reference-ref></text:span><text:line-break/> <text:s text:c="9"/><text:span text:style-name="T145"><text:s text:c="2"/></text:span><text:span text:style-name="T146"><text:s text:c="2"/></text:span><text:s text:c="37"/><text:span text:style-name="CrossRef"><text:span text:style-name="T88"><text:reference-ref text:reference-format="text" text:ref-name="HMAC_SHA256">HMAC-SHA256</text:reference-ref></text:span></text:span> (<text:span text:style-name="T99">SessionKey</text:span>,<text:tab/><text:span text:style-name="T102">Algorithm</text:span> ||<text:span text:style-name="T102"><text:line-break/></text:span><text:tab/><text:span text:style-name="T99">ServerEphemeralKey</text:span> ||<text:line-break/><text:tab/><text:span text:style-name="T99">EKP.PublicKey</text:span> ||<text:line-break/> <text:s/><text:tab/><text:span text:style-name="T99">KeyManagementKey</text:span> ||<text:line-break/><text:tab/><text:span text:style-name="T99">ClientTime</text:span> ||<text:line-break/><text:tab/><text:span text:style-name="T99">SessionLifeTime</text:span> ||<text:line-break/><text:tab/><text:span text:style-name="T99">SessionKeyLimit</text:span>))</text:p>
              </text:list-item>
              <text:list-item>
                <text:p text:style-name="P141">Define internal variable: short <text:reference-mark-start text:name="mac.seq.cnt"/><text:span text:style-name="T99">MACSequenceCounter</text:span><text:reference-mark-end text:name="mac.seq.cnt"/> and set it to <text:span text:style-name="T2">zero</text:span></text:p>
              </text:list-item>
              <text:list-item>
                <text:p text:style-name="P141"><text:span text:style-name="T52">Store </text:span><text:span text:style-name="T99">SessionKey</text:span><text:span text:style-name="T52">, </text:span><text:span text:style-name="T99">MACSequenceCounter</text:span><text:span text:style-name="T52">, </text:span><text:span text:style-name="T99">ClientSessionID</text:span><text:span text:style-name="T52">, </text:span><text:span text:style-name="T99">ServerSessionID</text:span><text:span text:style-name="T52">, </text:span><text:span text:style-name="T99">IssuerURI</text:span><text:span text:style-name="T52">, </text:span><text:span text:style-name="T99">KeyManagementKey</text:span><text:span text:style-name="T52">, </text:span><text:span text:style-name="T105">ClientTime</text:span><text:span text:style-name="T52">, </text:span><text:span text:style-name="T99">SessionLifeTime</text:span><text:span text:style-name="T52"> and </text:span><text:span text:style-name="T99">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99">ProvisioningHandle</text:span></text:p>
              </text:list-item>
              <text:list-item>
                <text:p text:style-name="P142">Output <text:span text:style-name="T99">ProvisioningHandle</text:span></text:p>
              </text:list-item>
            </text:list>
            <text:p text:style-name="P116"><text:span text:style-name="T72">Note that individual elements featured in the </text:span><text:span text:style-name="T78">argument</text:span><text:span text:style-name="T72"> (e.g. </text:span><text:span text:style-name="T107">ClientSessionID</text:span><text:span text:style-name="T72">) to the HMAC operations </text:span><text:span text:style-name="T75">must</text:span><text:span text:style-name="T72"> be represented as described in </text:span><text:span text:style-name="CrossRef"><text:span text:style-name="T88"><text:reference-ref text:reference-format="text" text:ref-name="datatypes">Data Types</text:reference-ref></text:span></text:span><text:span text:style-name="T75">.</text:span></text:p>
          </table:table-cell>
        </table:table-row>
      </table:table>
      <text:p text:style-name="P39"/>
      <text:p text:style-name="Text_20_body"><text:span text:style-name="T88">Creation of a session key is an </text:span><text:span text:style-name="T2">atomic</text:span><text:span text:style-name="T88"> operation.</text:span></text:p>
      <text:p text:style-name="P92"/>
      <text:p text:style-name="P37"/>
      <text:p text:style-name="P37"/>
      <text:p text:style-name="P37"/>
      <text:p text:style-name="P43">Continued on the next page...</text:p>
      <text:p text:style-name="P97">Remarks</text:p>
      <text:p text:style-name="P39">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39">An SKS <text:span text:style-name="T48">should</text:span> only constrain the number of simultaneous sessions due to lack of storage.</text:p>
      <text:p text:style-name="P39">A provisioning session <text:span text:style-name="T48">should not</text:span> be terminated due to power down of an SKS.</text:p>
      <text:p text:style-name="Text_20_body"><text:span text:style-name="T102">Algorithm</text:span><text:span text:style-name="T88"> defines the creation of </text:span><text:span text:style-name="T108">SessionKey</text:span><text:span text:style-name="T88"> but also the integrity, confidentiality, and attestation mechanisms used during the provisioning session. <text:s/>See </text:span><text:span text:style-name="CrossRef"><text:span text:style-name="T88"><text:reference-ref text:reference-format="text" text:ref-name="sess.security.mech">Session Security Mechanisms</text:reference-ref></text:span></text:span><text:span text:style-name="T88">.</text:span></text:p>
      <text:p text:style-name="Text_20_body"><text:span text:style-name="T58">Using </text:span><text:span text:style-name="CrossRef"><text:span text:style-name="T88"><text:reference-ref text:reference-format="text" text:ref-name="keygen2">KeyGen2</text:reference-ref></text:span></text:span><text:span text:style-name="T58"> </text:span><text:reference-mark-start text:name="issueruri"/><text:span text:style-name="T102">IssuerURI</text:span><text:reference-mark-end text:name="issueruri"/><text:span text:style-name="T58"> is the URL to which the result of this method is POSTed.</text:span></text:p>
      <text:p text:style-name="Text_20_body"><text:reference-mark-start text:name="iisuer.puk.key"/><text:span text:style-name="T108">ServerEphemeralKey</text:span><text:reference-mark-end text:name="iisuer.puk.key"/><text:span text:style-name="T88"> </text:span><text:span text:style-name="T61">must</text:span><text:span text:style-name="T58"> be in </text:span><text:span text:style-name="CrossRef"><text:span text:style-name="T88"><text:reference-ref text:reference-format="text" text:ref-name="X.509">X.509</text:reference-ref></text:span></text:span><text:span text:style-name="T58"> DER format and </text:span><text:span text:style-name="T61">must</text:span><text:span text:style-name="T58"> match the </text:span><text:span text:style-name="CrossRef"><text:span text:style-name="T88"><text:reference-ref text:reference-format="text" text:ref-name="elliptic.curves">Elliptic Curves</text:reference-ref></text:span></text:span><text:span text:style-name="T58"> capabilities given by </text:span><text:span text:style-name="CrossRef"><text:span text:style-name="T88"><text:reference-ref text:reference-format="text" text:ref-name="getDeviceData">getDeviceInfo</text:reference-ref></text:span></text:span>.</text:p>
      <text:p text:style-name="Text_20_body"><text:span text:style-name="T94">The </text:span><text:reference-mark-start text:name="sign"/><text:span text:style-name="T3">Sign</text:span><text:reference-mark-end text:name="sign"/><text:span text:style-name="T88"> function </text:span><text:span text:style-name="T91">must</text:span><text:span text:style-name="T88"> use </text:span><text:span text:style-name="CrossRef"><text:span text:style-name="T88"><text:reference-ref text:reference-format="text" text:ref-name="pkcs1">PKCS #1</text:reference-ref></text:span></text:span><text:span text:style-name="T88"> RSASSA signatures for RSA keys and </text:span><text:span text:style-name="CrossRef"><text:span text:style-name="T88"><text:reference-ref text:reference-format="text" text:ref-name="ECDSA">ECDSA</text:reference-ref></text:span></text:span><text:span text:style-name="T88"> for ECC keys with </text:span><text:span text:style-name="CrossRef"><text:span text:style-name="T88"><text:reference-ref text:reference-format="text" text:ref-name="SHA256">SHA256</text:reference-ref></text:span></text:span><text:span text:style-name="T88"> as the hash function. <text:s/>The distinction between RSA and ECDSA keys is performed through the </text:span><text:span text:style-name="CrossRef"><text:span text:style-name="T88"><text:reference-ref text:reference-format="text" text:ref-name="devcert">Device Certificate</text:reference-ref></text:span></text:span> (see <text:span text:style-name="CrossRef"><text:span text:style-name="T88"><text:reference-ref text:reference-format="text" text:ref-name="getDeviceData">getDeviceInfo</text:reference-ref></text:span></text:span>)<text:span text:style-name="CrossRef"><text:span text:style-name="T88"> </text:span></text:span><text:span text:style-name="T88">which in </text:span><text:span text:style-name="CrossRef"><text:span text:style-name="T88"><text:reference-ref text:reference-format="text" text:ref-name="keygen2">KeyGen2</text:reference-ref></text:span></text:span><text:span text:style-name="T88"> is supplied as well as a part of the response to the issuer.</text:span></text:p>
      <text:p text:style-name="Text_20_body"><text:span text:style-name="T107">ProvisioningHandle</text:span><text:span text:style-name="T88"> </text:span><text:span text:style-name="T91">must</text:span><text:span text:style-name="T88"> be </text:span><text:span text:style-name="T2">static</text:span><text:span text:style-name="T88">, </text:span><text:span text:style-name="T2">unique</text:span><text:span text:style-name="T88"> and never be reused.</text:span></text:p>
      <text:p text:style-name="Text_20_body"><text:span text:style-name="T88">When </text:span><text:reference-mark-start text:name="client.time"/><text:span text:style-name="T107">ClientTime</text:span><text:reference-mark-end text:name="client.time"/><text:span text:style-name="T88"> is transferred through a protocol such as </text:span><text:span text:style-name="CrossRef"><text:span text:style-name="T88"><text:reference-ref text:reference-format="text" text:ref-name="keygen2">KeyGen2</text:reference-ref></text:span></text:span><text:span text:style-name="T88"> it </text:span><text:span text:style-name="T91">must</text:span><text:span text:style-name="T88"> always as a </text:span><text:span text:style-name="T2">minimum</text:span><text:span text:style-name="T88"> have seconds resolution otherwise serious interoperability issues will occur. <text:s/>Possible milliseconds </text:span><text:span text:style-name="T91">must</text:span><text:span text:style-name="T88"> though be </text:span><text:span text:style-name="T2">truncated</text:span><text:span text:style-name="T88"> during the HMAC calculation.</text:span></text:p>
      <text:p text:style-name="Text_20_body"><text:span text:style-name="T88">The </text:span><text:reference-mark-start text:name="sess.key.op"/><text:span text:style-name="T102">SessionKeyLimit</text:span><text:reference-mark-end text:name="sess.key.op"/><text:span text:style-name="T88"> attribute </text:span><text:span text:style-name="T91">must</text:span><text:span text:style-name="T88"> be large enough to handle all </text:span><text:span text:style-name="T108">SessionKey</text:span><text:span text:style-name="T88"> related operations required during the rest of the provisioning session, otherwise the session </text:span><text:span text:style-name="T91">must</text:span><text:span text:style-name="T88"> be terminated. <text:s/></text:span><text:span text:style-name="T58"><text:s/>See </text:span><text:span text:style-name="CrossRef"><text:span text:style-name="T88"><text:reference-ref text:reference-format="text" text:ref-name="sess.security.mech">Session Security Mechanisms</text:reference-ref></text:span></text:span><text:span text:style-name="T88">. <text:s/>Note that methods like </text:span><text:span text:style-name="CrossRef"><text:span text:style-name="T88"><text:reference-ref text:reference-format="text" text:ref-name="setpiggybacked">setSymmetricKey</text:reference-ref></text:span></text:span><text:span text:style-name="T88"> and </text:span><text:span text:style-name="CrossRef"><text:span text:style-name="T88"><text:reference-ref text:reference-format="text" text:ref-name="pp.delkey">pp_deleteKey</text:reference-ref></text:span></text:span><text:span text:style-name="T88"> actually use </text:span><text:span text:style-name="T2">two</text:span><text:span text:style-name="T88"> </text:span><text:span text:style-name="T108">SessionKey</text:span><text:span text:style-name="T88"> operations</text:span>.</text:p>
      <text:p text:style-name="Text_20_body"><text:span text:style-name="T88">A </text:span><text:reference-mark-start text:name="key.mgr.key"/><text:span text:style-name="T107">KeyManagementKey</text:span><text:reference-mark-end text:name="key.mgr.key"/><text:span text:style-name="T88"> </text:span><text:span text:style-name="T90">must</text:span><text:span text:style-name="T88"> be supplied if provisioned objects should be </text:span><text:span text:style-name="T2">updatable in a future session</text:span><text:span text:style-name="T88"> (see </text:span><text:span text:style-name="CrossRef"><text:span text:style-name="T88"><text:reference-ref text:reference-format="text" text:ref-name="pp.delkey">pp_deleteKey</text:reference-ref></text:span></text:span><text:span text:style-name="CrossRef"><text:span text:style-name="T21">, </text:span></text:span><text:span text:style-name="CrossRef"><text:span text:style-name="T88"><text:reference-ref text:reference-format="text" text:ref-name="pp.unlockkey">pp_unlockKey</text:reference-ref></text:span></text:span><text:span text:style-name="CrossRef"><text:span text:style-name="T21">, </text:span></text:span><text:span text:style-name="CrossRef"><text:span text:style-name="T88"><text:reference-ref text:reference-format="text" text:ref-name="pp.uodate">pp_updateKey</text:reference-ref></text:span></text:span><text:span text:style-name="CrossRef"><text:span text:style-name="T21">, and </text:span></text:span><text:span text:style-name="CrossRef"><text:span text:style-name="T88"><text:reference-ref text:reference-format="text" text:ref-name="pp_clonekeyprot">pp_cloneKeyProtection</text:reference-ref></text:span></text:span><text:span text:style-name="T88">), else this item </text:span><text:span text:style-name="T90">must</text:span><text:span text:style-name="T88"> be a zero-length array. <text:s/></text:span><text:span text:style-name="T94">The </text:span><text:span text:style-name="T107">KeyManagementKey</text:span><text:span text:style-name="T88"> </text:span><text:span text:style-name="T91">must</text:span><text:span text:style-name="T88"> either be an RSA or an </text:span><text:span text:style-name="CrossRef"><text:span text:style-name="T88"><text:reference-ref text:reference-format="text" text:ref-name="ECDSA">ECDSA</text:reference-ref></text:span></text:span><text:span text:style-name="T88"> public key</text:span><text:span text:style-name="T58"> in </text:span><text:span text:style-name="CrossRef"><text:span text:style-name="T88"><text:reference-ref text:reference-format="text" text:ref-name="X.509">X.509</text:reference-ref></text:span></text:span><text:span text:style-name="T58"> DER format, </text:span><text:span text:style-name="T88">compatible with the SKS </text:span><text:span text:style-name="CrossRef"><text:span text:style-name="T88"><text:reference-ref text:reference-format="text" text:ref-name="algo.support">Algorithm Support</text:reference-ref></text:span></text:span><text:span text:style-name="T88">.</text:span></text:p>
      <text:p text:style-name="Standard"/>
      <text:p text:style-name="Standard"><text:line-break/></text:p>
      <text:p text:style-name="Standard"/>
      <text:p text:style-name="Standard"/>
      <text:p text:style-name="P86">Continued on the next page...</text:p>
      <text:p text:style-name="P87"/>
      <text:p text:style-name="P99">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5">Server Response Validation</text:p>
          </table:table-cell>
        </table:table-row>
        <table:table-row table:style-name="Table77.2">
          <table:table-cell table:style-name="Table77.A2" office:value-type="string">
            <text:list xml:id="list656696354" text:continue-numbering="true" text:style-name="L1">
              <text:list-item>
                <text:p text:style-name="P144">Decide if <text:span text:style-name="T29">DeviceCertificatePath</text:span><text:span text:style-name="CrossRef"> </text:span>of <text:span text:style-name="CrossRef"><text:span text:style-name="T88"><text:reference-ref text:reference-format="text" text:ref-name="prov.sess.resp">ProvisioningInitializationResponse</text:reference-ref></text:span></text:span> is to be accepted/trusted.</text:p>
              </text:list-item>
              <text:list-item>
                <text:p text:style-name="P141">Run the the same <text:span text:style-name="CrossRef"><text:reference-ref text:reference-format="text" text:ref-name="sp800-56a">SP800-56A</text:reference-ref></text:span> procedure and KDF as for the SKS but now using <text:span text:style-name="T99">ClientEphemeralKey</text:span> and the saved private key of <text:span text:style-name="T99">ServerEphemeralKey</text:span> to obtain <text:span text:style-name="T99">SessionKey</text:span></text:p>
              </text:list-item>
              <text:list-item>
                <text:p text:style-name="P143">VerifySignature<text:span text:style-name="T90"> </text:span><text:span text:style-name="T79">(</text:span><text:span text:style-name="CrossRef"><text:reference-ref text:reference-format="text" text:ref-name="devcert">Device Certificate</text:reference-ref></text:span><text:span text:style-name="T107">.PublicKey</text:span><text:span text:style-name="T79">,<text:tab/></text:span><text:span text:style-name="T112">// Received</text:span><text:span text:style-name="T79"><text:line-break/> <text:s text:c="5"/></text:span><text:span text:style-name="T80"><text:s/></text:span><text:span text:style-name="T79"><text:s text:c="20"/></text:span><text:span text:style-name="T105">Attestation</text:span><text:span text:style-name="T63">,<text:tab/><text:tab/></text:span><text:span text:style-name="T112">// Received</text:span><text:line-break/> <text:s text:c="11"/><text:span text:style-name="T85"><text:s/></text:span><text:s text:c="14"/><text:span text:style-name="CrossRef"><text:span text:style-name="T88"><text:reference-ref text:reference-format="text" text:ref-name="HMAC_SHA256">HMAC-SHA256</text:reference-ref></text:span></text:span> (<text:span text:style-name="T99">SessionKey</text:span>,<text:tab/><text:span text:style-name="T102">Algorithm</text:span> ||<text:tab/><text:span text:style-name="T111">// Saved</text:span><text:line-break/><text:tab/><text:span text:style-name="T99">ServerEphemeralKey</text:span> ||<text:tab/><text:span text:style-name="T111">// Saved</text:span><text:line-break/><text:tab/><text:span text:style-name="T99">ClientEphemeralKey</text:span> ||<text:tab/><text:span text:style-name="T111">// Received</text:span><text:line-break/><text:tab/><text:span text:style-name="T99">KeyManagementKey</text:span> ||<text:tab/><text:span text:style-name="T111">// Saved</text:span><text:line-break/><text:tab/><text:span text:style-name="T99">ClientTime</text:span> ||<text:tab/><text:span text:style-name="T111">// Received</text:span><text:line-break/><text:tab/><text:span text:style-name="T99">SessionLifeTime</text:span> ||<text:tab/><text:span text:style-name="T111">// Saved</text:span><text:line-break/><text:tab/><text:span text:style-name="T99">SessionKeyLimit</text:span>))<text:tab/><text:span text:style-name="T111">// Saved</text:span></text:p>
              </text:list-item>
            </text:list>
          </table:table-cell>
        </table:table-row>
      </table:table>
      <text:p text:style-name="Text_20_body"/>
      <text:p text:style-name="P37">If all tests above succeed the issuer server may continue with the actual provisioning process.</text:p>
      <text:p text:style-name="Standard"/>
      <text:p text:style-name="Standard"><text:line-break/></text:p>
      <text:p text:style-name="Standard"/>
      <text:p text:style-name="Standard"/>
      <text:p text:style-name="Standard"/>
      <text:p text:style-name="P87">Continued on the next page...</text:p>
      <text:p text:style-name="P99"><text:span text:style-name="T96">When using </text:span><text:span text:style-name="CrossRef"><text:reference-ref text:reference-format="text" text:ref-name="keygen2">KeyGen2</text:reference-ref></text:span><text:span text:style-name="T96"> the </text:span><text:span text:style-name="T3">input</text:span><text:span text:style-name="T96"> to </text:span><text:span text:style-name="T107">createProvisioningSession</text:span><text:span text:style-name="T96"> is expressed as shown in the fragment below:<text:line-break/></text:span></text:p>
      <table:table table:name="Table73" table:style-name="Table73">
        <table:table-column table:style-name="Table73.A"/>
        <table:table-row>
          <table:table-cell table:style-name="Table73.A1" office:value-type="string">
            <text:p text:style-name="P69"><text:span text:style-name="T119">&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19">="</text:span>http://xmlns.webpki.org/keygen2/1.0#algorithm.sks.s1<text:span text:style-name="T119">"</text:span><text:span text:style-name="T9">  </text:span><text:span text:style-name="T17">…</text:span><text:span text:style-name="T9"> <text:s/>&gt;</text:span><text:span text:style-name="T118"><text:line-break/></text:span></text:p>
            <text:p text:style-name="P65"><text:span text:style-name="T118"><text:s text:c="4"/>&lt;</text:span><text:span text:style-name="T32">ServerEphemeralKey</text:span><text:span text:style-name="T118">&gt;<text:line-break/></text:span><text:span text:style-name="T123"> <text:s text:c="7"/>&lt;</text:span><text:span text:style-name="T131">ds11</text:span><text:span text:style-name="T123">:</text:span><text:span text:style-name="T32">ECKeyValue</text:span><text:span text:style-name="T123">&gt;</text:span></text:p>
            <text:p text:style-name="P65"><text:s text:c="12"/>&lt;<text:span text:style-name="T126">ds11</text:span><text:span text:style-name="T117">:</text:span><text:span text:style-name="T32">NamedCurve</text:span> <text:span text:style-name="T41">URI</text:span>="urn:oid:1.2.840.10045.3.1.7"/&gt;</text:p>
            <text:p text:style-name="P65"><text:s text:c="12"/>&lt;<text:span text:style-name="T126">ds11</text:span><text:span text:style-name="T117">:</text:span><text:span text:style-name="T32">PublicKey</text:span>&gt;<text:span text:style-name="T117">JK/mSALhBpUjjPAe/ … fXG8z17eZV3mVDZTBM</text:span>&lt;/<text:span text:style-name="T126">ds11</text:span><text:span text:style-name="T117">:</text:span><text:span text:style-name="T32">PublicKey</text:span>&gt;</text:p>
            <text:p text:style-name="P65"><text:s text:c="8"/>&lt;/<text:span text:style-name="T126">ds11</text:span><text:span text:style-name="T117">:</text:span><text:span text:style-name="T32">ECKeyValue</text:span>&gt;</text:p>
            <text:p text:style-name="P65"><text:span text:style-name="T118"><text:s text:c="4"/>&lt;/</text:span><text:span text:style-name="T32">ServerEphemeralKey</text:span><text:span text:style-name="T118">&gt;<text:line-break/> <text:s text:c="3"/>&lt;</text:span><text:span text:style-name="T32">KeyManagementKey</text:span><text:span text:style-name="T118">&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text:s text:c="4"/>&lt;/</text:span><text:span text:style-name="T32">KeyManagementKey</text:span><text:span text:style-name="T118">&gt;<text:line-break/></text:span></text:p>
            <text:p text:style-name="P79"><text:span text:style-name="T118">&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4">KeyGen2 Element</text:p>
          </table:table-cell>
          <table:table-cell table:style-name="Table74.B1" office:value-type="string">
            <text:p text:style-name="P14">SKS Counterpart</text:p>
          </table:table-cell>
        </table:table-row>
        <table:table-row table:style-name="Table74.2">
          <table:table-cell table:style-name="Table74.A2" office:value-type="string">
            <text:p text:style-name="P21">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1">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1">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1">ProvisioningInitializationRequest@SessionKeyLimit</text:p>
          </table:table-cell>
          <table:table-cell table:style-name="Table74.B2" office:value-type="string">
            <text:p text:style-name="P21">SessionKeyLimit</text:p>
          </table:table-cell>
        </table:table-row>
        <table:table-row table:style-name="Table74.2">
          <table:table-cell table:style-name="Table74.A2" office:value-type="string">
            <text:p text:style-name="P21">ProvisioningInitializationRequest@Algorithm</text:p>
          </table:table-cell>
          <table:table-cell table:style-name="Table74.B2" office:value-type="string">
            <text:p text:style-name="P21">Algorithm</text:p>
          </table:table-cell>
        </table:table-row>
        <table:table-row table:style-name="Table74.2">
          <table:table-cell table:style-name="Table74.A2" office:value-type="string">
            <text:p text:style-name="P21">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1">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37"/>
      <text:p text:style-name="P94"/>
      <text:p text:style-name="P37"/>
      <text:p text:style-name="P37"/>
      <text:p text:style-name="P58">Continued on the next page...</text:p>
      <text:p text:style-name="P99"><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107">createProvisioningSession</text:span><text:span text:style-name="T96"> is translated as shown in the fragment below:<text:line-break/></text:span></text:p>
      <table:table table:name="Table75" table:style-name="Table75">
        <table:table-column table:style-name="Table75.A"/>
        <table:table-row>
          <table:table-cell table:style-name="Table75.A1" office:value-type="string">
            <text:p text:style-name="P65"><text:span text:style-name="T119">&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5"><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2"><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2">AvDWx6xbg3GDGzdz … yJk8Js0Oul+Ba/Xc8=</text:span><text:span text:style-name="T13">"</text:span><text:span text:style-name="T122"><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2"><text:line-break/></text:span></text:p>
            <text:p text:style-name="P65"><text:span text:style-name="T118"><text:s text:c="4"/>&lt;</text:span><text:span text:style-name="T32">ClientEphemeralKey</text:span><text:span text:style-name="T118">&gt;<text:line-break/> <text:s text:c="4"/></text:span><text:span text:style-name="T123"><text:s text:c="3"/>&lt;</text:span><text:span text:style-name="T131">ds11</text:span><text:span text:style-name="T123">:</text:span><text:span text:style-name="T32">ECKeyValue</text:span><text:span text:style-name="T123">&gt;</text:span></text:p>
            <text:p text:style-name="P65"><text:s text:c="12"/>&lt;<text:span text:style-name="T126">ds11</text:span><text:span text:style-name="T117">:</text:span><text:span text:style-name="T32">NamedCurve</text:span> <text:span text:style-name="T41">URI</text:span>="urn:oid:1.2.840.10045.3.1.7"/&gt;</text:p>
            <text:p text:style-name="P65"><text:s text:c="12"/>&lt;<text:span text:style-name="T126">ds11</text:span><text:span text:style-name="T117">:</text:span><text:span text:style-name="T32">PublicKey</text:span>&gt;<text:span text:style-name="T118">PRZre90SQLp … 16m9FokKxV3F40Y=</text:span>&lt;/<text:span text:style-name="T126">ds11</text:span><text:span text:style-name="T117">:</text:span><text:span text:style-name="T32">PublicKey</text:span>&gt;</text:p>
            <text:p text:style-name="P65"><text:s text:c="8"/>&lt;/<text:span text:style-name="T126">ds11</text:span><text:span text:style-name="T117">:</text:span><text:span text:style-name="T32">ECKeyValue</text:span>&gt;</text:p>
            <text:p text:style-name="P65"><text:span text:style-name="T118"><text:s text:c="4"/>&lt;/</text:span><text:span text:style-name="T32">ClientEphemeralKey</text:span><text:span text:style-name="T118">&gt;<text:line-break/> <text:s text:c="3"/>&lt;</text:span><text:span text:style-name="T32">DeviceCertificatePath</text:span><text:span text:style-name="T118">&gt; </text:span></text:p>
            <text:p text:style-name="P65"><text:span text:style-name="T118"><text:s text:c="8"/>&lt;</text:span><text:span text:style-name="T127">ds</text:span><text:span text:style-name="T118">:</text:span><text:span text:style-name="T32">X509Data</text:span><text:span text:style-name="T118">&gt; </text:span></text:p>
            <text:p text:style-name="P65"><text:span text:style-name="T118"><text:s text:c="12"/>&lt;</text:span><text:span text:style-name="T127">ds</text:span><text:span text:style-name="T118">:</text:span><text:span text:style-name="T32">X509Certificate</text:span><text:span text:style-name="T118">&gt;MIIC2TCCAcGgAwIBAg ... hugc53W4nNzggt2w==&lt;/</text:span><text:span text:style-name="T127">ds</text:span><text:span text:style-name="T118">:</text:span><text:span text:style-name="T32">X509Certificate</text:span><text:span text:style-name="T118">&gt; </text:span></text:p>
            <text:p text:style-name="P65"><text:span text:style-name="T118"><text:s text:c="8"/>&lt;/</text:span><text:span text:style-name="T127">ds</text:span><text:span text:style-name="T118">:</text:span><text:span text:style-name="T32">X509Data</text:span><text:span text:style-name="T118">&gt; </text:span></text:p>
            <text:p text:style-name="P65"><text:span text:style-name="T118"><text:s text:c="4"/>&lt;/</text:span><text:span text:style-name="T32">DeviceCertificatePath</text:span><text:span text:style-name="T118">&gt;</text:span></text:p>
            <text:p text:style-name="P65"><text:span text:style-name="T118"><text:s text:c="4"/>&lt;</text:span><text:span text:style-name="T127">ds</text:span><text:span text:style-name="T118">:</text:span><text:span text:style-name="T32">Signature</text:span><text:span text:style-name="T118">&gt; </text:span></text:p>
            <text:p text:style-name="P65"><text:span text:style-name="T118"><text:s text:c="8"/>&lt;</text:span><text:span text:style-name="T131">ds</text:span><text:span text:style-name="T32">:SignedInfo</text:span><text:span text:style-name="T118">&gt; </text:span></text:p>
            <text:p text:style-name="P65"><text:span text:style-name="T118"><text:s text:c="12"/>&lt;</text:span><text:span text:style-name="T131">ds</text:span><text:span text:style-name="T32">:CanonicalizationMethod</text:span><text:span text:style-name="T118"> </text:span><text:span text:style-name="T41">Algorithm</text:span><text:span text:style-name="T118">="http://www.w3.org/2001/10/xml-exc-c14n#"/&gt; </text:span></text:p>
            <text:p text:style-name="P65"><text:span text:style-name="T118"><text:s text:c="12"/>&lt;</text:span><text:span text:style-name="T131">ds</text:span><text:span text:style-name="T32">:SignatureMethod</text:span><text:span text:style-name="T118"> </text:span><text:span text:style-name="T41">Algorithm</text:span><text:span text:style-name="T118">="http://www.w3.org/2001/04/xmldsig-more#hmac-sha256"/&gt; </text:span></text:p>
            <text:p text:style-name="P65"><text:span text:style-name="T118"><text:s text:c="12"/>&lt;</text:span><text:span text:style-name="T127">ds</text:span><text:span text:style-name="T118">:</text:span><text:span text:style-name="T32">Reference</text:span><text:span text:style-name="T118"> </text:span><text:span text:style-name="T41">URI</text:span><text:span text:style-name="T118">="#</text:span><text:span text:style-name="T13">_126992b6 … a8a6b484db8f</text:span><text:span text:style-name="T118">"&gt; </text:span></text:p>
            <text:p text:style-name="P65"><text:span text:style-name="T118"><text:s text:c="16"/>&lt;</text:span><text:span text:style-name="T127">ds</text:span><text:span text:style-name="T118">:</text:span><text:span text:style-name="T32">Transforms</text:span><text:span text:style-name="T118">&gt; </text:span></text:p>
            <text:p text:style-name="P65"><text:span text:style-name="T118"><text:s text:c="20"/>&lt;</text:span><text:span text:style-name="T127">ds</text:span><text:span text:style-name="T118">:</text:span><text:span text:style-name="T32">Transform</text:span><text:span text:style-name="T118"> </text:span><text:span text:style-name="T41">Algorithm</text:span><text:span text:style-name="T118">="http://www.w3.org/2000/09/xmldsig#enveloped-signature"/&gt; </text:span></text:p>
            <text:p text:style-name="P65"><text:span text:style-name="T118"><text:s text:c="20"/>&lt;</text:span><text:span text:style-name="T127">ds</text:span><text:span text:style-name="T118">:</text:span><text:span text:style-name="T32">Transform</text:span><text:span text:style-name="T118"> </text:span><text:span text:style-name="T41">Algorithm</text:span><text:span text:style-name="T118">="http://www.w3.org/2001/10/xml-exc-c14n#"/&gt; </text:span></text:p>
            <text:p text:style-name="P65"><text:span text:style-name="T118"><text:s text:c="16"/>&lt;/</text:span><text:span text:style-name="T127">ds</text:span><text:span text:style-name="T118">:</text:span><text:span text:style-name="T32">Transforms</text:span><text:span text:style-name="T118">&gt; </text:span></text:p>
            <text:p text:style-name="P65"><text:span text:style-name="T118"><text:s text:c="16"/>&lt;</text:span><text:span text:style-name="T127">ds</text:span><text:span text:style-name="T118">:</text:span><text:span text:style-name="T32">DigestMethod</text:span><text:span text:style-name="T118"> </text:span><text:span text:style-name="T41">Algorithm</text:span><text:span text:style-name="T118">="http://www.w3.org/2001/04/xmlenc#sha256"/&gt; </text:span></text:p>
            <text:p text:style-name="P65"><text:span text:style-name="T118"><text:s text:c="16"/>&lt;</text:span><text:span text:style-name="T127">ds</text:span><text:span text:style-name="T118">:</text:span><text:span text:style-name="T32">DigestValue</text:span><text:span text:style-name="T118">&gt;yLD0zNA48Xt9xXNHuBUlK0hL51zn0SYj2IfDXm42PLc=&lt;/</text:span><text:span text:style-name="T127">ds</text:span><text:span text:style-name="T118">:</text:span><text:span text:style-name="T32">DigestValue</text:span><text:span text:style-name="T118">&gt; </text:span></text:p>
            <text:p text:style-name="P65"><text:span text:style-name="T118"><text:s text:c="12"/>&lt;/</text:span><text:span text:style-name="T127">ds</text:span><text:span text:style-name="T118">:</text:span><text:span text:style-name="T32">Reference</text:span><text:span text:style-name="T118">&gt; </text:span></text:p>
            <text:p text:style-name="P65"><text:span text:style-name="T118"><text:s text:c="8"/>&lt;/</text:span><text:span text:style-name="T127">ds</text:span><text:span text:style-name="T118">:</text:span><text:span text:style-name="T32">SignedInfo</text:span><text:span text:style-name="T118">&gt; </text:span></text:p>
            <text:p text:style-name="P65"><text:span text:style-name="T118"><text:s text:c="8"/>&lt;</text:span><text:span text:style-name="T127">ds</text:span><text:span text:style-name="T118">:</text:span><text:span text:style-name="T32">SignatureValue</text:span><text:span text:style-name="T118">&gt;aRiSdmrn/KgtjqtTReF+6DOuIemRuw2xV9yuOPAlMj8=&lt;/</text:span><text:span text:style-name="T127">ds</text:span><text:span text:style-name="T118">:</text:span><text:span text:style-name="T32">SignatureValue</text:span><text:span text:style-name="T118">&gt; </text:span></text:p>
            <text:p text:style-name="P65"><text:span text:style-name="T118"><text:s text:c="8"/>&lt;</text:span><text:span text:style-name="T127">ds</text:span><text:span text:style-name="T118">:</text:span><text:span text:style-name="T32">KeyInfo</text:span><text:span text:style-name="T118">&gt; </text:span></text:p>
            <text:p text:style-name="P65"><text:span text:style-name="T118"><text:s text:c="12"/>&lt;</text:span><text:span text:style-name="T127">ds</text:span><text:span text:style-name="T118">:</text:span><text:span text:style-name="T32">KeyName</text:span><text:span text:style-name="T118">&gt;derived-session-key&lt;/</text:span><text:span text:style-name="T127">ds</text:span><text:span text:style-name="T118">:</text:span><text:span text:style-name="T32">KeyName</text:span><text:span text:style-name="T118">&gt; </text:span></text:p>
            <text:p text:style-name="P65"><text:span text:style-name="T118"><text:s text:c="8"/>&lt;/</text:span><text:span text:style-name="T127">ds</text:span><text:span text:style-name="T118">:</text:span><text:span text:style-name="T32">KeyInfo</text:span><text:span text:style-name="T118">&gt; </text:span></text:p>
            <text:p text:style-name="P65"><text:span text:style-name="T118"><text:s text:c="4"/>&lt;/</text:span><text:span text:style-name="T127">ds</text:span><text:span text:style-name="T118">:</text:span><text:span text:style-name="T32">Signature</text:span><text:span text:style-name="T118">&gt;</text:span></text:p>
            <text:p text:style-name="P70"/>
            <text:p text:style-name="P79"><text:span text:style-name="T118">&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4">KeyGen2 Element</text:p>
          </table:table-cell>
          <table:table-cell table:style-name="Table76.B1" office:value-type="string">
            <text:p text:style-name="P14">SKS Counterpart</text:p>
          </table:table-cell>
        </table:table-row>
        <table:table-row table:style-name="Table76.2">
          <table:table-cell table:style-name="Table76.A2" office:value-type="string">
            <text:p text:style-name="P21">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1">ProvisioningInitializationResponse@ServerSessionID</text:p>
          </table:table-cell>
          <table:table-cell table:style-name="Table76.B2" office:value-type="string">
            <text:p text:style-name="P21">Input.ServerSessionID</text:p>
          </table:table-cell>
        </table:table-row>
        <table:table-row table:style-name="Table76.2">
          <table:table-cell table:style-name="Table76.A2" office:value-type="string">
            <text:p text:style-name="P21">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1">ProvisioningInitializationResponse@Attestation</text:p>
          </table:table-cell>
          <table:table-cell table:style-name="Table76.B2" office:value-type="string">
            <text:p text:style-name="P21">Attestation</text:p>
          </table:table-cell>
        </table:table-row>
        <table:table-row table:style-name="Table76.2">
          <table:table-cell table:style-name="Table76.A2" office:value-type="string">
            <text:p text:style-name="P21">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1">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1">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7">Apart from needed for verifying the <text:span text:style-name="T29">Attestation</text:span> signature the <text:span text:style-name="T29">DeviceCertificatePath</text:span> identifies the SKS. <text:s/>The <text:span text:style-name="T99">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27" text:outline-level="2"><text:reference-mark-start text:name="closeProvisioningSession"/><text:span text:style-name="T96">closeProvisioningSession</text:span><text:reference-mark-end text:name="closeProvisioningSession"/><text:span text:style-name="T96"> (3)</text:span></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Name</text:p>
          </table:table-cell>
          <table:table-cell table:style-name="Table10.A1" office:value-type="string">
            <text:p text:style-name="P14">Type</text:p>
          </table:table-cell>
          <table:table-cell table:style-name="Table10.C1" office:value-type="string">
            <text:p text:style-name="P14">Comment</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5">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4">⁮[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Name</text:p>
          </table:table-cell>
          <table:table-cell table:style-name="Table11.A1" office:value-type="string">
            <text:p text:style-name="P14">Type</text:p>
          </table:table-cell>
          <table:table-cell table:style-name="Table11.C1" office:value-type="string">
            <text:p text:style-name="P14">Comment</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6">Session termination attestation signature</text:span>. <text:s/>See <text:span text:style-name="CrossRef"><text:reference-ref text:reference-format="text" text:ref-name="SKSAttestations">Attestations</text:reference-ref></text:span> </text:p>
          </table:table-cell>
        </table:table-row>
      </table:table>
      <text:p text:style-name="P44"/>
      <text:p text:style-name="Text_20_body"><text:span text:style-name="T99">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1844809192" text:continue-numbering="true" text:style-name="L1">
        <text:list-item>
          <text:p text:style-name="P139">There is an open provisioning session associated with <text:span text:style-name="T99">ProvisioningHandle</text:span></text:p>
        </text:list-item>
        <text:list-item>
          <text:p text:style-name="P129">The <text:span text:style-name="T102">MAC</text:span><text:span text:style-name="T57"> computes correctly using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P129"><text:span text:style-name="T57"><text:s text:c="8"/></text:span><text:span text:style-name="T56">Data = </text:span><text:span text:style-name="CrossRef"><text:span text:style-name="T88"><text:reference-ref text:reference-format="text" text:ref-name="client.sess.id">ClientSessionID</text:reference-ref></text:span></text:span><text:span text:style-name="T52"> || </text:span><text:span text:style-name="CrossRef"><text:span text:style-name="T88"><text:reference-ref text:reference-format="text" text:ref-name="srv.sess.id">ServerSessionID</text:reference-ref></text:span></text:span> || <text:span text:style-name="CrossRef"><text:span text:style-name="T88"><text:reference-ref text:reference-format="text" text:ref-name="issueruri">IssuerURI</text:reference-ref></text:span></text:span> || <text:span text:style-name="T99">Nonce</text:span></text:p>
        </text:list-item>
        <text:list-item>
          <text:p text:style-name="P14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2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29">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29">The post provisioning operations succeed during the final <text:span text:style-name="T2">commit</text:span>. <text:s/>See <text:span text:style-name="CrossRef"><text:reference-ref text:reference-format="text" text:ref-name="atomic.op">Transaction Based Operation</text:reference-ref></text:span></text:p>
          <text:p text:style-name="P148"/>
        </text:list-item>
      </text:list>
      <text:p text:style-name="Text_20_body"><text:span text:style-name="T71">If verification is successful, </text:span><text:span text:style-name="T107">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8"><text:reference-ref text:reference-format="text" text:ref-name="provisioning.objects">Provisioning Objects</text:reference-ref></text:span></text:span><text:span text:style-name="T72">.</text:span></text:p>
      <text:p text:style-name="P55">If verification fails, <text:span text:style-name="T2">all</text:span> objects created in the session <text:span text:style-name="T48">must</text:span> be deleted and post provisioning operations <text:span text:style-name="T48">must</text:span> be rolled back.</text:p>
      <text:p text:style-name="P55">When a provisioning session has been successfully closed by this method, it remains stored until all associated keys have been deleted.</text:p>
      <text:p text:style-name="P44"><text:span text:style-name="T71">Using </text:span><text:span text:style-name="CrossRef"><text:span text:style-name="T88"><text:reference-ref text:reference-format="text" text:ref-name="keygen2">KeyGen2</text:reference-ref></text:span></text:span><text:span text:style-name="T71"> </text:span><text:span text:style-name="T107">closeProvisioningSession</text:span><text:span text:style-name="T71"> is invoked as the last step of processing </text:span><text:span text:style-name="CrossRef"><text:span text:style-name="T88"><text:reference-ref text:reference-format="text" text:ref-name="cred.depl.req">ProvisioningFinalizationRequest </text:reference-ref></text:span></text:span><text:span text:style-name="T71">where the top element holds the associated </text:span><text:span text:style-name="T108">MAC</text:span><text:span text:style-name="T71"> and </text:span><text:span text:style-name="T108">Nonce</text:span><text:span text:style-name="T71"> attributes.</text:span></text:p>
      <text:p text:style-name="P57"/>
      <text:p text:style-name="P44"><text:span text:style-name="T72">The </text:span><text:span text:style-name="T102">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2">Input.MAC</text:span><text:span text:style-name="T56"> </text:span><text:span text:style-name="T57">|| </text:span><text:span text:style-name="T102">createProvisioningSession.Input.</text:span><text:span text:style-name="CrossRef"><text:span text:style-name="T88"><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2"/>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79"/>
      <table:table table:name="Table104" table:style-name="Table104">
        <table:table-column table:style-name="Table104.A"/>
        <table:table-row>
          <table:table-cell table:style-name="Table104.A1" office:value-type="string">
            <text:p text:style-name="P68"><text:span text:style-name="T119">&lt;</text:span><text:span text:style-name="T33">ProvisioningFinalizationResponse</text:span><text:span text:style-name="T119"><text:tab/></text:span><text:span text:style-name="T42">ID</text:span><text:span text:style-name="T119">="</text:span><text:span text:style-name="T12">_126992b6 … a8a6b484db8f</text:span><text:span text:style-name="T119">"<text:line-break/><text:tab/></text:span><text:span text:style-name="T42">ServerSessionID</text:span><text:span text:style-name="T119">="</text:span><text:span text:style-name="T13">_0fa47ab3c00c … a67992b6ac61c</text:span><text:span text:style-name="T119">"<text:line-break/><text:tab/></text:span><text:span text:style-name="T42">Attestation</text:span><text:span text:style-name="T119">="gEWzCCD ... 0w81L/ls2W0UYNE=" </text:span><text:span text:style-name="T12"> </text:span><text:span text:style-name="T15">…</text:span><text:span text:style-name="T12"> <text:s/></text:span><text:span text:style-name="T119">/&gt;</text:span></text:p>
          </table:table-cell>
        </table:table-row>
      </table:table>
      <text:h text:style-name="P127" text:outline-level="2"><text:reference-mark-start text:name="enum.prov.sess"/>enumerateProvisioningSessions<text:reference-mark-end text:name="enum.prov.sess"/> (4)</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4">Name</text:p>
          </table:table-cell>
          <table:table-cell table:style-name="Table40.A1" office:value-type="string">
            <text:p text:style-name="P14">Type</text:p>
          </table:table-cell>
          <table:table-cell table:style-name="Table40.C1" office:value-type="string">
            <text:p text:style-name="P14">Comment</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4">Name</text:p>
          </table:table-cell>
          <table:table-cell table:style-name="Table39.A1" office:value-type="string">
            <text:p text:style-name="P14">Type</text:p>
          </table:table-cell>
          <table:table-cell table:style-name="Table39.C1" office:value-type="string">
            <text:p text:style-name="P14">Comment</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78">The following elements </text:span><text:span text:style-name="T77">must</text:span><text:span text:style-name="T78"> only be emitted if</text:span><text:span text:style-name="T79"> </text:span>ProvisioningHandle<text:span text:style-name="T72"> &lt;&gt; 0xFFFFFFFF</text:span></text:p>
          </table:table-cell>
          <table:covered-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5">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4"/>
      <text:p text:style-name="P44"><text:span text:style-name="T107">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4">In addition, users of portable SKSes (like smart cards), may carry out provisioning steps on <text:span text:style-name="T2">different</text:span> computers through this method.</text:p>
      <text:p text:style-name="P44"><text:span text:style-name="T107">enumerateProvisioningSessions</text:span> may also be useful for debugging and “cleaning” purposes.</text:p>
      <text:p text:style-name="P44">The input <text:span text:style-name="T105">ProvisioningHandle</text:span><text:span text:style-name="T63"> is initially set to 0xFFFFFFFF to start an enumeration round.</text:span></text:p>
      <text:p text:style-name="P44"><text:span text:style-name="T63">Succeeding calls should use the output </text:span><text:span text:style-name="T105">ProvisioningHandle</text:span><text:span text:style-name="T63"> as input to the next call.</text:span></text:p>
      <text:p text:style-name="P44"><text:span text:style-name="T63">When </text:span><text:span text:style-name="T102">enumerateProvisioningSessions</text:span><text:span text:style-name="T57"> returns with a </text:span><text:span text:style-name="T102">ProvisioningHandle</text:span><text:span text:style-name="T57"> = 0xFFFFFFFF there are no more provisioning objects to read.</text:span></text:p>
      <text:h text:style-name="P128" text:outline-level="2">abortProvisioningSession (5)</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Name</text:p>
          </table:table-cell>
          <table:table-cell table:style-name="Table4.A1" office:value-type="string">
            <text:p text:style-name="P14">Type</text:p>
          </table:table-cell>
          <table:table-cell table:style-name="Table4.C1" office:value-type="string">
            <text:p text:style-name="P14">Comment</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Name</text:p>
          </table:table-cell>
          <table:table-cell table:style-name="Table5.A1" office:value-type="string">
            <text:p text:style-name="P14">Type</text:p>
          </table:table-cell>
          <table:table-cell table:style-name="Table5.C1" office:value-type="string">
            <text:p text:style-name="P14">Comment</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27" text:outline-level="2"><text:reference-mark-start text:name="sign.prov.sess.data"/>signProvisioningSessionData<text:reference-mark-end text:name="sign.prov.sess.data"/> (6)</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Name</text:p>
          </table:table-cell>
          <table:table-cell table:style-name="Table71.A1" office:value-type="string">
            <text:p text:style-name="P14">Type</text:p>
          </table:table-cell>
          <table:table-cell table:style-name="Table71.C1" office:value-type="string">
            <text:p text:style-name="P14">Comment</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5">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Name</text:p>
          </table:table-cell>
          <table:table-cell table:style-name="Table72.A1" office:value-type="string">
            <text:p text:style-name="P14">Type</text:p>
          </table:table-cell>
          <table:table-cell table:style-name="Table72.C1" office:value-type="string">
            <text:p text:style-name="P14">Comment</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1"/>
      <text:p text:style-name="Text_20_body"><text:span text:style-name="T107">signProvisioningSessionData</text:span> signs <text:span text:style-name="T2">arbitrary data</text:span> that is supplied <text:span text:style-name="T2">by the provisioning middleware.</text:span></text:p>
      <text:p text:style-name="Text_20_body">The purpose of <text:span text:style-name="T107">signProvisioningSessionData</text:span> is adding data integrity to provisioning messages from clients to issuers.</text:p>
      <text:p text:style-name="Text_20_body">The signature scheme is as follows:</text:p>
      <text:p text:style-name="Text_20_body"><text:span text:style-name="T99"><text:tab/>Result</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 <text:span text:style-name="T109">"</text:span><text:span text:style-name="T107">External Signature"</text:span><text:span text:style-name="T52">, </text:span><text:span text:style-name="T102">Data</text:span><text:span text:style-name="T52">)</text:span></text:p>
      <text:p text:style-name="Text_20_body">Note that <text:span text:style-name="T102">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28" text:outline-level="2"><text:reference-mark-start text:name="createPUKPolicy"/>createPUKPolicy<text:reference-mark-end text:name="createPUKPolicy"/> (7)</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Name</text:p>
          </table:table-cell>
          <table:table-cell table:style-name="Table12.A1" office:value-type="string">
            <text:p text:style-name="P14">Type</text:p>
          </table:table-cell>
          <table:table-cell table:style-name="Table12.C1" office:value-type="string">
            <text:p text:style-name="P14">Comment</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3">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5">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4">⁮[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Name</text:p>
          </table:table-cell>
          <table:table-cell table:style-name="Table13.A1" office:value-type="string">
            <text:p text:style-name="P14">Type</text:p>
          </table:table-cell>
          <table:table-cell table:style-name="Table13.C1" office:value-type="string">
            <text:p text:style-name="P14">Comment</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4"/>
      <text:p text:style-name="P44"><text:span text:style-name="T99">createPUKPolicy</text:span><text:span text:style-name="T96"> creates a PUK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PINPolicy">createPINPolicy</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102">PUKValue</text:span><text:span text:style-name="T57"> ||</text:span><text:span text:style-name="T56"> </text:span><text:span text:style-name="T102">Format</text:span><text:span text:style-name="T57"> ||</text:span><text:span text:style-name="T56"> </text:span><text:span text:style-name="T102">RetryLimit</text:span></text:p>
      <text:p text:style-name="Text_20_body"><text:span text:style-name="T57">Note that </text:span><text:span text:style-name="T102">PUKValue</text:span><text:span text:style-name="T57"> is MACed in encrypted form and </text:span><text:span text:style-name="T56">then</text:span><text:span text:style-name="T57"> decrypted by the SKS before storing.</text:span></text:p>
      <text:p text:style-name="P37">The purpose of a PUK is to facilitate a master key for unlocking keys that have locked-up due to faulty PIN entries. <text:s/>See <text:span text:style-name="CrossRef"><text:reference-ref text:reference-format="text" text:ref-name="unlockey">unlockKey</text:reference-ref></text:span>.</text:p>
      <text:p text:style-name="P44">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8"/>
      <text:h text:style-name="P127" text:outline-level="2"><text:reference-mark-start text:name="createPINPolicy"/><text:span text:style-name="T96">createPINPolicy</text:span><text:reference-mark-end text:name="createPINPolicy"/><text:span text:style-name="T96"> (8)</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Name</text:p>
          </table:table-cell>
          <table:table-cell table:style-name="Table14.A1" office:value-type="string">
            <text:p text:style-name="P14">Type</text:p>
          </table:table-cell>
          <table:table-cell table:style-name="Table14.C1" office:value-type="string">
            <text:p text:style-name="P14">Comment</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3">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8">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8">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4">⁮[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Name</text:p>
          </table:table-cell>
          <table:table-cell table:style-name="Table15.A1" office:value-type="string">
            <text:p text:style-name="P14">Type</text:p>
          </table:table-cell>
          <table:table-cell table:style-name="Table15.C1" office:value-type="string">
            <text:p text:style-name="P14">Comment</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4"/>
      <text:p text:style-name="P44"><text:span text:style-name="T99">createPINPolicy</text:span><text:span text:style-name="T96"> creates a PIN policy object </text:span><text:span text:style-name="T79">in the </text:span><text:span text:style-name="CrossRef"><text:reference-ref text:reference-format="text" text:ref-name="cred.db">Credential Database</text:reference-ref></text:span><text:span text:style-name="T79"> </text:span><text:span text:style-name="T96">to be referenced by subsequent calls to the </text:span><text:span text:style-name="CrossRef"><text:reference-ref text:reference-format="text" text:ref-name="createKeyPair">createKeyEntry</text:reference-ref></text:span><text:span text:style-name="T96"> method.</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 </text:span><text:span text:style-name="T56">PUKReference</text:span><text:span text:style-name="T57"> || </text:span><text:span text:style-name="T102">UserDefined</text:span><text:span text:style-name="T57"> ||</text:span><text:span text:style-name="T56"> </text:span><text:span text:style-name="T102">UserModifiable</text:span><text:span text:style-name="T57"> ||</text:span><text:span text:style-name="T56"> </text:span><text:span text:style-name="T102">Format</text:span><text:span text:style-name="T57"> ||</text:span><text:span text:style-name="T56"> </text:span><text:span text:style-name="T102">RetryLimit</text:span><text:span text:style-name="T57"> ||</text:span><text:span text:style-name="T102"><text:line-break/></text:span><text:span text:style-name="T57"> <text:s text:c="24"/></text:span><text:span text:style-name="T102">Grouping</text:span><text:span text:style-name="T57"> ||</text:span><text:span text:style-name="T56"> </text:span><text:span text:style-name="T102">PatternRestrictions</text:span><text:span text:style-name="T57"> ||</text:span><text:span text:style-name="T56"> </text:span><text:span text:style-name="T102">MinLength</text:span><text:span text:style-name="T57"> ||</text:span><text:span text:style-name="T56"> </text:span><text:span text:style-name="T102">MaxLength</text:span><text:span text:style-name="T57"> ||</text:span><text:span text:style-name="T56"> </text:span><text:span text:style-name="T102">InputMethod</text:span><text:span text:style-name="T59"> <text:s/></text:span></text:p>
      <text:p text:style-name="Text_20_body"><text:span text:style-name="T56">PUKReference</text:span><text:span text:style-name="T57"> is set to </text:span><text:span text:style-name="T104">"</text:span><text:span text:style-name="T102">#N/A</text:span><text:span text:style-name="T102">"</text:span><text:span text:style-name="T57"> if </text:span><text:span text:style-name="T102">PUKPolicyHandle</text:span><text:span text:style-name="T57"> is zero, else it is set to the </text:span><text:span text:style-name="T102">ID</text:span><text:span text:style-name="T57"> of the referenced PUK policy object.</text:span></text:p>
      <text:p text:style-name="P44"><text:span text:style-name="T96">If </text:span><text:span text:style-name="T99">PUKPolicyHandle</text:span><text:span text:style-name="T96"> is zero no PUK is associated with the PIN policy object.</text:span></text:p>
      <text:p text:style-name="P35">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8"/>
      <text:p text:style-name="P44"/>
      <text:h text:style-name="P127" text:outline-level="2"><text:reference-mark-start text:name="createKeyPair"/>createKeyEntry<text:reference-mark-end text:name="createKeyPair"/> (9)</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Name</text:p>
          </table:table-cell>
          <table:table-cell table:style-name="Table16.A1" office:value-type="string">
            <text:p text:style-name="P14">Type</text:p>
          </table:table-cell>
          <table:table-cell table:style-name="Table16.C1" office:value-type="string">
            <text:p text:style-name="P14">Comment</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ID</text:p>
          </table:table-cell>
          <table:table-cell table:style-name="Table16.A2" office:value-type="string">
            <text:p text:style-name="P13">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3">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byte<text:span text:style-name="T84">⁮[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99">PrivateKey</text:span><text:span text:style-name="T52"> for backup by the issuer</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4">⁮[</text:span><text:span text:style-name="T86"> </text:span><text:span text:style-name="T84">]</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AlgorithmType</text:p>
          </table:table-cell>
          <table:table-cell table:style-name="Table16.A2" office:value-type="string">
            <text:p text:style-name="P3">byte</text:p>
          </table:table-cell>
          <table:table-cell table:style-name="Table16.C2" office:value-type="string">
            <text:p text:style-name="P2">Type of key to be generated: 0x00 = RSA, 0x01 = ECC</text:p>
          </table:table-cell>
        </table:table-row>
        <table:table-row table:style-name="Table16.2">
          <table:table-cell table:style-name="Table16.A17" table:number-columns-spanned="3" office:value-type="string">
            <text:p text:style-name="P11">The following two elements <text:span text:style-name="T48">must</text:span> only be set for RSA keys</text:p>
          </table:table-cell>
          <table:covered-table-cell/>
          <table:covered-table-cell/>
        </table:table-row>
        <table:table-row table:style-name="Table16.2">
          <table:table-cell table:style-name="Table16.A2" office:value-type="string">
            <text:p text:style-name="P17">RSAKeySize</text:p>
          </table:table-cell>
          <table:table-cell table:style-name="Table16.A2" office:value-type="string">
            <text:p text:style-name="P3">short</text:p>
          </table:table-cell>
          <table:table-cell table:style-name="Table16.C2" office:value-type="string">
            <text:p text:style-name="P2">RSA key size in bits. <text:s/>See <text:span text:style-name="CrossRef"><text:reference-ref text:reference-format="text" text:ref-name="getDeviceData">getDeviceInfo</text:reference-ref></text:span></text:p>
          </table:table-cell>
        </table:table-row>
        <table:table-row table:style-name="Table16.2">
          <table:table-cell table:style-name="Table16.A2" office:value-type="string">
            <text:p text:style-name="P17"><text:reference-mark-start text:name="rsa.exponent"/>RSAExponent<text:reference-mark-end text:name="rsa.exponent"/></text:p>
          </table:table-cell>
          <table:table-cell table:style-name="Table16.A2" office:value-type="string">
            <text:p text:style-name="P3">int</text:p>
          </table:table-cell>
          <table:table-cell table:style-name="Table16.C2" office:value-type="string">
            <text:p text:style-name="P2">Zero (use default) or a defined exponent. <text:s/>See <text:span text:style-name="CrossRef"><text:reference-ref text:reference-format="text" text:ref-name="getDeviceData">getDeviceInfo</text:reference-ref></text:span></text:p>
          </table:table-cell>
        </table:table-row>
        <table:table-row table:style-name="Table16.2">
          <table:table-cell table:style-name="Table16.C2" table:number-columns-spanned="3" office:value-type="string">
            <text:p text:style-name="P11">The following element <text:span text:style-name="T48">must</text:span> only be set for ECC keys</text:p>
          </table:table-cell>
          <table:covered-table-cell/>
          <table:covered-table-cell/>
        </table:table-row>
        <table:table-row table:style-name="Table16.2">
          <table:table-cell table:style-name="Table16.A2" office:value-type="string">
            <text:p text:style-name="P17">NamedCurve</text:p>
          </table:table-cell>
          <table:table-cell table:style-name="Table16.A2" office:value-type="string">
            <text:p text:style-name="P13">uri</text:p>
          </table:table-cell>
          <table:table-cell table:style-name="Table16.C2" office:value-type="string">
            <text:p text:style-name="Table_20_Contents"><text:span text:style-name="T63">Curve name URI. <text:s/>See </text:span><text:span text:style-name="CrossRef"><text:reference-ref text:reference-format="text" text:ref-name="elliptic.curves">Elliptic Curve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99">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78"><text:span text:style-name="T96">Endorsed algorithm URI </text:span><text:span text:style-name="T3">repeated</text:span><text:span text:style-name="T96"> as defined by </text:span><text:span text:style-name="T99">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4">⁮[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Name</text:p>
          </table:table-cell>
          <table:table-cell table:style-name="Table17.A1" office:value-type="string">
            <text:p text:style-name="P14">Type</text:p>
          </table:table-cell>
          <table:table-cell table:style-name="Table17.C1" office:value-type="string">
            <text:p text:style-name="P14">Comment</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Local handle to created key entry</text:p>
          </table:table-cell>
        </table:table-row>
        <table:table-row table:style-name="Table17.2">
          <table:table-cell table:style-name="Table17.A2" office:value-type="string">
            <text:p text:style-name="P17">Public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7">PrivateKey</text:p>
          </table:table-cell>
          <table:table-cell table:style-name="Table17.A2" office:value-type="string">
            <text:p text:style-name="P3">byte<text:span text:style-name="T84">⁮[</text:span><text:span text:style-name="T86"> </text:span><text:span text:style-name="T84">]</text:span></text:p>
          </table:table-cell>
          <table:table-cell table:style-name="Table17.C2" office:value-type="string">
            <text:p text:style-name="P2"><text:span text:style-name="T2">Optional</text:span><text:span text:style-name="T88">: Encrypted generated private key. <text:s/></text:span>See <text:span text:style-name="CrossRef"><text:reference-ref text:reference-format="text" text:ref-name="private.key.export">PrivateKey</text:reference-ref></text:span></text:p>
          </table:table-cell>
        </table:table-row>
      </table:table>
      <text:p text:style-name="P44"/>
      <text:p text:style-name="P44"><text:span text:style-name="T99">createKeyEntry</text:span><text:span text:style-name="T96"> generates an asymmetric key-pair according to the issuer's specification. <text:s/>In addition, </text:span><text:span text:style-name="T99">createKeyEntry</text:span><text:span text:style-name="T96"> creates a </text:span><text:span text:style-name="T3">key entry</text:span><text:span text:style-name="T96"> (see </text:span><text:span text:style-name="CrossRef"><text:reference-ref text:reference-format="text" text:ref-name="key.entries">Key Entries</text:reference-ref></text:span><text:span text:style-name="T79">) in the </text:span><text:span text:style-name="CrossRef"><text:reference-ref text:reference-format="text" text:ref-name="cred.db">Credential Database</text:reference-ref></text:span><text:span text:style-name="T96"> where the key-pair and its protection attributes are stored.</text:span></text:p>
      <text:p text:style-name="P36"/>
      <text:p text:style-name="P93">Continued on the next page...</text:p>
      <table:table table:name="Table18" table:style-name="Table18">
        <table:table-column table:style-name="Table18.A"/>
        <table:table-row>
          <table:table-cell table:style-name="Table18.A1" office:value-type="string">
            <text:p text:style-name="P112">The following operations match the mandatory to support key generation and attestation algorithm: <text:span text:style-name="T125">http://xmlns.webpki.org/keygen2/1.0#algorithm.sks.k1</text:span></text:p>
          </table:table-cell>
        </table:table-row>
      </table:table>
      <text:p text:style-name="Text_20_body"/>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ID</text:span><text:span text:style-name="T56"> </text:span><text:span text:style-name="T57">||</text:span><text:span text:style-name="T56"> </text:span><text:span text:style-name="T102">Algorithm</text:span><text:span text:style-name="T57"> || </text:span><text:span text:style-name="T102">ServerSeed</text:span><text:span text:style-name="T57"> || </text:span><text:span text:style-name="T56">PINPolicyReference</text:span><text:span text:style-name="T57"> || </text:span><text:span text:style-name="T56">PINValueReference</text:span><text:span text:style-name="T57"> ||</text:span><text:span text:style-name="T102"><text:line-break/></text:span><text:span text:style-name="T57"> <text:s text:c="24"/></text:span><text:span text:style-name="T102">BiometricProtection</text:span><text:span text:style-name="T57"> || </text:span><text:span text:style-name="T102">PrivateKeyBackup</text:span><text:span text:style-name="T57"> ||</text:span><text:span text:style-name="T56"> </text:span><text:span text:style-name="T102">ExportProtection</text:span><text:span text:style-name="T57"> ||</text:span><text:span text:style-name="T56"> </text:span><text:span text:style-name="T102">DeleteProtection</text:span><text:span text:style-name="T57"> ||<text:line-break/> <text:s text:c="24"/></text:span><text:span text:style-name="T102">EnablePINCaching</text:span><text:span text:style-name="T57"> || </text:span><text:span text:style-name="T102">AppUsage</text:span><text:span text:style-name="T57"> || </text:span><text:span text:style-name="T102">FriendlyName</text:span><text:span text:style-name="T57"> || </text:span><text:span text:style-name="T56">KeySpecifier</text:span><text:span text:style-name="T57"> [||</text:span><text:span text:style-name="T56"> </text:span><text:span text:style-name="T102">EndorsedAlgorithm...</text:span><text:span text:style-name="T57">]</text:span></text:p>
      <text:p text:style-name="Text_20_body"><text:span text:style-name="T56">PINPolicyReference</text:span><text:span text:style-name="T57"> is set to </text:span><text:span text:style-name="T104">"</text:span><text:span text:style-name="T102">#Device PIN</text:span><text:span text:style-name="T104">"</text:span><text:span text:style-name="T57"> if </text:span><text:span text:style-name="T102">DevicePINProtection</text:span><text:span text:style-name="T57"> is true, to </text:span><text:span text:style-name="T104">"</text:span><text:span text:style-name="T102">#N/A"</text:span><text:span text:style-name="T57"> if </text:span><text:span text:style-name="T102">PINPolicyHandle</text:span><text:span text:style-name="T57"> is zero, else it is set to the </text:span><text:span text:style-name="T102">ID</text:span><text:span text:style-name="T57"> of the referenced PIN policy object.</text:span></text:p>
      <text:p text:style-name="Text_20_body"><text:span text:style-name="T56">PINValueReference</text:span><text:span text:style-name="T57"> is set to </text:span><text:span text:style-name="T104">"</text:span><text:span text:style-name="T102">#N/A"</text:span><text:span text:style-name="T57"> if </text:span><text:span text:style-name="T102">PINPolicyHandle</text:span><text:span text:style-name="T57"> is zero, or if </text:span><text:span text:style-name="T102">DevicePINProtection</text:span><text:span text:style-name="T57"> is true, or if the PIN is </text:span><text:span text:style-name="CrossRef"><text:span text:style-name="T88"><text:reference-ref text:reference-format="text" text:ref-name="pinuserdefined">UserDefined</text:reference-ref></text:span></text:span>, else it is set to the <text:span text:style-name="T2">encrypted</text:span> <text:span text:style-name="T108">PINValue</text:span>.</text:p>
      <text:p text:style-name="Text_20_body"><text:span text:style-name="T2">KeySpecifier</text:span> denotes the sequence consisting of <text:span text:style-name="T105">KeyAlgorithmType</text:span> and its related parameters in the same order and format as in the API. <text:s/>That is, an RSA 1024 bit key specifier would be represented by: 0x00 0x04 0x00 0x00 0x00 0x00 0x00.</text:p>
      <text:p text:style-name="Text_20_body"/>
      <text:p text:style-name="P44"><text:reference-mark-start text:name="key.attestation.data"/><text:span text:style-name="T105">Attestation</text:span><text:reference-mark-end text:name="key.attestation.data"/><text:span text:style-name="T94"> vouches for </text:span><text:span text:style-name="T96">that generated key-pairs actually reside in the SKS by attesting (s</text:span><text:span text:style-name="T63">ee </text:span><text:span text:style-name="CrossRef"><text:reference-ref text:reference-format="text" text:ref-name="SKSAttestations">Attestations</text:reference-ref></text:span><text:span text:style-name="T96">) keys according to the following </text:span><text:span text:style-name="T3">Data</text:span><text:span text:style-name="T96"> scheme:</text:span></text:p>
      <text:p text:style-name="P44"><text:span text:style-name="T56"><text:tab/>Data </text:span><text:span text:style-name="T116">=</text:span><text:span text:style-name="T56"> </text:span><text:span text:style-name="T102">ID</text:span><text:span text:style-name="T56"> </text:span><text:span text:style-name="T57">|| </text:span><text:span text:style-name="T102">PublicKey</text:span><text:span text:style-name="T57"> [|| </text:span><text:span text:style-name="T102">PrivateKey</text:span><text:span text:style-name="T57">]</text:span></text:p>
      <text:p text:style-name="P47">Note that the encrypted <text:span text:style-name="T99">PrivateKey</text:span> <text:span text:style-name="T48">must</text:span> only be used in the attestation <text:span text:style-name="T2">Data</text:span> if actually emitted.</text:p>
      <text:p text:style-name="P49"/>
      <text:p text:style-name="P49">Remarks</text:p>
      <text:p text:style-name="P44"><text:span text:style-name="T105">KeyHandle</text:span><text:span text:style-name="T94"> </text:span><text:span text:style-name="T92">must</text:span><text:span text:style-name="T94"> be </text:span><text:span text:style-name="T3">static</text:span><text:span text:style-name="T94">, </text:span><text:span text:style-name="T3">unique</text:span><text:span text:style-name="T94"> and </text:span><text:span text:style-name="T3">never be reused</text:span><text:span text:style-name="T94">. <text:s/>Note that a </text:span><text:span text:style-name="T102">KeyHandle</text:span><text:span text:style-name="T94"> returned by </text:span><text:span text:style-name="T108">createKeyEntry</text:span><text:span text:style-name="T94"> </text:span><text:span text:style-name="T90">must not</text:span><text:span text:style-name="T94"> be featured in </text:span><text:span text:style-name="CrossRef"><text:span text:style-name="T88"><text:reference-ref text:reference-format="text" text:ref-name="user.api">User API</text:reference-ref></text:span></text:span><text:span text:style-name="T94"> operations until the associated provisioning session has been closed (see </text:span><text:span text:style-name="CrossRef"><text:span text:style-name="T88"><text:reference-ref text:reference-format="text" text:ref-name="closeProvisioningSession">closeProvisioningSession</text:reference-ref></text:span></text:span><text:span text:style-name="T94">).</text:span></text:p>
      <text:p text:style-name="P44"><text:reference-mark-start text:name="object.ids"/><text:span text:style-name="T94">Object IDs</text:span><text:reference-mark-end text:name="object.ids"/><text:span text:style-name="T94"> for </text:span><text:span text:style-name="CrossRef"><text:span text:style-name="T88"><text:reference-ref text:reference-format="text" text:ref-name="createKeyPair">createKeyEntry</text:reference-ref></text:span></text:span><text:span text:style-name="T96">, </text:span><text:span text:style-name="CrossRef"><text:span text:style-name="T88"><text:reference-ref text:reference-format="text" text:ref-name="createPINPolicy">createPINPolicy</text:reference-ref></text:span></text:span><text:span text:style-name="T96"> and </text:span><text:span text:style-name="CrossRef"><text:span text:style-name="T88"><text:reference-ref text:reference-format="text" text:ref-name="createPUKPolicy">createPUKPolicy</text:reference-ref></text:span></text:span><text:span text:style-name="T96"> </text:span><text:span text:style-name="T3">share a common namespace</text:span><text:span text:style-name="T96"> but the namespace is entirely local to the </text:span><text:span text:style-name="T3">provisioning session</text:span><text:span text:style-name="T96">. <text:s/>Although only static identifiers are used in the examples, Object IDs </text:span><text:span text:style-name="T3">may be randomized</text:span><text:span text:style-name="T96"> to increase entropy of </text:span><text:span text:style-name="CrossRef"><text:reference-ref text:reference-format="text" text:ref-name="MACOperations">MAC Operations</text:reference-ref></text:span><text:span text:style-name="T96">.</text:span></text:p>
      <text:p text:style-name="P37">A compliant SKS <text:span text:style-name="T48">should</text:span> use 65537 as the default RSA exponent value.</text:p>
      <text:p text:style-name="P44">How <text:reference-mark-start text:name="issuer.seed"/><text:span text:style-name="T101">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4"><text:span text:style-name="T96">A non-zero </text:span><text:span text:style-name="T105">BiometricProtection</text:span><text:span text:style-name="T96"> value presumes that the target SKS supports </text:span><text:span text:style-name="CrossRef"><text:reference-ref text:reference-format="text" text:ref-name="biometricoption">Biometric Protection</text:reference-ref></text:span><text:span text:style-name="T96">,</text:span><text:span text:style-name="T94"> otherwise an </text:span><text:span text:style-name="T3">error</text:span><text:span text:style-name="T94"> </text:span><text:span text:style-name="T90">must be</text:span><text:span text:style-name="T94"> returned. </text:span><text:span text:style-name="T96"><text:s/>See </text:span><text:span text:style-name="CrossRef"><text:reference-ref text:reference-format="text" text:ref-name="getDeviceData">getDeviceInfo</text:reference-ref></text:span><text:span text:style-name="T96">.</text:span></text:p>
      <text:p text:style-name="Text_20_body"><text:span text:style-name="T63">The </text:span><text:reference-mark-start text:name="private.key.export"/><text:span text:style-name="T105">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6">If </text:span><text:span text:style-name="T105">PrivateKey</text:span><text:span text:style-name="T96"> is present it </text:span><text:span text:style-name="T51">must</text:span><text:span text:style-name="T96"> hold the generated private key in </text:span><text:span text:style-name="CrossRef"><text:reference-ref text:reference-format="text" text:ref-name="pkcs8">PKCS #8</text:reference-ref></text:span><text:span text:style-name="T96"> format but </text:span><text:span text:style-name="T3">wrapped</text:span><text:span text:style-name="T96"> as described in </text:span><text:span text:style-name="CrossRef"><text:reference-ref text:reference-format="text" text:ref-name="EncryptedData">Encrypted Data</text:reference-ref></text:span>.</text:p>
      <text:p text:style-name="P39"><text:span text:style-name="T105">EndorsedAlgorithm</text:span><text:span text:style-name="T63"> URIs </text:span><text:span text:style-name="T69">must</text:span><text:span text:style-name="T63"> be </text:span><text:span text:style-name="T56">sorted in ascending alphabetical order</text:span><text:span text:style-name="T63"> before calling </text:span><text:span text:style-name="T105">createKeyEntry</text:span><text:span text:style-name="T63">.</text:span></text:p>
      <text:p text:style-name="Text_20_body"><text:span text:style-name="T102">EndorsedAlgorithm</text:span><text:span text:style-name="T57"> URIs </text:span><text:span text:style-name="T60">must</text:span><text:span text:style-name="T57"> be checked for compatibility with </text:span><text:span text:style-name="CrossRef"><text:span text:style-name="T88"><text:reference-ref text:reference-format="text" text:ref-name="algo.support">Algorithm Support</text:reference-ref></text:span></text:span>.</text:p>
      <text:p text:style-name="Text_20_body"><text:span text:style-name="T102">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8"><text:reference-ref text:reference-format="text" text:ref-name="user.api">User API</text:reference-ref></text:span></text:span><text:span text:style-name="T57">.</text:span></text:p>
      <text:p text:style-name="Text_20_body"><text:span text:style-name="T102">EndorsedAlgorithm</text:span><text:span text:style-name="T57"> URIs </text:span><text:span text:style-name="T60">must not</text:span><text:span text:style-name="T57"> be checked against actual key material during </text:span><text:span text:style-name="T102">createKeyEntry</text:span>. <text:s/>This check <text:span text:style-name="T49">must</text:span> be <text:span text:style-name="T2">deferred</text:span> to <text:span text:style-name="CrossRef"><text:span text:style-name="T88"><text:reference-ref text:reference-format="text" text:ref-name="closeProvisioningSession">closeProvisioningSession</text:reference-ref></text:span></text:span><text:span text:style-name="T57">.</text:span></text:p>
      <text:p text:style-name="Text_20_body"><text:span text:style-name="T57">If no </text:span><text:span text:style-name="T102">EndorsedAlgorithm</text:span><text:span text:style-name="T57"> URIs are specified, </text:span><text:span text:style-name="T56">the key is only constrained by the key material</text:span><text:span text:style-name="T57">.</text:span></text:p>
      <text:p text:style-name="P50"><text:span text:style-name="T88">With the special algorithm </text:span><text:span text:style-name="T107">http://xmlns.webpki.org/keygen2/1.0#algorithm.none</text:span><text:span text:style-name="T88"> (which is only permitted as a single </text:span><text:span text:style-name="T107">EndorsedAlgorithm</text:span><text:span text:style-name="T88"> item), keys </text:span><text:span text:style-name="T90">must</text:span><text:span text:style-name="T88"> be </text:span>disabled<text:span text:style-name="T88"> from executing cryptographic operations through the </text:span><text:span text:style-name="CrossRef"><text:span text:style-name="T88"><text:reference-ref text:reference-format="text" text:ref-name="user.api">User API</text:reference-ref></text:span></text:span><text:span text:style-name="T88">.</text:span></text:p>
      <text:p text:style-name="P51"/>
      <text:p text:style-name="P51"/>
      <text:p text:style-name="P44"><text:span text:style-name="T56"><text:line-break/></text:span><text:span text:style-name="T3">Continued on the next page...</text:span></text:p>
      <text:p text:style-name="P98"><text:span text:style-name="T96">A set</text:span><text:span text:style-name="T57"> </text:span><text:span text:style-name="T102">DevicePINProtection</text:span><text:span text:style-name="T57"> </text:span><text:span text:style-name="T96">presumes that the target SKS supports a “device PUK/PIN”, </text:span><text:span text:style-name="T94">otherwise an </text:span><text:span text:style-name="T3">error</text:span><text:span text:style-name="T94"> </text:span><text:span text:style-name="T90">must be</text:span><text:span text:style-name="T94"> returned</text:span><text:span text:style-name="T96">. <text:s/>The characteristics of device PINs are out of scope for the SKS specification. <text:s/>See </text:span><text:span text:style-name="CrossRef"><text:reference-ref text:reference-format="text" text:ref-name="getDeviceData">getDeviceInfo</text:reference-ref></text:span><text:span text:style-name="T96">.</text:span></text:p>
      <text:p text:style-name="P44"><text:span text:style-name="T102">DevicePINProtection</text:span><text:span text:style-name="T57"> </text:span><text:span text:style-name="T59">must not</text:span><text:span text:style-name="T57"> be combined with local PIN policy objects</text:span><text:span text:style-name="T96">.</text:span></text:p>
      <text:p text:style-name="P44"><text:span text:style-name="T96">The </text:span><text:reference-mark-start text:name="pinvalue"/><text:span text:style-name="T105">PINValue</text:span><text:reference-mark-end text:name="pinvalue"/><text:span text:style-name="T63"> object </text:span><text:span text:style-name="T69">must</text:span><text:span text:style-name="T63"> be set by the </text:span><text:span text:style-name="T56">caller</text:span><text:span text:style-name="T63"> as illustrated by the following pseudo code:</text:span></text:p>
      <text:p text:style-name="P113"><text:span text:style-name="T63">if (</text:span><text:span text:style-name="T105">PINPolicyHandle</text:span><text:span text:style-name="T63"> == 0) <text:s text:c="3"/>// No PIN or device PIN</text:span></text:p>
      <text:p text:style-name="P114"><text:s text:c="2"/>{</text:p>
      <text:p text:style-name="P113"><text:span text:style-name="T63"><text:s text:c="5"/></text:span><text:span text:style-name="T105">PINValue</text:span><text:span text:style-name="T63"> = </text:span><text:span text:style-name="T56">zero length array</text:span><text:span text:style-name="T57">;</text:span></text:p>
      <text:p text:style-name="P114"><text:s text:c="2"/>}</text:p>
      <text:p text:style-name="P113"><text:span text:style-name="T63">else if (</text:span><text:span text:style-name="T105">PINPolicyHandle.UsedDefined</text:span><text:span text:style-name="T63">) <text:s text:c="5"/>// see </text:span><text:span text:style-name="CrossRef"><text:reference-ref text:reference-format="text" text:ref-name="pinuserdefined">UserDefined</text:reference-ref></text:span></text:p>
      <text:p text:style-name="P114"><text:s text:c="2"/>{</text:p>
      <text:p text:style-name="P113"><text:span text:style-name="T63"><text:s text:c="5"/></text:span><text:span text:style-name="T105">PINValue</text:span><text:span text:style-name="T63"> = </text:span><text:span text:style-name="T56">user-defined clear text PIN value</text:span><text:span text:style-name="T57">; <text:s text:c="2"/>// taken from a local provisioning GUI</text:span></text:p>
      <text:p text:style-name="P114"><text:s text:c="2"/>}</text:p>
      <text:p text:style-name="P114">else</text:p>
      <text:p text:style-name="P114"><text:s text:c="2"/>{</text:p>
      <text:p text:style-name="P113"><text:span text:style-name="T63"><text:s text:c="5"/></text:span><text:span text:style-name="T105">PINValue</text:span><text:span text:style-name="T63"> = </text:span><text:span text:style-name="T56">encrypted issuer-set PIN value</text:span><text:span text:style-name="T57">; <text:s text:c="3"/>// see </text:span><text:span text:style-name="CrossRef"><text:span text:style-name="T88"><text:reference-ref text:reference-format="text" text:ref-name="EncryptedData">Encrypted Data</text:reference-ref></text:span></text:span></text:p>
      <text:p text:style-name="P114"><text:s text:c="2"/>}</text:p>
      <text:p text:style-name="P51"/>
      <text:p text:style-name="P51"/>
      <text:p text:style-name="P51"/>
      <text:p text:style-name="P44"><text:span text:style-name="T56"><text:line-break/></text:span><text:span text:style-name="T3">Continued on the next page...</text:span></text:p>
      <text:p text:style-name="P99">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19">&lt;</text:span><text:reference-mark-start text:name="keyinitreq"/><text:span text:style-name="T33">KeyCreationRequest</text:span><text:reference-mark-end text:name="keyinitreq"/><text:span text:style-name="T9"> </text:span><text:span text:style-name="T42">Algorithm</text:span><text:span text:style-name="T119">="</text:span>http://xmlns.webpki.org/keygen2/1.0#algorithm.sks.k1<text:span text:style-name="T119">" <text:s/></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Entry</text:span> <text:span text:style-name="T40">ID</text:span>="Key.1" <text:span text:style-name="T40">AppUsage</text:span>="authentication"<text:span text:style-name="T119"> </text:span><text:span text:style-name="T42">MAC</text:span><text:span text:style-name="T119">="nFRuPgz ... H2B429S="</text:span>&gt;<text:line-break/>                &lt;<text:span text:style-name="T31">EC</text:span> <text:span text:style-name="T40">NamedCurve</text:span>="urn:oid:1.2.840.10045.3.1.7"/&gt;<text:line-break/>            &lt;/<text:span text:style-name="T31">KeyEntry</text:span>&gt;<text:line-break/>            &lt;<text:span text:style-name="T31">KeyEntry</text:span> <text:span text:style-name="T40">ID</text:span>="Key.2" <text:span text:style-name="T40">AppUsage</text:span>="encryption" <text:span text:style-name="T42">PrivateKeyBackup</text:span><text:span text:style-name="T119">="true" </text:span><text:span text:style-name="T42">MAC</text:span><text:span text:style-name="T119">="gSg4chh ... H2BEE7="</text:span>&gt;<text:line-break/>                &lt;<text:span text:style-name="T31">RSA</text:span> <text:span text:style-name="T40">KeySize</text:span>="2048"/&gt;<text:line-break/>            &lt;/<text:span text:style-name="T31">KeyEntry</text:span>&gt;<text:line-break/>        &lt;/<text:span text:style-name="T31">PINPolicy</text:span>&gt;<text:line-break/>    &lt;/<text:span text:style-name="T31">PUKPolicy</text:span>&gt;<text:line-break/></text:p>
            <text:p text:style-name="P65"><text:span text:style-name="T119">&lt;/</text:span><text:span text:style-name="T33">KeyCreationRequest</text:span><text:span text:style-name="T9">&gt;</text:span></text:p>
          </table:table-cell>
        </table:table-row>
      </table:table>
      <text:p text:style-name="Text_20_body"/>
      <text:p text:style-name="P39">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4"><text:span text:style-name="T96">In the sample </text:span><text:span text:style-name="CrossRef"><text:reference-ref text:reference-format="text" text:ref-name="keygen2">KeyGen2</text:reference-ref></text:span><text:span text:style-name="T96"> </text:span><text:span text:style-name="T3">default values</text:span><text:span text:style-name="T96"> have been utilized which is why there are few </text:span><text:span text:style-name="T3">visible</text:span><text:span text:style-name="T96"> key generation attributes.</text:span></text:p>
      <text:p text:style-name="P37"/>
      <text:p text:style-name="Standard"><text:span text:style-name="T96">When using </text:span><text:span text:style-name="CrossRef"><text:reference-ref text:reference-format="text" text:ref-name="keygen2">KeyGen2</text:reference-ref></text:span><text:span text:style-name="T96"> the </text:span><text:span text:style-name="T3">output</text:span><text:span text:style-name="T96"> from </text:span><text:span text:style-name="T99">createKeyEntry</text:span><text:span text:style-name="T96"> is translated as shown in the fragment below:<text:line-break/></text:span></text:p>
      <table:table table:name="Table32" table:style-name="Table32">
        <table:table-column table:style-name="Table32.A"/>
        <table:table-row>
          <table:table-cell table:style-name="Table32.A1" office:value-type="string">
            <text:p text:style-name="P65"><text:span text:style-name="T119">&lt;</text:span><text:span text:style-name="T33">KeyCreationResponse</text:span><text:span text:style-name="T9">  </text:span><text:span text:style-name="T17">…</text:span><text:span text:style-name="T9"> <text:s/>&gt;</text:span><text:span text:style-name="T118"><text:line-break/></text:span></text:p>
            <text:p text:style-name="P65"><text:span text:style-name="T118"><text:s text:c="4"/>&lt;</text:span><text:span text:style-name="T32">PublicKey</text:span><text:span text:style-name="T118"> </text:span><text:span text:style-name="T41">ID</text:span><text:span text:style-name="T118">="Key.1" </text:span><text:span text:style-name="T41">Attestation</text:span><text:span text:style-name="T118">="X2oMtrm8rRL … XyTvPuTbergHfnJw=="&gt;<text:line-break/> <text:s text:c="7"/>&lt;</text:span><text:span text:style-name="T127">ds11</text:span><text:span text:style-name="T118">:</text:span><text:span text:style-name="T32">ECKeyValue</text:span><text:span text:style-name="T118">&gt; </text:span></text:p>
            <text:p text:style-name="P65"><text:s text:c="12"/>&lt;<text:span text:style-name="T127">ds11</text:span>:<text:span text:style-name="T32">NamedCurve</text:span> <text:span text:style-name="T41">URI</text:span>="urn:oid:1.2.840.10045.3.1.7"/&gt; </text:p>
            <text:p text:style-name="P65"><text:s text:c="12"/>&lt;<text:span text:style-name="T127">ds11</text:span>:<text:span text:style-name="T32">PublicKey</text:span>&gt;BMUY+QiZdFJyzozMgQqA … ptPGNy/LcDVSXx7s/Y=&lt;/<text:span text:style-name="T127">ds11</text:span>:<text:span text:style-name="T32">PublicKey</text:span>&gt; </text:p>
            <text:p text:style-name="P65"><text:span text:style-name="T118"><text:s text:c="8"/>&lt;/</text:span><text:span text:style-name="T127">ds11</text:span><text:span text:style-name="T118">:</text:span><text:span text:style-name="T32">ECKeyValue</text:span><text:span text:style-name="T118">&gt;<text:line-break/> <text:s text:c="3"/>&lt;/</text:span><text:span text:style-name="T32">PublicKey</text:span><text:span text:style-name="T118">&gt;<text:line-break/> <text:s text:c="3"/>&lt;</text:span><text:span text:style-name="T32">PublicKey</text:span><text:span text:style-name="T118"> </text:span><text:span text:style-name="T41">ID</text:span><text:span text:style-name="T118">="Key.2" </text:span><text:span text:style-name="T41">Attestation</text:span><text:span text:style-name="T118">="TbergHftrm8rRL … wyTvPX2XoMunJ=="&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        &lt;</text:span><text:span text:style-name="T32">PrivateKey</text:span><text:span text:style-name="T118">&gt;lysZRM+dYS+bFn5 … fvJLE6lJq7yshOIZTp&lt;/</text:span><text:span text:style-name="T32">PrivateKey</text:span><text:span text:style-name="T118">&gt;<text:line-break/> <text:s text:c="3"/>&lt;/</text:span><text:span text:style-name="T32">PublicKey</text:span><text:span text:style-name="T118">&gt;<text:line-break/></text:span></text:p>
            <text:p text:style-name="P79"><text:span text:style-name="T118">&lt;/</text:span><text:span text:style-name="T38">KeyCreationResponse</text:span><text:span text:style-name="T23">&gt;</text:span></text:p>
          </table:table-cell>
        </table:table-row>
      </table:table>
      <text:p text:style-name="P37"/>
      <text:p text:style-name="P42">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27" text:outline-level="2"><text:reference-mark-start text:name="enumerate.keys"/>getKeyHandle<text:reference-mark-end text:name="enumerate.keys"/> (10)</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4">Name</text:p>
          </table:table-cell>
          <table:table-cell table:style-name="Table44.A1" office:value-type="string">
            <text:p text:style-name="P14">Type</text:p>
          </table:table-cell>
          <table:table-cell table:style-name="Table44.C1" office:value-type="string">
            <text:p text:style-name="P14">Comment</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3">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4">Name</text:p>
          </table:table-cell>
          <table:table-cell table:style-name="Table46.A1" office:value-type="string">
            <text:p text:style-name="P14">Type</text:p>
          </table:table-cell>
          <table:table-cell table:style-name="Table46.C1" office:value-type="string">
            <text:p text:style-name="P14">Comment</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4"/>
      <text:p text:style-name="P42"><text:span text:style-name="T99">getKeyHandle</text:span> returns a <text:span text:style-name="T105">KeyHandle</text:span> based on the provisioning session specific key ID.</text:p>
      <text:p text:style-name="P42">An invalid key <text:span text:style-name="T49">must</text:span> return an error and abort the provisioning session.</text:p>
      <text:h text:style-name="P127" text:outline-level="2"><text:reference-mark-start text:name="setCertificatePath"/>setCertificatePath<text:reference-mark-end text:name="setCertificatePath"/> (1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4">Name</text:p>
          </table:table-cell>
          <table:table-cell table:style-name="Table20.A1" office:value-type="string">
            <text:p text:style-name="P14">Type</text:p>
          </table:table-cell>
          <table:table-cell table:style-name="Table20.C1" office:value-type="string">
            <text:p text:style-name="P14">Comment</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99">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4">⁮[</text:span><text:span text:style-name="T86"> </text:span><text:span text:style-name="T84">]</text:span></text:p>
          </table:table-cell>
          <table:table-cell table:style-name="Table20.C2" office:value-type="string">
            <text:p text:style-name="P78"><text:span text:style-name="T96">DER encoded </text:span><text:span text:style-name="CrossRef"><text:reference-ref text:reference-format="text" text:ref-name="X.509">X.509</text:reference-ref></text:span><text:span text:style-name="T96"> certificate object</text:span> <text:span text:style-name="T2">repeated</text:span> as defined by <text:span text:style-name="T99">PathLength</text:span><text:span text:style-name="T50">‪‫‬‭‪‏‪‏</text:span><text:span text:style-name="T100">‎</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4">⁮[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Name</text:p>
          </table:table-cell>
          <table:table-cell table:style-name="Table21.A1" office:value-type="string">
            <text:p text:style-name="P14">Type</text:p>
          </table:table-cell>
          <table:table-cell table:style-name="Table21.C1" office:value-type="string">
            <text:p text:style-name="P14">Comment</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setCertificatePath</text:span><text:span text:style-name="T96"> attaches an </text:span><text:span text:style-name="CrossRef"><text:reference-ref text:reference-format="text" text:ref-name="X.509">X.509</text:reference-ref></text:span><text:span text:style-name="T96"> certificate path to an already created key-pair. <text:s/>See </text:span><text:span text:style-name="CrossRef"><text:reference-ref text:reference-format="text" text:ref-name="createKeyPair">createKeyEntry</text:reference-ref></text:span><text:span text:style-name="T96">.</text:span></text:p>
      <text:p text:style-name="Text_20_body"><text:span text:style-name="T63">The </text:span><text:span text:style-name="T105">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8"><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5">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5">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6">n SKS </text:span><text:span text:style-name="T51">must not</text:span><text:span text:style-name="T96"> not attempt to verify that the </text:span><text:span text:style-name="CrossRef"><text:span text:style-name="T88"><text:reference-ref text:reference-format="text" text:ref-name="eecert">End-Entity Certificate</text:reference-ref></text:span></text:span><text:span text:style-name="T96"> and </text:span><text:span text:style-name="T102">KeyHandle.PublicKey</text:span><text:span text:style-name="T96"> match because that would disable the </text:span><text:span text:style-name="CrossRef"><text:span text:style-name="T114"><text:reference-ref text:reference-format="text" text:ref-name="restorePrivateKey">restorePrivateKey</text:reference-ref></text:span></text:span><text:span text:style-name="T96"> method. <text:s/>It is the </text:span><text:span text:style-name="T99">MAC</text:span><text:span text:style-name="T96"> operation that is facilitating a cryptographically verifiable binding between the certificate path and the designated key entry.</text:span></text:p>
      <text:p text:style-name="Text_20_body">The <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6"> </text:span><text:span text:style-name="T102">KeyHandle.PublicKey</text:span><text:span text:style-name="T57"> || </text:span><text:span text:style-name="T102">KeyHandle.ID</text:span><text:span text:style-name="T57"> || </text:span><text:span text:style-name="T102">X509Certificate...</text:span></text:p>
      <text:p text:style-name="Standard"/>
      <text:p text:style-name="P37">Although <text:span text:style-name="T2">not recommended for serious deployments</text:span>, a compliant SKS <text:span text:style-name="T49">must</text:span> accept multiple key entries being associated by the same <text:span text:style-name="CrossRef"><text:span text:style-name="T88"><text:reference-ref text:reference-format="text" text:ref-name="eecert">End-Entity Certificate</text:reference-ref></text:span></text:span>.</text:p>
      <text:p text:style-name="Text_20_body"><text:span text:style-name="T96">The provisioning middleware </text:span><text:span text:style-name="T49">should</text:span><text:span text:style-name="T96"> verify that the public key of the </text:span><text:span text:style-name="CrossRef"><text:span text:style-name="T88"><text:reference-ref text:reference-format="text" text:ref-name="eecert">End-Entity Certificate</text:reference-ref></text:span></text:span><text:span text:style-name="T96"> matches the algorithmic capabilities of the SKS. <text:s/>See</text:span><text:span text:style-name="T57"> </text:span><text:span text:style-name="CrossRef"><text:span text:style-name="T88"><text:reference-ref text:reference-format="text" text:ref-name="algo.support">Algorithm Support</text:reference-ref></text:span></text:span><text:span text:style-name="T57">.</text:span></text:p>
      <text:p text:style-name="P37"/>
      <text:p text:style-name="P37"/>
      <text:p text:style-name="P37"/>
      <text:p text:style-name="P37"/>
      <text:p text:style-name="P50">Continued on the next page...</text:p>
      <text:p text:style-name="P82"/>
      <text:p text:style-name="P99"><text:span text:style-name="T57">The following </text:span><text:span text:style-name="CrossRef"><text:span text:style-name="T88"><text:reference-ref text:reference-format="text" text:ref-name="keygen2">KeyGen2</text:reference-ref></text:span></text:span><text:span text:style-name="T57"> fragment shows its interaction with </text:span><text:span text:style-name="T102">setCertificatePath</text:span><text:span text:style-name="T57">:<text:line-break/></text:span></text:p>
      <table:table table:name="Table28" table:style-name="Table28">
        <table:table-column table:style-name="Table28.A"/>
        <table:table-row>
          <table:table-cell table:style-name="Table28.A1" office:value-type="string">
            <text:p text:style-name="P67">&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4">KeyGen2 Element</text:p>
          </table:table-cell>
          <table:table-cell table:style-name="Table30.B1" office:value-type="string">
            <text:p text:style-name="P14">SKS Counterpart</text:p>
          </table:table-cell>
        </table:table-row>
        <table:table-row table:style-name="Table30.2">
          <table:table-cell table:style-name="Table30.A2" office:value-type="string">
            <text:p text:style-name="P21">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1">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3">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79">The owning </text:span><text:span text:style-name="T99">ProvisioningHandle</text:span> and local <text:span text:style-name="T99">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8">ProvisioningFinalizationRequest@ClientSessionID</text:span> and <text:span text:style-name="T108">ProvisioningFinalizationRequest@ID</text:span> hold the<text:span text:style-name="T56"> </text:span><text:span text:style-name="CrossRef"><text:span text:style-name="T88"><text:reference-ref text:reference-format="text" text:ref-name="client.sess.id">ClientSessionID</text:reference-ref></text:span></text:span><text:span text:style-name="T52"> and </text:span><text:span text:style-name="CrossRef"><text:span text:style-name="T88"><text:reference-ref text:reference-format="text" text:ref-name="srv.sess.id">ServerSessionID</text:reference-ref></text:span></text:span> of the provisioning session.</text:p>
      <text:h text:style-name="P127" text:outline-level="2"><text:reference-mark-start text:name="setpiggybacked"/>setSymmetricKey<text:reference-mark-end text:name="setpiggybacked"/> (12)</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4">Name</text:p>
          </table:table-cell>
          <table:table-cell table:style-name="Table26.A1" office:value-type="string">
            <text:p text:style-name="P14">Type</text:p>
          </table:table-cell>
          <table:table-cell table:style-name="Table26.C1" office:value-type="string">
            <text:p text:style-name="P14">Comment</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4">⁮[</text:span><text:span text:style-name="T86"> </text:span><text:span text:style-name="T84">]</text:span></text:p>
          </table:table-cell>
          <table:table-cell table:style-name="Table26.C2" office:value-type="string">
            <text:p text:style-name="P2">“Piggybacked” symmetric key encrypted as described in<text:span text:style-name="T94"> </text:span><text:span text:style-name="CrossRef"><text:span text:style-name="T88"><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4">⁮[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4">Name</text:p>
          </table:table-cell>
          <table:table-cell table:style-name="Table27.A1" office:value-type="string">
            <text:p text:style-name="P14">Type</text:p>
          </table:table-cell>
          <table:table-cell table:style-name="Table27.C1" office:value-type="string">
            <text:p text:style-name="P14">Comment</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setSymmetricKey</text:span><text:span text:style-name="T96"> imports and links a symmetric key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SymmetricKey</text:span></text:p>
      <text:p text:style-name="P39"><text:span text:style-name="T63">Note that </text:span><text:span text:style-name="T105">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39"><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8"><text:reference-ref text:reference-format="text" text:ref-name="endorsedalg">EndorsedAlgorithm</text:reference-ref></text:span></text:span><text:span text:style-name="T57"> </text:span><text:span text:style-name="T102">http://xmlns.webpki.org/keygen2/1.0#algorithm.none</text:span><text:span text:style-name="T57"> arbitrary static shared secrets can be specified. <text:s/>When used together with </text:span><text:span text:style-name="CrossRef"><text:span text:style-name="T88"><text:reference-ref text:reference-format="text" text:ref-name="exportkey">exportKey</text:reference-ref></text:span></text:span><text:span text:style-name="T57">, a suitable PIN policy and a </text:span><text:span text:style-name="CrossRef"><text:span text:style-name="T88"><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2">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8"><text:reference-ref text:reference-format="text" text:ref-name="get.key.attr">getKeyAttributes</text:reference-ref></text:span></text:span><text:span text:style-name="T57">.</text:span></text:p>
      <text:p text:style-name="P36"/>
      <text:p text:style-name="P37"/>
      <text:p text:style-name="P37"/>
      <text:p text:style-name="P37"/>
      <text:p text:style-name="P50">Continued on the next page...</text:p>
      <text:p text:style-name="P83"/>
      <text:p text:style-name="P99"><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3"/>
      <table:table table:name="Table101" table:style-name="Table101">
        <table:table-column table:style-name="Table101.A"/>
        <table:table-row>
          <table:table-cell table:style-name="Table101.A1" office:value-type="string">
            <text:p text:style-name="P65"><text:span text:style-name="T119">&lt;</text:span><text:reference-mark-start text:name="keyinitreq-sym"/><text:span text:style-name="T33">KeyCreationRequest</text:span><text:reference-mark-end text:name="keyinitreq-sym"/><text:span text:style-name="T9"> </text:span><text:span text:style-name="T42">Algorithm</text:span><text:span text:style-name="T119">="</text:span><text:span text:style-name="T9">http://xmlns.webpki.org/keygen2/1.0#algorithm.sks.k1</text:span><text:span text:style-name="T119">" </text:span><text:span text:style-name="T9"> </text:span><text:span text:style-name="T17">…</text:span><text:span text:style-name="T9"> <text:s/>&gt;<text:line-break/></text:span><text:span text:style-name="T118"><text:line-break/></text:span>    &lt;<text:span text:style-name="T31">PUKPolicy</text:span> <text:span text:style-name="T40">ID</text:span>="PUK.1" <text:span text:style-name="T40">Format</text:span>="numeric" <text:span text:style-name="T40">RetryLimit</text:span>="3" <text:span text:style-name="T40">Value</text:span>="mjRuO<text:span text:style-name="T96"> …</text:span>1Oqw" <text:span text:style-name="T42">MAC</text:span><text:span text:style-name="T119">="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19">="gz56 ... 2B7="</text:span>&gt;<text:line-break/>            &lt;<text:span text:style-name="T31">KeyEntry</text:span> <text:span text:style-name="T40">ID</text:span>="Key.1" <text:span text:style-name="T40">AppUsage</text:span>="authentication"</text:p>
            <text:p text:style-name="Standard"><text:span text:style-name="T42"><text:s text:c="13"/></text:span><text:span text:style-name="T47"><text:s/></text:span><text:span text:style-name="T42"><text:s text:c="16"/>EndorsedAlgorithms</text:span><text:span text:style-name="T119">=</text:span>"http://www.w3.org/2000/09/xmldsig#hmac-sha1"</text:p>
            <text:p text:style-name="P65"><text:span text:style-name="T119"><text:s text:c="13"/></text:span><text:span text:style-name="T124"><text:s/></text:span><text:span text:style-name="T119"><text:s text:c="16"/></text:span><text:span text:style-name="T42">MAC</text:span><text:span text:style-name="T119">="gSg4chh ... H2BEE7="</text:span>&gt;<text:line-break/>                &lt;<text:span text:style-name="T31">RSA</text:span> <text:span text:style-name="T40">KeySize</text:span>="1024"/&gt;<text:line-break/>            &lt;/<text:span text:style-name="T31">KeyEntry</text:span>&gt;<text:line-break/>        &lt;/<text:span text:style-name="T31">PINPolicy</text:span>&gt;<text:line-break/>    &lt;/<text:span text:style-name="T31">PUKPolicy</text:span>&gt;<text:line-break/></text:p>
            <text:p text:style-name="P65"><text:span text:style-name="T119">&lt;/</text:span><text:span text:style-name="T3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8"><text:reference-ref text:reference-format="text" text:ref-name="endorsedalg">EndorsedAlgorithm</text:reference-ref></text:span></text:span> declaration which in the sample limited symmetric key operations to <text:span text:style-name="CrossRef"><text:span text:style-name="T88"><text:reference-ref text:reference-format="text" text:ref-name="hmac_sha1">HMAC-SHA1</text:reference-ref></text:span></text:span>.</text:p>
      <text:p text:style-name="Text_20_body"/>
      <text:p text:style-name="P83">After the request the client generates a compatible key-pair response which is <text:span text:style-name="T2">identical</text:span> to that of PKI:</text:p>
      <text:p text:style-name="P83"/>
      <table:table table:name="Table102" table:style-name="Table102">
        <table:table-column table:style-name="Table102.A"/>
        <table:table-row>
          <table:table-cell table:style-name="Table102.A1" office:value-type="string">
            <text:p text:style-name="P65"><text:span text:style-name="T119">&lt;</text:span><text:span text:style-name="T33">KeyCreationResponse</text:span><text:span text:style-name="T9">  </text:span><text:span text:style-name="T17">…</text:span><text:span text:style-name="T9"> <text:s/>&gt;</text:span><text:span text:style-name="T118"><text:line-break/></text:span></text:p>
            <text:p text:style-name="P65"><text:span text:style-name="T118"><text:s text:c="4"/>&lt;</text:span><text:span text:style-name="T32">PublicKey</text:span><text:span text:style-name="T118"> </text:span><text:span text:style-name="T41">ID</text:span><text:span text:style-name="T118">="Key.1" </text:span><text:span text:style-name="T41">Attestation</text:span><text:span text:style-name="T118">="TbergHftrm8rRL … wyTvPX2XoMunJ=="&gt;</text:span></text:p>
            <text:p text:style-name="P65"><text:span text:style-name="T118"><text:s text:c="8"/>&lt;</text:span><text:span text:style-name="T127">ds</text:span><text:span text:style-name="T118">:</text:span><text:span text:style-name="T32">RSAKeyValue</text:span><text:span text:style-name="T118">&gt;<text:line-break/> <text:s text:c="11"/>&lt;</text:span><text:span text:style-name="T127">ds</text:span><text:span text:style-name="T118">:</text:span><text:span text:style-name="T32">Modulus</text:span><text:span text:style-name="T118">&gt;ALhBpUjJK/mSjPAe/ … fXG8z1V3mVDZTBM7eZ&lt;/</text:span><text:span text:style-name="T127">ds</text:span><text:span text:style-name="T118">:</text:span><text:span text:style-name="T32">Modulus</text:span><text:span text:style-name="T118">&gt;<text:line-break/> <text:s text:c="11"/>&lt;</text:span><text:span text:style-name="T127">ds</text:span><text:span text:style-name="T118">:</text:span><text:span text:style-name="T32">Exponent</text:span><text:span text:style-name="T118">&gt;AQAB&lt;/</text:span><text:span text:style-name="T127">ds</text:span><text:span text:style-name="T118">:</text:span><text:span text:style-name="T32">Exponent</text:span><text:span text:style-name="T118">&gt;<text:line-break/> <text:s text:c="7"/>&lt;/</text:span><text:span text:style-name="T127">ds</text:span><text:span text:style-name="T118">:</text:span><text:span text:style-name="T32">RSAKeyValue</text:span><text:span text:style-name="T118">&gt;</text:span></text:p>
            <text:p text:style-name="P65"><text:span text:style-name="T118"><text:s text:c="4"/>&lt;/</text:span><text:span text:style-name="T32">PublicKey</text:span><text:span text:style-name="T118">&gt;<text:line-break/></text:span></text:p>
            <text:p text:style-name="P79"><text:span text:style-name="T118">&lt;/</text:span><text:span text:style-name="T38">KeyCreationResponse</text:span><text:span text:style-name="T23">&gt;</text:span></text:p>
          </table:table-cell>
        </table:table-row>
      </table:table>
      <text:p text:style-name="P83"/>
      <text:p text:style-name="Text_20_body"/>
      <text:p text:style-name="P83">The server then responds with the usual certificated public key plus an encrypted “piggybacked” symmetric key:</text:p>
      <text:p text:style-name="P83"/>
      <table:table table:name="Table31" table:style-name="Table31">
        <table:table-column table:style-name="Table31.A"/>
        <table:table-row>
          <table:table-cell table:style-name="Table31.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mZCjxSl1="&gt;vInt09Esmg94v ... YU3tgIdhcNNby&lt;/</text:span><text:span text:style-name="T33">SymmetricKey</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P39"><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8"><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27" text:outline-level="2"><text:reference-mark-start text:name="addextensiondata"/>addExtension<text:reference-mark-end text:name="addextensiondata"/> (13)</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4">Name</text:p>
          </table:table-cell>
          <table:table-cell table:style-name="Table50.A1" office:value-type="string">
            <text:p text:style-name="P14">Type</text:p>
          </table:table-cell>
          <table:table-cell table:style-name="Table50.C1" office:value-type="string">
            <text:p text:style-name="P14">Comment</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29">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4">⁮[</text:span><text:span text:style-name="T86"> </text:span><text:span text:style-name="T84">]</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6">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4">⁮[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4">Name</text:p>
          </table:table-cell>
          <table:table-cell table:style-name="Table51.A1" office:value-type="string">
            <text:p text:style-name="P14">Type</text:p>
          </table:table-cell>
          <table:table-cell table:style-name="Table51.C1" office:value-type="string">
            <text:p text:style-name="P14">Comment</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addExtension</text:span><text:span text:style-name="T96"> adds attribute (extension) data to an already created key-pair and certificate.</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Type</text:span><text:span text:style-name="T57"> || </text:span><text:span text:style-name="T102">SubType</text:span> || <text:span text:style-name="T105">Qualifier</text:span> || <text:span text:style-name="T105">ExtensionData</text:span></text:p>
      <text:p text:style-name="Standard"><text:span text:style-name="T105"><text:line-break/></text:span><text:span text:style-name="T63">The following table shows </text:span><text:span text:style-name="T105">SubType</text:span><text:span text:style-name="T63">, </text:span><text:span text:style-name="T105">Qualifier</text:span><text:span text:style-name="T63"> and </text:span><text:span text:style-name="T105">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4">KeyGen2 Element</text:p>
          </table:table-cell>
          <table:table-cell table:style-name="Table53.A1" office:value-type="string">
            <text:p text:style-name="P15">SubType</text:p>
          </table:table-cell>
          <table:table-cell table:style-name="Table53.A1" office:value-type="string">
            <text:p text:style-name="P15">Qualifier</text:p>
          </table:table-cell>
          <table:table-cell table:style-name="Table53.D1" office:value-type="string">
            <text:p text:style-name="P14">ExtensionData</text:p>
          </table:table-cell>
        </table:table-row>
        <table:table-row table:style-name="Table53.2">
          <table:table-cell table:style-name="Table53.A2" office:value-type="string">
            <text:p text:style-name="P89">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9">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89">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89">Logotype</text:p>
          </table:table-cell>
          <table:table-cell table:style-name="Table53.A2" office:value-type="string">
            <text:p text:style-name="P18">0x03</text:p>
          </table:table-cell>
          <table:table-cell table:style-name="Table53.A2" office:value-type="string">
            <text:p text:style-name="P89">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7"/>
      <text:p text:style-name="P49">Remarks</text:p>
      <text:p text:style-name="P45">N/A = zero-length array.</text:p>
      <text:p text:style-name="Text_20_body">Note the handling of the <text:span text:style-name="T101">EncryptedExtension</text:span>: <text:span text:style-name="T105">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8">decrypted</text:span> by the SKS before storing.</text:p>
      <text:p text:style-name="Text_20_body">A compliant SKS <text:span text:style-name="T49">must not</text:span> allow a given key to be associated with multiple extensions of the same <text:span text:style-name="T105">Type</text:span>.</text:p>
      <text:p text:style-name="Text_20_body"><text:span text:style-name="T105">Type</text:span> URIs <text:span text:style-name="T2">do not have to be recognized by the SKS</text:span>, since they are intended for interpretation by external applications.</text:p>
      <text:p text:style-name="Text_20_body"><text:span text:style-name="T96">Although not a part of the current SKS specification, an extension </text:span><text:span text:style-name="T3">could</text:span><text:span text:style-name="T96"> be created for consumption by the SKS only, like downloaded </text:span><text:span text:style-name="CrossRef"><text:reference-ref text:reference-format="text" text:ref-name="javacard">JavaCard</text:reference-ref></text:span><text:span text:style-name="T96"> code. <text:s/>In that case the associated extension </text:span><text:span text:style-name="T105">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5">Qualifier</text:span> objects <text:span text:style-name="T49">must not</text:span> exceed 128 bytes.</text:p>
      <text:p text:style-name="P36"/>
      <text:p text:style-name="P37"/>
      <text:p text:style-name="P37"/>
      <text:p text:style-name="P50">Continued on the next page...</text:p>
      <text:p text:style-name="P99"><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5">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5">PropertyBag XML Schema</text:p>
          </table:table-cell>
        </table:table-row>
        <table:table-row table:style-name="Table78.2">
          <table:table-cell table:style-name="Table78.A2" office:value-type="string">
            <text:p text:style-name="P109"><text:span text:style-name="T63"><text:s text:c="3"/>&lt;</text:span><text:span text:style-name="T129">xs</text:span><text:span text:style-name="T63">:</text:span><text:span text:style-name="T35">element </text:span><text:span text:style-name="T44">name</text:span><text:span text:style-name="T63">="PropertyBag"&gt; </text:span></text:p>
            <text:p text:style-name="P107"><text:span text:style-name="T63"><text:s text:c="6"/>&lt;</text:span><text:span text:style-name="T129">xs</text:span><text:span text:style-name="T63">:</text:span><text:span text:style-name="T35">complexType</text:span><text:span text:style-name="T63">&gt; </text:span></text:p>
            <text:p text:style-name="P107"><text:span text:style-name="T63"><text:s text:c="9"/>&lt;</text:span><text:span text:style-name="T129">xs</text:span><text:span text:style-name="T63">:</text:span><text:span text:style-name="T35">sequence</text:span><text:span text:style-name="T63">&gt; </text:span></text:p>
            <text:p text:style-name="P107"><text:span text:style-name="T63"><text:s text:c="12"/>&lt;</text:span><text:span text:style-name="T129">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07"><text:span text:style-name="T63"><text:s text:c="15"/>&lt;</text:span><text:span text:style-name="T129">xs</text:span><text:span text:style-name="T63">:</text:span><text:span text:style-name="T35">complexType</text:span><text:span text:style-name="T63">&gt; </text:span></text:p>
            <text:p text:style-name="P110"/>
            <text:p text:style-name="P107"><text:span text:style-name="T63"><text:s text:c="18"/></text:span><text:span text:style-name="T143">&lt;!-- The unique name of the property --&gt;</text:span><text:span text:style-name="T63"> </text:span></text:p>
            <text:p text:style-name="P107"><text:span text:style-name="T63"><text:s text:c="18"/>&lt;</text:span><text:span text:style-name="T129">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07"><text:s text:c="21"/>&lt;<text:span text:style-name="T133">xs</text:span>:<text:span text:style-name="T37">simpleType</text:span>&gt;</text:p>
            <text:p text:style-name="P107"><text:s text:c="24"/>&lt;<text:span text:style-name="T133">xs</text:span>:<text:span text:style-name="T37">restriction</text:span> <text:span text:style-name="T46">base</text:span>="<text:span text:style-name="T132">xs</text:span>:string"&gt;</text:p>
            <text:p text:style-name="P107"><text:s text:c="27"/>&lt;<text:span text:style-name="T133">xs</text:span>:<text:span text:style-name="T37">minLength</text:span> <text:span text:style-name="T46">value</text:span>="1"/&gt;</text:p>
            <text:p text:style-name="P107"><text:s text:c="27"/>&lt;<text:span text:style-name="T133">xs</text:span>:<text:span text:style-name="T37">maxLength</text:span> <text:span text:style-name="T46">value</text:span>="100"/&gt;</text:p>
            <text:p text:style-name="P107"><text:s text:c="24"/>&lt;/<text:span text:style-name="T133">xs</text:span>:<text:span text:style-name="T37">restriction</text:span>&gt;</text:p>
            <text:p text:style-name="P107"><text:s text:c="21"/>&lt;/<text:span text:style-name="T133">xs</text:span>:<text:span text:style-name="T37">simpleType</text:span>&gt;</text:p>
            <text:p text:style-name="P108"><text:span text:style-name="T144"><text:s text:c="18"/>&lt;/</text:span><text:span text:style-name="T134">xs</text:span><text:span text:style-name="T144">:</text:span><text:span text:style-name="T39">attribute</text:span><text:span text:style-name="T144">&gt;</text:span></text:p>
            <text:p text:style-name="P108"/>
            <text:p text:style-name="P107"><text:span text:style-name="T63"><text:s text:c="18"/></text:span><text:span text:style-name="T143">&lt;!-- The value of the property --&gt;</text:span><text:span text:style-name="T63"> </text:span></text:p>
            <text:p text:style-name="P107"><text:span text:style-name="T63"><text:s text:c="18"/>&lt;</text:span><text:span text:style-name="T129">xs</text:span><text:span text:style-name="T63">:</text:span><text:span text:style-name="T35">attribute</text:span><text:span text:style-name="T63"> name="Value" </text:span><text:span text:style-name="T44">type</text:span><text:span text:style-name="T63">="</text:span><text:span text:style-name="T129">xs</text:span><text:span text:style-name="T63">:string" </text:span><text:span text:style-name="T44">use</text:span><text:span text:style-name="T63">="required"/&gt; </text:span></text:p>
            <text:p text:style-name="P110"/>
            <text:p text:style-name="P107"><text:span text:style-name="T63"><text:s text:c="18"/></text:span><text:span text:style-name="T143">&lt;!-- By default values are read-only but they may be <text:s/>declared as read/writable as well --&gt; </text:span></text:p>
            <text:p text:style-name="P107"><text:span text:style-name="T63"><text:s text:c="18"/>&lt;</text:span><text:span text:style-name="T129">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29">xs</text:span><text:span text:style-name="T63">:boolean" </text:span><text:span text:style-name="T44">use</text:span><text:span text:style-name="T63">="optional"/&gt; </text:span></text:p>
            <text:p text:style-name="P110"/>
            <text:p text:style-name="P107"><text:span text:style-name="T63"><text:s text:c="15"/>&lt;/</text:span><text:span text:style-name="T129">xs</text:span><text:span text:style-name="T63">:</text:span><text:span text:style-name="T35">complexType</text:span><text:span text:style-name="T63">&gt; </text:span></text:p>
            <text:p text:style-name="P107"><text:span text:style-name="T63"><text:s text:c="12"/>&lt;/</text:span><text:span text:style-name="T129">xs</text:span><text:span text:style-name="T63">:</text:span><text:span text:style-name="T35">element</text:span><text:span text:style-name="T63">&gt; </text:span></text:p>
            <text:p text:style-name="P107"><text:span text:style-name="T63"><text:s text:c="9"/>&lt;/</text:span><text:span text:style-name="T129">xs</text:span><text:span text:style-name="T63">:</text:span><text:span text:style-name="T35">sequence</text:span><text:span text:style-name="T63">&gt; </text:span></text:p>
            <text:p text:style-name="P110"/>
            <text:p text:style-name="P107"><text:span text:style-name="T63"><text:s text:c="5"/></text:span><text:span text:style-name="T143"><text:s text:c="4"/>&lt;!-- Extension type <text:s/>--&gt; </text:span></text:p>
            <text:p text:style-name="P107"><text:span text:style-name="T63"><text:s text:c="9"/>&lt;</text:span><text:span text:style-name="T129">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29">xs</text:span><text:span text:style-name="T63">:anyURI" </text:span><text:span text:style-name="T44">use</text:span><text:span text:style-name="T63">="required"/&gt; </text:span></text:p>
            <text:p text:style-name="P110"/>
            <text:p text:style-name="P107"><text:span text:style-name="T63"><text:s text:c="9"/></text:span><text:span text:style-name="T143">&lt;!-- MAC (Message Authentication Code) --&gt; </text:span></text:p>
            <text:p text:style-name="P107"><text:span text:style-name="T63"><text:s text:c="9"/>&lt;</text:span><text:span text:style-name="T129">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29">xs</text:span><text:span text:style-name="T63">:base64Binary" </text:span><text:span text:style-name="T44">use</text:span><text:span text:style-name="T63">="required"/&gt; </text:span></text:p>
            <text:p text:style-name="P110"/>
            <text:p text:style-name="P107"><text:span text:style-name="T63"><text:s text:c="6"/>&lt;/</text:span><text:span text:style-name="T129">xs</text:span><text:span text:style-name="T63">:</text:span><text:span text:style-name="T35">complexType</text:span><text:span text:style-name="T63">&gt; </text:span></text:p>
            <text:p text:style-name="P111"><text:span text:style-name="CrossRef"><text:span text:style-name="T113"><text:s text:c="3"/>&lt;/</text:span></text:span><text:span text:style-name="CrossRef"><text:span text:style-name="T130">xs</text:span></text:span><text:span text:style-name="CrossRef"><text:span text:style-name="T113">:</text:span></text:span><text:span text:style-name="CrossRef"><text:span text:style-name="T36">element</text:span></text:span><text:span text:style-name="CrossRef"><text:span text:style-name="T113">&gt;</text:span></text:span></text:p>
          </table:table-cell>
        </table:table-row>
      </table:table>
      <text:p text:style-name="P105"/>
      <text:p text:style-name="P104"><text:span text:style-name="T63">A </text:span><text:span text:style-name="T105">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499847754" text:style-name="L2">
        <text:list-item>
          <text:p text:style-name="P145"><text:span text:style-name="T63">Each </text:span><text:span text:style-name="T105">Property</text:span><text:span text:style-name="T63"> is translated into a composite object consisting of the following attributes and transformed representation:</text:span></text:p>
        </text:list-item>
      </text:list>
      <text:p text:style-name="P65"/>
      <table:table table:name="Table79" table:style-name="Table79">
        <table:table-column table:style-name="Table79.A" table:number-columns-repeated="2"/>
        <table:table-column table:style-name="Table79.C"/>
        <table:table-row table:style-name="Table79.1">
          <table:table-cell table:style-name="Table79.A1" office:value-type="string">
            <text:p text:style-name="P15">Name</text:p>
          </table:table-cell>
          <table:table-cell table:style-name="Table79.A1" office:value-type="string">
            <text:p text:style-name="P15">Writable</text:p>
          </table:table-cell>
          <table:table-cell table:style-name="Table79.C1" office:value-type="string">
            <text:p text:style-name="P15">Value</text:p>
          </table:table-cell>
        </table:table-row>
        <table:table-row table:style-name="Table79.2">
          <table:table-cell table:style-name="Table79.A2" office:value-type="string">
            <text:p text:style-name="P3"><text:span text:style-name="T97">byte⁮[</text:span><text:span text:style-name="T87"> </text:span><text:span text:style-name="T97">]</text:span></text:p>
          </table:table-cell>
          <table:table-cell table:style-name="Table79.A2" office:value-type="string">
            <text:p text:style-name="P10">bool</text:p>
          </table:table-cell>
          <table:table-cell table:style-name="Table79.C2" office:value-type="string">
            <text:p text:style-name="P3"><text:span text:style-name="T97">byte⁮[</text:span><text:span text:style-name="T87"> </text:span><text:span text:style-name="T97">] </text:span></text:p>
          </table:table-cell>
        </table:table-row>
      </table:table>
      <text:list xml:id="list317769028" text:continue-numbering="true" text:style-name="L2">
        <text:list-header>
          <text:p text:style-name="P146"><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47">The resulting <text:span text:style-name="T105">Property</text:span><text:span text:style-name="T63"> </text:span>objects are <text:span text:style-name="T2">concatenated</text:span> in the order they occur in the <text:span text:style-name="T105">PropertyBag</text:span></text:p>
        </text:list-item>
      </text:list>
      <text:p text:style-name="P106">Note that there are no delimiters added between attributes or objects. <text:s/>The assembled blob holds the actual <text:span text:style-name="CrossRef"><text:reference-ref text:reference-format="text" text:ref-name="extensiondata">ExtensionData</text:reference-ref></text:span>.</text:p>
      <text:p text:style-name="P106">Enforcement of <text:span text:style-name="T105">Property</text:span> name uniqueness <text:span text:style-name="T48">may</text:span> be delegated to the middleware layer. <text:s/>Also see <text:span text:style-name="CrossRef"><text:reference-ref text:reference-format="text" text:ref-name="set.property">setProperty</text:reference-ref></text:span>.</text:p>
      <text:p text:style-name="P72"/>
      <text:p text:style-name="P72"/>
      <text:p text:style-name="P72">Continued on the next page...</text:p>
      <text:p text:style-name="P99"><text:span text:style-name="T63">Below is a </text:span><text:span text:style-name="CrossRef"><text:reference-ref text:reference-format="text" text:ref-name="keygen2">KeyGen2</text:reference-ref></text:span><text:span text:style-name="T63"> fragment showing an </text:span><text:span text:style-name="T105">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3"><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Extension</text:span><text:span text:style-name="T119"> </text:span><text:span text:style-name="T42">Type</text:span><text:span text:style-name="T119">=</text:span>"http://schemas.xmlsoap.org/ws/2005/05/identity"</text:p>
            <text:p text:style-name="Standard"><text:span text:style-name="T42"><text:s text:c="27"/>MAC</text:span><text:span text:style-name="T119">="UMRljeXFd … CrcqcGkI1="&gt;IiBlbmHVy85cZS ... <text:s/>B4bWxuczd3dy53My5vc&lt;/</text:span><text:span text:style-name="T33">Extension</text:span><text:span text:style-name="T119">&gt;</text:span></text:p>
            <text:p text:style-name="Standard"><text:span text:style-name="T119"><text:s text:c="3"/>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2">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47"/>
      <text:p text:style-name="Standard">The following is a <text:span text:style-name="CrossRef"><text:span text:style-name="T88"><text:reference-ref text:reference-format="text" text:ref-name="keygen2">KeyGen2</text:reference-ref></text:span></text:span><text:span text:style-name="T57"> sample showing the </text:span><text:span text:style-name="T102">PropertyBag</text:span><text:span text:style-name="T57"> and </text:span><text:span text:style-name="T102">Logotype</text:span><text:span text:style-name="T57"> objects added to a symmetric key for usage by a </text:span><text:span text:style-name="CrossRef"><text:span text:style-name="T88"><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SymmetricKey</text:span><text:span text:style-name="T119"> </text:span><text:span text:style-name="T42">MAC</text:span><text:span text:style-name="T119">="je7KiznTll … vInu7rcqcGkI="&gt;vInt09Esmg94v … YU3tgIdhcNNby&lt;/</text:span><text:span text:style-name="T33">SymmetricKey</text:span><text:span text:style-name="T119">&gt;<text:line-break/> <text:s text:c="7"/>&lt;</text:span><text:span text:style-name="T33">PropertyBag</text:span><text:span text:style-name="T119"> </text:span><text:span text:style-name="T42">Type</text:span><text:span text:style-name="T119">=</text:span>"http://xmlns.webpki.org/keygen2/1.0#provider.ietf-hotp"</text:p>
            <text:p text:style-name="Standard"><text:span text:style-name="T119"><text:s text:c="31"/></text:span><text:span text:style-name="T42">MAC</text:span><text:span text:style-name="T119">="jIOHDgwI4dO7Kzs … uEH8MtykIS46JfiJ3N="&gt;</text:span></text:p>
            <text:p text:style-name="Standard"><text:span text:style-name="T119"><text:s text:c="12"/>&lt;</text:span><text:span text:style-name="T33">Property</text:span><text:span text:style-name="T119"> </text:span><text:span text:style-name="T42">Name</text:span><text:span text:style-name="T119">="Counter" </text:span><text:span text:style-name="T42">Value</text:span><text:span text:style-name="T119">="0" </text:span><text:span text:style-name="T42">Writable</text:span><text:span text:style-name="T119">="true"/&gt;</text:span></text:p>
            <text:p text:style-name="Standard"><text:span text:style-name="T119"><text:s text:c="12"/>&lt;</text:span><text:span text:style-name="T33">Property</text:span><text:span text:style-name="T119"> </text:span><text:span text:style-name="T42">Name</text:span><text:span text:style-name="T119">="Digits" </text:span><text:span text:style-name="T42">Value</text:span><text:span text:style-name="T119">="8"/&gt;</text:span></text:p>
            <text:p text:style-name="Standard"><text:span text:style-name="T119"><text:s text:c="8"/>&lt;/</text:span><text:span text:style-name="T33">PropertyBag</text:span><text:span text:style-name="T119">&gt;</text:span></text:p>
            <text:p text:style-name="Standard"><text:span text:style-name="T119"><text:s text:c="8"/>&lt;</text:span><text:span text:style-name="T33">Logotype</text:span><text:span text:style-name="T119"> </text:span><text:span text:style-name="T42">MimeType</text:span><text:span text:style-name="T119">="image/png" </text:span></text:p>
            <text:p text:style-name="Standard"><text:span text:style-name="T119"><text:s text:c="26"/></text:span><text:span text:style-name="T42">Type</text:span><text:span text:style-name="T119">=</text:span>"http://xmlns.webpki.org/keygen2/1.0#logotype.application"</text:p>
            <text:p text:style-name="Standard"><text:span text:style-name="T119"><text:s text:c="26"/></text:span><text:span text:style-name="T42">MAC</text:span><text:span text:style-name="T119">="+crSq5fvfx+f … ZmRnhxlj0d="&gt;iAAABKCAIAAACD … tm/AAALjUlEQVRA=&lt;/</text:span><text:span text:style-name="T33">Logotype</text:span><text:span text:style-name="T119">&gt;<text:line-break/> <text:s text:c="2"/>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Standard"><text:span text:style-name="T119">A </text:span><text:span text:style-name="CrossRef"><text:span text:style-name="T88"><text:reference-ref text:reference-format="text" text:ref-name="hotp">HOTP</text:reference-ref></text:span></text:span><text:span text:style-name="T119"> application would preferably also make the corresponding </text:span><text:span text:style-name="CrossRef"><text:span text:style-name="T88"><text:reference-ref text:reference-format="text" text:ref-name="keyinitreq-sym">KeyCreationRequest</text:reference-ref></text:span></text:span><text:span text:style-name="T119"> operation include an endorsement algorithm definition</text:span>.</text:p>
      <text:h text:style-name="P127" text:outline-level="2"><text:reference-mark-start text:name="restorePrivateKey"/>restorePrivateKey<text:reference-mark-end text:name="restorePrivateKey"/> (14)</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Name</text:p>
          </table:table-cell>
          <table:table-cell table:style-name="Table64.A1" office:value-type="string">
            <text:p text:style-name="P14">Type</text:p>
          </table:table-cell>
          <table:table-cell table:style-name="Table64.C1" office:value-type="string">
            <text:p text:style-name="P14">Comment</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4">⁮[</text:span><text:span text:style-name="T86"> </text:span><text:span text:style-name="T84">]</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4">⁮[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Name</text:p>
          </table:table-cell>
          <table:table-cell table:style-name="Table65.A1" office:value-type="string">
            <text:p text:style-name="P14">Type</text:p>
          </table:table-cell>
          <table:table-cell table:style-name="Table65.C1" office:value-type="string">
            <text:p text:style-name="P14">Comment</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restorePrivateKey</text:span><text:span text:style-name="T96"> replaces a generated private key with a key supplied by the issuer.</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6">=</text:span><text:span text:style-name="T57"> </text:span><text:span text:style-name="CrossRef"><text:span text:style-name="T88"><text:reference-ref text:reference-format="text" text:ref-name="eecert">End-Entity Certificate</text:reference-ref></text:span></text:span><text:span text:style-name="T57"> || </text:span><text:span text:style-name="T102">PrivateKey</text:span></text:p>
      <text:p text:style-name="P40"><text:span text:style-name="T63">Note that </text:span><text:span text:style-name="T105">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0"><text:span text:style-name="T63">The purpose of </text:span><text:span text:style-name="T105">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5"/>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3"><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7"/>&lt;</text:span><text:span text:style-name="T33">PrivateKey </text:span><text:span text:style-name="T42">MAC</text:span><text:span text:style-name="T119">="umZCjxSl1zX … CrcqcGkIv4Ki="&gt;cVyZSIiBlbmH ... <text:s/>uczpkcB4bWx3dy53&lt;/</text:span><text:span text:style-name="T33">PrivateKey</text:span><text:span text:style-name="T119">&gt;</text:span></text:p>
            <text:p text:style-name="Standard"><text:span text:style-name="T119"><text:s text:c="3"/> &lt;/</text:span><text:span text:style-name="T33">CertficatePath</text:span><text:span text:style-name="T119">&gt;<text:line-break/> </text:span></text:p>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For details on how to map keys and sessions, see </text:span><text:span text:style-name="CrossRef"><text:span text:style-name="T88"><text:reference-ref text:reference-format="text" text:ref-name="setCertificatePath">setCertificatePath</text:reference-ref></text:span></text:span><text:span text:style-name="T57">.</text:span></text:p>
      <text:h text:style-name="P127" text:outline-level="2"><text:reference-mark-start text:name="pp.delkey"/>pp_deleteKey<text:reference-mark-end text:name="pp.delkey"/> (50)</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4">Name</text:p>
          </table:table-cell>
          <table:table-cell table:style-name="Table38.A1" office:value-type="string">
            <text:p text:style-name="P14">Type</text:p>
          </table:table-cell>
          <table:table-cell table:style-name="Table38.C1" table:number-columns-spanned="2" office:value-type="string">
            <text:p text:style-name="P14">Comment</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4">⁮[</text:span><text:span text:style-name="T86"> </text:span><text:span text:style-name="T84">]</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4">⁮[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4">Name</text:p>
          </table:table-cell>
          <table:table-cell table:style-name="Table41.A1" office:value-type="string">
            <text:p text:style-name="P14">Type</text:p>
          </table:table-cell>
          <table:table-cell table:style-name="Table41.C1" office:value-type="string">
            <text:p text:style-name="P14">Comment</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deleteKey</text:span><text:span text:style-name="T96"> delet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99">Authorization</text:span></text:p>
      <text:p text:style-name="Text_20_body"><text:span text:style-name="T96"><text:line-break/>A conforming SKS </text:span><text:span text:style-name="T51">must</text:span><text:span text:style-name="T96"> abort the provisioning session if </text:span><text:span text:style-name="T99">pp_deleteKey</text:span><text:span text:style-name="T96"> is mixed with other post provisioning operation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Text_20_body"><text:span text:style-name="T96">Regarding delete of PIN and PUK policy objects, see </text:span><text:span text:style-name="CrossRef"><text:reference-ref text:reference-format="text" text:ref-name="key.protectionobjects">Key Protection Objects</text:reference-ref></text:span><text:span text:style-name="T96">.</text:span></text:p>
      <text:p text:style-name="P37"/>
      <text:p text:style-name="P37"/>
      <text:p text:style-name="P37"/>
      <text:p text:style-name="P37"/>
      <text:p text:style-name="P50">Continued on the next page...</text:p>
      <text:p text:style-name="P99">The following fragment shows how <text:span text:style-name="T99">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4"><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5"><text:span text:style-name="T119"><text:s/>  <text:s/>&lt;</text:span><text:span text:style-name="T33">Dele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7"/>
            <text:p text:style-name="P79"><text:span text:style-name="T118">&lt;/</text:span><text:span text:style-name="T38">ProvisioningFinalizationRequest</text:span><text:span text:style-name="T118">&gt;</text:span></text:p>
          </table:table-cell>
        </table:table-row>
      </table:table>
      <text:p text:style-name="Text_20_body"/>
      <text:p text:style-name="Text_20_body"><text:span text:style-name="T57">Before invoking </text:span><text:span text:style-name="T102">pp_deleteKey</text:span><text:span text:style-name="T57"> the provisioning middleware needs to perform a number of steps:</text:span></text:p>
      <text:list xml:id="list1078179874" text:style-name="L3">
        <text:list-item>
          <text:p text:style-name="P134"><text:span text:style-name="T57">Find the the </text:span><text:span text:style-name="T56">old</text:span><text:span text:style-name="T57"> provisioning session associated with the </text:span><text:span text:style-name="T102">ClientSessionID</text:span><text:span text:style-name="T57"> and </text:span><text:span text:style-name="T102">ServerSessionID</text:span><text:span text:style-name="T57"> attributes of the </text:span><text:span text:style-name="T102">DeleteKey</text:span><text:span text:style-name="T57"> element by calling </text:span><text:span text:style-name="CrossRef"><text:span text:style-name="T88"><text:reference-ref text:reference-format="text" text:ref-name="enum.prov.sess">enumerateProvisioningSessions</text:reference-ref></text:span></text:span><text:span text:style-name="T57">.</text:span></text:p>
        </text:list-item>
        <text:list-item>
          <text:p text:style-name="P134"><text:span text:style-name="T57">Find possible keys by calling </text:span><text:span text:style-name="CrossRef"><text:span text:style-name="T88"><text:reference-ref text:reference-format="text" text:ref-name="enum.keys">enumerateKeys</text:reference-ref></text:span></text:span><text:span text:style-name="T57"> and ignoring all but those belonging to the provisioning session found in step #1.</text:span></text:p>
        </text:list-item>
        <text:list-item>
          <text:p text:style-name="P134"><text:span text:style-name="T57">For the set of keys found in step #2 call </text:span><text:span text:style-name="CrossRef"><text:span text:style-name="T88"><text:reference-ref text:reference-format="text" text:ref-name="get.key.attr">getKeyAttributes</text:reference-ref></text:span></text:span><text:span text:style-name="T57"> while looking for a key having an </text:span><text:span text:style-name="CrossRef"><text:span text:style-name="T88"><text:reference-ref text:reference-format="text" text:ref-name="eecert">End-Entity Certificate</text:reference-ref></text:span></text:span><text:span text:style-name="T57"> matching the </text:span><text:span text:style-name="CrossRef"><text:span text:style-name="T88"><text:reference-ref text:reference-format="text" text:ref-name="SHA256">SHA256</text:reference-ref></text:span></text:span><text:span text:style-name="T57"> </text:span><text:span text:style-name="T102">CertificateFingerprint</text:span><text:span text:style-name="T57">.</text:span></text:p>
        </text:list-item>
        <text:list-item>
          <text:p text:style-name="P134"><text:span text:style-name="T57">If step #3 is successful </text:span><text:span text:style-name="T102">TargetKeyHandle</text:span><text:span text:style-name="T57"> is recovered and </text:span><text:span text:style-name="T102">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8"><text:reference-ref text:reference-format="text" text:ref-name="poi.ops">Remote Key Lookup</text:reference-ref></text:span></text:span><text:span text:style-name="T57">.</text:span></text:p>
      <text:h text:style-name="P127" text:outline-level="2"><text:reference-mark-start text:name="pp.unlockkey"/>pp_unlockKey<text:reference-mark-end text:name="pp.unlockkey"/> (5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4">Name</text:p>
          </table:table-cell>
          <table:table-cell table:style-name="Table107.A1" office:value-type="string">
            <text:p text:style-name="P14">Type</text:p>
          </table:table-cell>
          <table:table-cell table:style-name="Table107.C1" table:number-columns-spanned="2" office:value-type="string">
            <text:p text:style-name="P14">Comment</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4">⁮[</text:span><text:span text:style-name="T86"> </text:span><text:span text:style-name="T84">]</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4">⁮[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Name</text:p>
          </table:table-cell>
          <table:table-cell table:style-name="Table108.A1" office:value-type="string">
            <text:p text:style-name="P14">Type</text:p>
          </table:table-cell>
          <table:table-cell table:style-name="Table108.C1" office:value-type="string">
            <text:p text:style-name="P14">Comment</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unlockKey</text:span><text:span text:style-name="T96"> works like </text:span><text:span text:style-name="CrossRef"><text:reference-ref text:reference-format="text" text:ref-name="unlockey">unlockKey</text:reference-ref></text:span><text:span text:style-name="T96"> except that authorization is derived from a </text:span><text:span text:style-name="CrossRef"><text:span text:style-name="T88"><text:reference-ref text:reference-format="text" text:ref-name="targ.key.ref">Target Key Reference</text:reference-ref></text:span></text:span><text:span text:style-name="T96"> instead of a PUK.</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T105">Authorization</text:span></text:p>
      <text:p text:style-name="Text_20_body"><text:span text:style-name="T96"><text:line-break/>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 and that it </text:span><text:span text:style-name="T49">must</text:span><text:span text:style-name="T96"> (internally) be performed in </text:span><text:span text:style-name="T3">advance</text:span><text:span text:style-name="T96"> of any </text:span><text:span text:style-name="CrossRef"><text:reference-ref text:reference-format="text" text:ref-name="pp.uodate">pp_updateKey</text:reference-ref></text:span><text:span text:style-name="T96"> or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36"><text:span text:style-name="T2">If</text:span> the target key is associated with a PUK object the PUK error count <text:span text:style-name="T49">must</text:span> be cleared as well.</text:p>
      <text:p text:style-name="Text_20_body"/>
      <text:p text:style-name="Standard">The following fragment shows how <text:span text:style-name="T99">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4"><text:span text:style-name="T119"><text:line-break/>    &lt;</text:span><text:span text:style-name="T33">CertficatePath</text:span><text:span text:style-name="T119"> … &gt;<text:line-break/> <text:s text:c="2"/> &lt;/</text:span><text:span text:style-name="T33">CertficatePath</text:span><text:span text:style-name="T119">&gt;<text:line-break/></text:span></text:p>
            <text:p text:style-name="P96"><text:span text:style-name="T119"><text:s/>  <text:s/>&lt;</text:span><text:span text:style-name="T33">Unlock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7"/>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unlock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h text:style-name="P127" text:outline-level="2"><text:reference-mark-start text:name="pp.uodate"/>pp_updateKey<text:reference-mark-end text:name="pp.uodate"/> (52)</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4">Name</text:p>
          </table:table-cell>
          <table:table-cell table:style-name="Table83.A1" office:value-type="string">
            <text:p text:style-name="P14">Type</text:p>
          </table:table-cell>
          <table:table-cell table:style-name="Table83.C1" table:number-columns-spanned="2" office:value-type="string">
            <text:p text:style-name="P14">Comment</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4">⁮[</text:span><text:span text:style-name="T86"> </text:span><text:span text:style-name="T84">]</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4">⁮[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Name</text:p>
          </table:table-cell>
          <table:table-cell table:style-name="Table84.A1" office:value-type="string">
            <text:p text:style-name="P14">Type</text:p>
          </table:table-cell>
          <table:table-cell table:style-name="Table84.C1" office:value-type="string">
            <text:p text:style-name="P14">Comment</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updateKey</text:span><text:span text:style-name="T96"> updates (replaces) a key created in an earlier provisioning session.</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6"><text:span text:style-name="T88"><text:line-break/>The new key </text:span><text:span text:style-name="T91">must</text:span><text:span text:style-name="T88"> be </text:span><text:span text:style-name="T2">fully provisioned</text:span><text:span text:style-name="T88"> (fitted with a certificate and optional attributes), </text:span><text:span text:style-name="T2">before</text:span><text:span text:style-name="T88"> this method is called. <text:s/>However, the new key </text:span><text:span text:style-name="T91">must not</text:span><text:span text:style-name="T88"> be PIN‑protected since it supposed to </text:span><text:span text:style-name="T2">inherit</text:span><text:span text:style-name="T88"> the old key's PIN protection scheme (if there is one). <text:s/>Inheritance does not mean “copying” but </text:span><text:span text:style-name="T2">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P36"><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4"><text:span text:style-name="T96">The </text:span><text:span text:style-name="T105">KeyHandle</text:span><text:span text:style-name="T96"> of the updated key </text:span><text:span text:style-name="T51">must</text:span><text:span text:style-name="T96"> after a successful update be set equal to </text:span><text:span text:style-name="T105">TargetKeyHandle</text:span><text:span text:style-name="T96">.</text:span></text:p>
      <text:p text:style-name="Text_20_body"><text:span text:style-name="T96">A conforming SKS </text:span><text:span text:style-name="T51">must</text:span><text:span text:style-name="T96"> allow a (single) </text:span><text:span text:style-name="T99">pp_updateKey</text:span><text:span text:style-name="T96"> combined with an arbitrary number of </text:span><text:span text:style-name="CrossRef"><text:reference-ref text:reference-format="text" text:ref-name="pp_clonekeyprot">pp_cloneKeyProtection</text:reference-ref></text:span><text:span text:style-name="T96"> calls referring to the same </text:span><text:span text:style-name="T105">TargetKeyHandle</text:span><text:span text:style-name="T96">.</text:span></text:p>
      <text:p text:style-name="P44"><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P37"/>
      <text:p text:style-name="Standard">The following fragment shows how <text:span text:style-name="T99">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5"/>&lt;</text:span><text:span text:style-name="T33">UpdateKey</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3"><text:span text:style-name="T122"><text:s/>   &lt;/</text:span><text:span text:style-name="T34">CertficatePath</text:span><text:span text:style-name="T122">&gt;<text:line-break/></text:span></text:p>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updateKey</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4"><text:span text:style-name="T102">KeyHandle</text:span><text:span text:style-name="T57"> is the handle associated with </text:span><text:span text:style-name="T102">CertficatePath</text:span><text:span text:style-name="T57">.</text:span></text:p>
      <text:h text:style-name="P127" text:outline-level="2"><text:reference-mark-start text:name="pp_clonekeyprot"/>pp_cloneKeyProtection<text:reference-mark-end text:name="pp_clonekeyprot"/> (53)</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4">Name</text:p>
          </table:table-cell>
          <table:table-cell table:style-name="Table42.A1" office:value-type="string">
            <text:p text:style-name="P14">Type</text:p>
          </table:table-cell>
          <table:table-cell table:style-name="Table42.C1" table:number-columns-spanned="2" office:value-type="string">
            <text:p text:style-name="P14">Comment</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8"><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4">⁮[</text:span><text:span text:style-name="T86"> </text:span><text:span text:style-name="T84">]</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4">⁮[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4">Name</text:p>
          </table:table-cell>
          <table:table-cell table:style-name="Table43.A1" office:value-type="string">
            <text:p text:style-name="P14">Type</text:p>
          </table:table-cell>
          <table:table-cell table:style-name="Table43.C1" office:value-type="string">
            <text:p text:style-name="P14">Comment</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99">pp_cloneKeyProtection</text:span><text:span text:style-name="T96"> clones the </text:span><text:span text:style-name="T3">protection scheme</text:span><text:span text:style-name="T96"> of a key created in an earlier provisioning session and applies it to a newly created key.</text:span></text:p>
      <text:p text:style-name="Text_20_body"><text:span text:style-name="T57">The </text:span><text:span text:style-name="T102">MAC</text:span><text:span text:style-name="T57"> uses the method described in </text:span><text:span text:style-name="CrossRef"><text:span text:style-name="T88"><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6"><text:tab/></text:span><text:span text:style-name="T3">Data</text:span><text:span text:style-name="T96"> = </text:span><text:span text:style-name="CrossRef"><text:span text:style-name="T88"><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6"><text:span text:style-name="T88"><text:line-break/>The new key </text:span><text:span text:style-name="T91">must</text:span><text:span text:style-name="T88"> be </text:span><text:span text:style-name="T2">fully provisioned</text:span><text:span text:style-name="T88"> (fitted with a certificate and optional attributes), </text:span><text:span text:style-name="T2">before</text:span><text:span text:style-name="T88"> this method is called. <text:s/>However, the new key </text:span><text:span text:style-name="T91">must not</text:span><text:span text:style-name="T88"> be PIN‑protected since it supposed to </text:span><text:span text:style-name="T2">inherit</text:span><text:span text:style-name="T88"> the old key's PIN protection scheme (if there is one). <text:s/>Inheritance does not mean “copying” but </text:span><text:span text:style-name="T2">linking</text:span><text:span text:style-name="T88"> the new key to an existing PIN object. <text:s/>See </text:span><text:span text:style-name="CrossRef"><text:span text:style-name="T88"><text:reference-ref text:reference-format="text" text:ref-name="key.protectionobjects">Key Protection Objects</text:reference-ref></text:span></text:span><text:span text:style-name="T88">.</text:span></text:p>
      <text:p text:style-name="P36"><text:span text:style-name="T88">The target key and and the new key </text:span><text:span text:style-name="T90">must</text:span><text:span text:style-name="T88"> have identical </text:span><text:span text:style-name="CrossRef"><text:span text:style-name="T88"><text:reference-ref text:reference-format="text" text:ref-name="keyusage">Key Application Usage</text:reference-ref></text:span></text:span><text:span text:style-name="T88">.</text:span></text:p>
      <text:p text:style-name="Text_20_body"><text:span text:style-name="T96">Note that an SKS </text:span><text:span text:style-name="T51">must not</text:span><text:span text:style-name="T96"> allow inheritance of PIN protection schemes except device PIN (see </text:span><text:span text:style-name="CrossRef"><text:reference-ref text:reference-format="text" text:ref-name="createKeyPair">createKeyEntry</text:reference-ref></text:span><text:span text:style-name="T96">) or a custom PIN protection scheme with grouping &lt;&gt; </text:span><text:span text:style-name="T99">none</text:span><text:span text:style-name="T96"> (see </text:span><text:span text:style-name="CrossRef"><text:reference-ref text:reference-format="text" text:ref-name="pingrouping">PIN Grouping</text:reference-ref></text:span><text:span text:style-name="T96">).</text:span></text:p>
      <text:p text:style-name="Text_20_body"><text:span text:style-name="T96">A conforming SKS </text:span><text:span text:style-name="T51">must</text:span><text:span text:style-name="T96"> allow multiple </text:span><text:span text:style-name="T99">pp_cloneKeyProtection</text:span><text:span text:style-name="T96"> calls referring to the same </text:span><text:span text:style-name="T105">TargetKeyHandle</text:span><text:span text:style-name="T96">.</text:span></text:p>
      <text:p text:style-name="Text_20_body"><text:span text:style-name="T96">Note that the </text:span><text:span text:style-name="T3">execution</text:span><text:span text:style-name="T96"> of this method </text:span><text:span text:style-name="T51">must</text:span><text:span text:style-name="T96"> be </text:span><text:span text:style-name="T3">deferred</text:span><text:span text:style-name="T96"> to </text:span><text:span text:style-name="CrossRef"><text:reference-ref text:reference-format="text" text:ref-name="closeProvisioningSession">closeProvisioningSession</text:reference-ref></text:span><text:span text:style-name="T96">.</text:span></text:p>
      <text:p text:style-name="Standard"/>
      <text:p text:style-name="Standard">The following fragment shows how <text:span text:style-name="T99">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67">&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5"><text:span text:style-name="T119"><text:line-break/>    &lt;</text:span><text:span text:style-name="T33">CertficatePath</text:span><text:span text:style-name="T119"> </text:span><text:span text:style-name="T42">ID</text:span><text:span text:style-name="T119">="Key.1" </text:span><text:span text:style-name="T42">MAC</text:span><text:span text:style-name="T119">="ngSgmRuPE ... HlFWrM421wY="&gt;<text:line-break/>  <text:s/>   <text:s text:c="2"/>&lt;</text:span><text:span text:style-name="T128">ds</text:span><text:span text:style-name="T119">:</text:span><text:span text:style-name="T33">X509Data</text:span><text:span text:style-name="T119">&gt;<text:line-break/>    <text:s text:c="2"/>    <text:s text:c="2"/>&lt;</text:span><text:span text:style-name="T128">ds</text:span><text:span text:style-name="T119">:</text:span><text:span text:style-name="T33">X509Certificate</text:span><text:span text:style-name="T119">&gt;MIIC2TCCAcGgAwIBAgS … NRT+VokJJsBecyALgeT0Dw==&lt;/</text:span><text:span text:style-name="T128">ds</text:span><text:span text:style-name="T119">:</text:span><text:span text:style-name="T33">X509Certificate</text:span><text:span text:style-name="T119">&gt;<text:line-break/>    <text:s text:c="4"/>&lt;</text:span><text:span text:style-name="T54">/</text:span><text:span text:style-name="T128">ds</text:span><text:span text:style-name="T119">:</text:span><text:span text:style-name="T33">X509Data</text:span><text:span text:style-name="T119">&gt;<text:line-break/>   <text:s text:c="5"/>&lt;</text:span><text:span text:style-name="T33">CloneKeyProtection</text:span><text:span text:style-name="T119"><text:tab/></text:span><text:span text:style-name="T42">CertificateFingerprint</text:span><text:span text:style-name="T119">="mNWEOLlAZrG ... dUg2aLA="<text:line-break/> <text:s text:c="14"/><text:tab/></text:span><text:span text:style-name="T42">ClientSessionID</text:span><text:span text:style-name="T119">="_1292389cba4 ... 173d4334"<text:line-break/> <text:s text:c="15"/><text:tab/></text:span><text:span text:style-name="T42">ServerSessionID</text:span><text:span text:style-name="T119">="_1292389cb8 ... c2ea36e"<text:line-break/> <text:s text:c="15"/><text:tab/></text:span><text:span text:style-name="T42">Authorization</text:span><text:span text:style-name="T119">="ChPQRDT ... n/dJKrW3L"<text:line-break/> <text:s text:c="14"/><text:tab/></text:span><text:span text:style-name="T42">MAC</text:span><text:span text:style-name="T119">="AvDWx6xbg3GDGzdz … yJk8Js0Oul+Ba/Xc8="/&gt;</text:span></text:p>
            <text:p text:style-name="P73"><text:span text:style-name="T122"><text:s/>   &lt;/</text:span><text:span text:style-name="T34">CertficatePath</text:span><text:span text:style-name="T122">&gt;<text:line-break/></text:span></text:p>
            <text:p text:style-name="P79"><text:span text:style-name="T118">&lt;/</text:span><text:span text:style-name="T38">ProvisioningFinalizationRequest</text:span><text:span text:style-name="T118">&gt;</text:span></text:p>
          </table:table-cell>
        </table:table-row>
      </table:table>
      <text:p text:style-name="Text_20_body"/>
      <text:p text:style-name="P44"><text:span text:style-name="T57">Before invoking </text:span><text:span text:style-name="T102">pp_cloneKeyProtection</text:span><text:span text:style-name="T57"> the provisioning middleware needs to perform the same steps as for </text:span><text:span text:style-name="CrossRef"><text:span text:style-name="T88"><text:reference-ref text:reference-format="text" text:ref-name="pp.delkey">pp_deleteKey</text:reference-ref></text:span></text:span><text:span text:style-name="T57">.</text:span></text:p>
      <text:p text:style-name="P44"><text:span text:style-name="T102">KeyHandle</text:span><text:span text:style-name="T57"> is the handle associated with </text:span><text:span text:style-name="T102">CertficatePath</text:span><text:span text:style-name="T57">.</text:span></text:p>
      <text:h text:style-name="P127" text:outline-level="2"><text:reference-mark-start text:name="enum.keys"/>enumerateKeys<text:reference-mark-end text:name="enum.keys"/> (70)</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Name</text:p>
          </table:table-cell>
          <table:table-cell table:style-name="Table80.A1" office:value-type="string">
            <text:p text:style-name="P14">Type</text:p>
          </table:table-cell>
          <table:table-cell table:style-name="Table80.C1" office:value-type="string">
            <text:p text:style-name="P14">Comment</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Name</text:p>
          </table:table-cell>
          <table:table-cell table:style-name="Table81.A1" office:value-type="string">
            <text:p text:style-name="P14">Type</text:p>
          </table:table-cell>
          <table:table-cell table:style-name="Table81.C1" office:value-type="string">
            <text:p text:style-name="P14">Comment</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78">The following element </text:span><text:span text:style-name="T77">must</text:span><text:span text:style-name="T78"> only be emitted if</text:span><text:span text:style-name="T79"> </text:span>KeyHandle<text:span text:style-name="T72"> &lt;&gt; 0xFFFFFFFF</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4"/>
      <text:p text:style-name="P44"><text:span text:style-name="T107">enumerateKeys</text:span> enumerate keys for <text:span text:style-name="T2">closed</text:span> provisioning sessions. <text:s/>Closed provisioning session means that the key is ready for usage by <text:span text:style-name="T2">applications</text:span>.</text:p>
      <text:p text:style-name="P44">The input <text:span text:style-name="T102">KeyHandle</text:span><text:span text:style-name="T63"> is initially set to 0xFFFFFFFF to start an enumeration round.</text:span></text:p>
      <text:p text:style-name="P44"><text:span text:style-name="T63">Succeeding calls should use the output </text:span><text:span text:style-name="T102">KeyHandle</text:span><text:span text:style-name="T63"> as input to the next call.</text:span></text:p>
      <text:p text:style-name="P66"><text:span text:style-name="T63">When </text:span><text:span text:style-name="T102">enumerateKeys</text:span><text:span text:style-name="T57"> returns with a </text:span><text:span text:style-name="T102">KeyHandle</text:span><text:span text:style-name="T57"> = 0xFFFFFFFF there are no more key objects to read.</text:span></text:p>
      <text:h text:style-name="P127" text:outline-level="2"><text:reference-mark-start text:name="get.key.attr"/>getKeyAttributes<text:reference-mark-end text:name="get.key.attr"/> (7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4">Name</text:p>
          </table:table-cell>
          <table:table-cell table:style-name="Table36.A1" office:value-type="string">
            <text:p text:style-name="P14">Type</text:p>
          </table:table-cell>
          <table:table-cell table:style-name="Table36.C1" office:value-type="string">
            <text:p text:style-name="P14">Comment</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4">Name</text:p>
          </table:table-cell>
          <table:table-cell table:style-name="Table37.A1" office:value-type="string">
            <text:p text:style-name="P14">Type</text:p>
          </table:table-cell>
          <table:table-cell table:style-name="Table37.C1" table:number-columns-spanned="2" office:value-type="string">
            <text:p text:style-name="P14">Comment</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4">⁮[</text:span><text:span text:style-name="T86"> </text:span><text:span text:style-name="T84">]</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5">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3">uri</text:p>
          </table:table-cell>
          <table:table-cell table:style-name="Table37.A2" office:value-type="string">
            <text:p text:style-name="Standard"><text:span text:style-name="T141">Extension </text:span><text:span text:style-name="T103">Type</text:span><text:span text:style-name="T141"> URI.</text:span> <text:s/><text:span text:style-name="T2">Repeated</text:span> object</text:p>
          </table:table-cell>
          <table:covered-table-cell/>
        </table:table-row>
      </table:table>
      <text:p text:style-name="P44"/>
      <text:p text:style-name="P44"><text:span text:style-name="T107">getKeyAttributes</text:span> returns attribute data for provisioned keys.</text:p>
      <text:p text:style-name="P44">For asymmetric keys the public key of the <text:span text:style-name="CrossRef"><text:reference-ref text:reference-format="text" text:ref-name="eecert">End-Entity Certificate</text:reference-ref></text:span> signifies RSA or ECC.</text:p>
      <text:h text:style-name="P127" text:outline-level="2"><text:reference-mark-start text:name="getkeyprotectiondata"/>getKeyProtectionInfo<text:reference-mark-end text:name="getkeyprotectiondata"/> (72)</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Name</text:p>
          </table:table-cell>
          <table:table-cell table:style-name="Table55.A1" office:value-type="string">
            <text:p text:style-name="P14">Type</text:p>
          </table:table-cell>
          <table:table-cell table:style-name="Table55.C1" office:value-type="string">
            <text:p text:style-name="P14">Comment</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Name</text:p>
          </table:table-cell>
          <table:table-cell table:style-name="Table56.A1" office:value-type="string">
            <text:p text:style-name="P14">Type</text:p>
          </table:table-cell>
          <table:table-cell table:style-name="Table56.C1" office:value-type="string">
            <text:p text:style-name="P14">Comment</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5">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5">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Exact 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table-cell table:style-name="Table56.C2" table:number-rows-spanned="5" office:value-type="string">
            <text:p text:style-name="Standard"><text:span text:style-name="T53">Exact copies of the corresponding </text:span><text:span text:style-name="CrossRef"><text:span text:style-name="T53"><text:reference-ref text:reference-format="text" text:ref-name="createKeyPair">createKeyEntry</text:reference-ref></text:span></text:span><text:span text:style-name="T53"> parameters [2]</text:span></text:p>
          </table:table-cell>
        </table:table-row>
        <table:table-row table:style-name="Table56.2">
          <table:table-cell table:style-name="Table56.A2" office:value-type="string">
            <text:p text:style-name="P17">PrivateKeyBackup</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covered-table-cell/>
        </table:table-row>
      </table:table>
      <text:p text:style-name="P44"/>
      <text:p text:style-name="P44"><text:span text:style-name="T107">getKeyProtectionInfo</text:span> returns information about the protection scheme for a key including possible biometric options. <text:s/>In addition, the call retrieves the current protection status for the key.</text:p>
      <text:p text:style-name="P44">Note 1: Fields <text:span text:style-name="T49">must</text:span> be set to zero if they do not apply to the key in question.</text:p>
      <text:p text:style-name="Text_20_body"><text:span text:style-name="T53">Note 2: </text:span><text:span text:style-name="T105">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59">Continued on the next page...</text:p>
      <text:p text:style-name="P81"/>
      <text:p text:style-name="P99"><text:span text:style-name="T57">The following table illustrates how the </text:span><text:reference-mark-start text:name="prot.status"/><text:span text:style-name="T102">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4">Bit</text:p>
          </table:table-cell>
          <table:table-cell table:style-name="Table57.B1" office:value-type="string">
            <text:p text:style-name="P14">Comment</text:p>
          </table:table-cell>
        </table:table-row>
        <table:table-row table:style-name="Table57.2">
          <table:table-cell table:style-name="Table57.A2" office:value-type="float" office:value="0">
            <text:p text:style-name="P91">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1">1</text:p>
          </table:table-cell>
          <table:table-cell table:style-name="Table57.B2" office:value-type="string">
            <text:p text:style-name="Standard">The key is protected by a local PUK policy object. <text:s/>This bit <text:span text:style-name="T90">must</text:span> be <text:span text:style-name="T2">combined</text:span> with bit 0</text:p>
          </table:table-cell>
        </table:table-row>
        <table:table-row table:style-name="Table57.2">
          <table:table-cell table:style-name="Table57.A2" office:value-type="float" office:value="2">
            <text:p text:style-name="P91">2</text:p>
          </table:table-cell>
          <table:table-cell table:style-name="Table57.B2" office:value-type="string">
            <text:p text:style-name="Standard">The key has locked-up due to PIN errors.<text:span text:style-name="T96"> <text:s/>This bit </text:span><text:span text:style-name="T90">must</text:span><text:span text:style-name="T48"> </text:span>be <text:span text:style-name="T2">combined</text:span> with bit 0</text:p>
          </table:table-cell>
        </table:table-row>
        <table:table-row table:style-name="Table57.2">
          <table:table-cell table:style-name="Table57.A2" office:value-type="float" office:value="3">
            <text:p text:style-name="P91">3</text:p>
          </table:table-cell>
          <table:table-cell table:style-name="Table57.B2" office:value-type="string">
            <text:p text:style-name="Standard">The key has locked-up due to PUK errors.<text:span text:style-name="T96"> <text:s/>This bit </text:span><text:span text:style-name="T90">must</text:span><text:span text:style-name="T48"> </text:span>be <text:span text:style-name="T2">combined</text:span> with bit 1</text:p>
          </table:table-cell>
        </table:table-row>
        <table:table-row table:style-name="Table57.2">
          <table:table-cell table:style-name="Table57.A2" office:value-type="float" office:value="4">
            <text:p text:style-name="P91">4</text:p>
          </table:table-cell>
          <table:table-cell table:style-name="Table57.B2" office:value-type="string">
            <text:p text:style-name="Standard">The key is protected by a device PIN. <text:s/>Information about device PINs is out of scope for the SKS API.<text:span text:style-name="T96"> <text:s/>This bit </text:span><text:span text:style-name="T90">must </text:span>be the only active bit if applicable</text:p>
          </table:table-cell>
        </table:table-row>
      </table:table>
      <text:p text:style-name="Text_20_body"/>
      <text:p text:style-name="P48">If all bits are zero the key is not PIN protected.</text:p>
      <text:h text:style-name="P127" text:outline-level="2"><text:reference-mark-start text:name="enumerateExtensions"/>getExtension<text:reference-mark-end text:name="enumerateExtensions"/> (73)</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Name</text:p>
          </table:table-cell>
          <table:table-cell table:style-name="Table58.A1" office:value-type="string">
            <text:p text:style-name="P14">Type</text:p>
          </table:table-cell>
          <table:table-cell table:style-name="Table58.C1" office:value-type="string">
            <text:p text:style-name="P14">Comment</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8"><text:span text:style-name="T141">Type URI.</text:span><text:span text:style-name="T140">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Name</text:p>
          </table:table-cell>
          <table:table-cell table:style-name="Table59.A1" office:value-type="string">
            <text:p text:style-name="P14">Type</text:p>
          </table:table-cell>
          <table:table-cell table:style-name="Table59.C1" office:value-type="string">
            <text:p text:style-name="P14">Comment</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79"><text:span text:style-name="T96">Exact copies of the corresponding </text:span><text:span text:style-name="CrossRef"><text:reference-ref text:reference-format="text" text:ref-name="addextensiondata">addExtension</text:reference-ref></text:span><text:span text:style-name="T96">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4">⁮[</text:span><text:span text:style-name="T86"> </text:span><text:span text:style-name="T84">]</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4"/>
      <text:p text:style-name="P44"><text:span text:style-name="T107">getExtension</text:span> returns a typed extension object associated with a key.</text:p>
      <text:p text:style-name="P44">Note that encrypted extensions are decrypted during provisioning.</text:p>
      <text:p text:style-name="P44">If the extension is intended to be consumed by the SKS, <text:span text:style-name="T105">ExtensionData</text:span> <text:span text:style-name="T49">must</text:span> be returned as a zero-length array.</text:p>
      <text:h text:style-name="P127" text:outline-level="2"><text:reference-mark-start text:name="set.property"/>setProperty<text:reference-mark-end text:name="set.property"/> (74)</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Name</text:p>
          </table:table-cell>
          <table:table-cell table:style-name="Table94.A1" office:value-type="string">
            <text:p text:style-name="P14">Type</text:p>
          </table:table-cell>
          <table:table-cell table:style-name="Table94.C1" office:value-type="string">
            <text:p text:style-name="P14">Comment</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8"><text:span text:style-name="T95">Type URI which </text:span><text:span text:style-name="T89">must</text:span> identify a <text:span text:style-name="T105">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4">⁮[</text:span><text:span text:style-name="T86"> </text:span><text:span text:style-name="T84">]</text:span></text:p>
          </table:table-cell>
          <table:table-cell table:style-name="Table94.C2" office:value-type="string">
            <text:p text:style-name="P28"><text:span text:style-name="T105">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Name</text:p>
          </table:table-cell>
          <table:table-cell table:style-name="Table95.A1" office:value-type="string">
            <text:p text:style-name="P14">Type</text:p>
          </table:table-cell>
          <table:table-cell table:style-name="Table95.C1" office:value-type="string">
            <text:p text:style-name="P14">Comment</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4"/>
      <text:p text:style-name="Text_20_body"><text:span text:style-name="T107">setProperty</text:span> sets a <text:span text:style-name="T105">Property</text:span> in a <text:span text:style-name="T105">PropertyBag</text:span> linked to a key.</text:p>
      <text:p text:style-name="Text_20_body">If the named <text:span text:style-name="T101">Property</text:span> does not exist or is not <text:span text:style-name="T2">writable</text:span>, an error <text:span text:style-name="T48">must</text:span> be returned.</text:p>
      <text:h text:style-name="P127" text:outline-level="2"><text:reference-mark-start text:name="deletekey"/>deleteKey<text:reference-mark-end text:name="deletekey"/> (80)</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Name</text:p>
          </table:table-cell>
          <table:table-cell table:style-name="Table60.A1" office:value-type="string">
            <text:p text:style-name="P14">Type</text:p>
          </table:table-cell>
          <table:table-cell table:style-name="Table60.C1" office:value-type="string">
            <text:p text:style-name="P14">Comment</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4">⁮[</text:span><text:span text:style-name="T86"> </text:span><text:span text:style-name="T84">]</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Name</text:p>
          </table:table-cell>
          <table:table-cell table:style-name="Table61.A1" office:value-type="string">
            <text:p text:style-name="P14">Type</text:p>
          </table:table-cell>
          <table:table-cell table:style-name="Table61.C1" office:value-type="string">
            <text:p text:style-name="P14">Comment</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deleteKey</text:span> removes a key from the <text:span text:style-name="CrossRef"><text:reference-ref text:reference-format="text" text:ref-name="cred.db">Credential Database</text:reference-ref></text:span>.</text:p>
      <text:p text:style-name="P44">If the key is the last belonging to a provisioning session, the session data objects are removed as well.</text:p>
      <text:p text:style-name="P44">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P44"><text:span text:style-name="T96">A conforming SKS </text:span><text:span text:style-name="T51">may</text:span><text:span text:style-name="T96"> introduce physical presence methods like GPIO-based buttons, </text:span><text:span text:style-name="T3">circumventing</text:span><text:span text:style-name="T96"> key </text:span><text:span text:style-name="CrossRef"><text:reference-ref text:reference-format="text" text:ref-name="deleteprotection">DeleteProtection</text:reference-ref></text:span><text:span text:style-name="T96"> settings.</text:span></text:p>
      <text:p text:style-name="P44"><text:span text:style-name="T96">Regarding delete of PIN and PUK policy objects, see </text:span><text:span text:style-name="CrossRef"><text:reference-ref text:reference-format="text" text:ref-name="key.protectionobjects">Key Protection Objects</text:reference-ref></text:span><text:span text:style-name="T96">.</text:span></text:p>
      <text:h text:style-name="P127" text:outline-level="2"><text:reference-mark-start text:name="exportkey"/>exportKey<text:reference-mark-end text:name="exportkey"/> (8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Name</text:p>
          </table:table-cell>
          <table:table-cell table:style-name="Table67.A1" office:value-type="string">
            <text:p text:style-name="P14">Type</text:p>
          </table:table-cell>
          <table:table-cell table:style-name="Table67.C1" office:value-type="string">
            <text:p text:style-name="P14">Comment</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4">⁮[</text:span><text:span text:style-name="T86"> </text:span><text:span text:style-name="T84">]</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Name</text:p>
          </table:table-cell>
          <table:table-cell table:style-name="Table68.A1" office:value-type="string">
            <text:p text:style-name="P14">Type</text:p>
          </table:table-cell>
          <table:table-cell table:style-name="Table68.C1" office:value-type="string">
            <text:p text:style-name="P14">Comment</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4">⁮[</text:span><text:span text:style-name="T86"> </text:span><text:span text:style-name="T84">]</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4"/>
      <text:p text:style-name="P44"><text:span text:style-name="T107">exportKey</text:span> exports a private or secret key from the <text:span text:style-name="CrossRef"><text:reference-ref text:reference-format="text" text:ref-name="cred.db">Credential Database</text:reference-ref></text:span>.</text:p>
      <text:p text:style-name="P44">Invalid <text:span text:style-name="T99">Authorization</text:span> data to the key <text:span text:style-name="T89">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7">exportKey</text:span><text:span text:style-name="T72"> </text:span><text:span text:style-name="T73">must</text:span><text:span text:style-name="T72"> return </text:span><text:span text:style-name="CrossRef"><text:span text:style-name="T88"><text:reference-ref text:reference-format="text" text:ref-name="err.not.allowed">ERROR_NOT_ALLOWED</text:reference-ref></text:span></text:span><text:span text:style-name="T72"> status.</text:span></text:p>
      <text:h text:style-name="P127" text:outline-level="2"><text:reference-mark-start text:name="unlockey"/>unlockKey<text:reference-mark-end text:name="unlockey"/> (82)</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Name</text:p>
          </table:table-cell>
          <table:table-cell table:style-name="Table62.A1" office:value-type="string">
            <text:p text:style-name="P14">Type</text:p>
          </table:table-cell>
          <table:table-cell table:style-name="Table62.C1" office:value-type="string">
            <text:p text:style-name="P14">Comment</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4">⁮[</text:span><text:span text:style-name="T86"> </text:span><text:span text:style-name="T84">]</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Name</text:p>
          </table:table-cell>
          <table:table-cell table:style-name="Table63.A1" office:value-type="string">
            <text:p text:style-name="P14">Type</text:p>
          </table:table-cell>
          <table:table-cell table:style-name="Table63.C1" office:value-type="string">
            <text:p text:style-name="P14">Comment</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unlockKey</text:span> re-enables a key that has been locked due to erroneous PIN entries.</text:p>
      <text:p text:style-name="P44">Note that this method only applies to keys that are protected by local PIN and PUK policy objects.</text:p>
      <text:p text:style-name="P44"><text:span text:style-name="T72">Invalid </text:span><text:span text:style-name="T107">Authorization</text:span><text:span text:style-name="T72"> data (PUK)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unlockKey</text:span><text:span text:style-name="T72"> succeeds all keys sharing the PIN object will be unlocked. <text:s/>See </text:span><text:span text:style-name="CrossRef"><text:span text:style-name="T88"><text:reference-ref text:reference-format="text" text:ref-name="pingrouping">PIN Grouping</text:reference-ref></text:span></text:span><text:span text:style-name="T72">.</text:span></text:p>
      <text:h text:style-name="P127" text:outline-level="2">changePIN (83)</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Name</text:p>
          </table:table-cell>
          <table:table-cell table:style-name="Table97.A1" office:value-type="string">
            <text:p text:style-name="P14">Type</text:p>
          </table:table-cell>
          <table:table-cell table:style-name="Table97.C1" office:value-type="string">
            <text:p text:style-name="P14">Comment</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4">⁮[</text:span><text:span text:style-name="T86"> </text:span><text:span text:style-name="T84">]</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Name</text:p>
          </table:table-cell>
          <table:table-cell table:style-name="Table98.A1" office:value-type="string">
            <text:p text:style-name="P14">Type</text:p>
          </table:table-cell>
          <table:table-cell table:style-name="Table98.C1" office:value-type="string">
            <text:p text:style-name="P14">Comment</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8"><text:reference-ref text:reference-format="text" text:ref-name="pin.user.mod">UserModifiable</text:reference-ref></text:span></text:span><text:span text:style-name="T72"> attribute set.</text:span></text:p>
      <text:p text:style-name="P44"><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changePIN</text:span><text:span text:style-name="T72"> succeeds all keys sharing the PIN object will be updated. <text:s/>See </text:span><text:span text:style-name="CrossRef"><text:span text:style-name="T88"><text:reference-ref text:reference-format="text" text:ref-name="pingrouping">PIN Grouping</text:reference-ref></text:span></text:span><text:span text:style-name="T72">.</text:span></text:p>
      <text:h text:style-name="P127" text:outline-level="2">setPIN (84)</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Name</text:p>
          </table:table-cell>
          <table:table-cell table:style-name="Table99.A1" office:value-type="string">
            <text:p text:style-name="P14">Type</text:p>
          </table:table-cell>
          <table:table-cell table:style-name="Table99.C1" office:value-type="string">
            <text:p text:style-name="P14">Comment</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4">⁮[</text:span><text:span text:style-name="T86"> </text:span><text:span text:style-name="T84">]</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Name</text:p>
          </table:table-cell>
          <table:table-cell table:style-name="Table100.A1" office:value-type="string">
            <text:p text:style-name="P14">Type</text:p>
          </table:table-cell>
          <table:table-cell table:style-name="Table100.C1" office:value-type="string">
            <text:p text:style-name="P14">Comment</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4"/>
      <text:p text:style-name="P44"><text:span text:style-name="T107">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8"><text:reference-ref text:reference-format="text" text:ref-name="pin.user.mod">UserModifiable</text:reference-ref></text:span></text:span><text:span text:style-name="T72"> attribute set.</text:span></text:p>
      <text:p text:style-name="P44"><text:span text:style-name="T72">I</text:span>nvalid <text:span text:style-name="T99">Authorization</text:span> data (PUK)<text:span text:style-name="T72">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44"><text:span text:style-name="T72">If </text:span><text:span text:style-name="T107">setPIN</text:span><text:span text:style-name="T72"> succeeds all keys sharing the PIN object will be updated and </text:span><text:span text:style-name="T78">unlocked</text:span><text:span text:style-name="T72">. <text:s/>See </text:span><text:span text:style-name="CrossRef"><text:span text:style-name="T88"><text:reference-ref text:reference-format="text" text:ref-name="pingrouping">PIN Grouping</text:reference-ref></text:span></text:span><text:span text:style-name="T72">.</text:span></text:p>
      <text:h text:style-name="P127" text:outline-level="2"><text:reference-mark-start text:name="signdata"/>signHashedData<text:reference-mark-end text:name="signdata"/> (100)</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Name</text:p>
          </table:table-cell>
          <table:table-cell table:style-name="Table29.A1" office:value-type="string">
            <text:p text:style-name="P14">Type</text:p>
          </table:table-cell>
          <table:table-cell table:style-name="Table29.C1" office:value-type="string">
            <text:p text:style-name="P14">Comment</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4">⁮[</text:span><text:span text:style-name="T86"> </text:span><text:span text:style-name="T84">]</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4">Name</text:p>
          </table:table-cell>
          <table:table-cell table:style-name="Table35.A1" office:value-type="string">
            <text:p text:style-name="P14">Type</text:p>
          </table:table-cell>
          <table:table-cell table:style-name="Table35.C1" office:value-type="string">
            <text:p text:style-name="P14">Comment</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4">⁮[</text:span><text:span text:style-name="T86"> </text:span><text:span text:style-name="T84">]</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9">signHashedData</text:span> performs an asymmetric key signature operation on the input <text:span text:style-name="T99">Data</text:span> object.</text:p>
      <text:p text:style-name="Text_20_body"><text:span text:style-name="T99">Data</text:span> <text:span text:style-name="T48">must</text:span> be hashed <text:span text:style-name="T2">as required by the signature algorithm</text:span>.</text:p>
      <text:p text:style-name="Text_20_body">The <text:span text:style-name="T99">Parameters</text:span> object <text:span text:style-name="T48">must</text:span> be of zero length for signature algorithms not needing additional input.</text:p>
      <text:p text:style-name="Text_20_body"><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Text_20_body"><text:span text:style-name="T57">The length of </text:span><text:span text:style-name="T102">Data</text:span><text:span text:style-name="T57"> </text:span><text:span text:style-name="T60">must</text:span><text:span text:style-name="T57"> match the hash algorithm. <text:s/>Note that signature algorithms that do not specify a hash algorithm impose no tests on </text:span><text:span text:style-name="T102">Data</text:span><text:span text:style-name="T57"> length. <text:s/>For RSA signatures without hash algorithm the signature packet </text:span><text:span text:style-name="T60">must</text:span><text:span text:style-name="T57"> be formatted according to </text:span><text:span text:style-name="CrossRef"><text:span text:style-name="T88"><text:reference-ref text:reference-format="text" text:ref-name="pkcs1">PKCS #1</text:reference-ref></text:span></text:span><text:span text:style-name="T57"> but without hash algorithm identifiers:</text:span></text:p>
      <text:p text:style-name="Text_20_body"><text:tab/>EMSA = <text:span text:style-name="T108">0x00</text:span> || <text:span text:style-name="T108">0x01</text:span> || <text:span text:style-name="T108">PS</text:span> || <text:span text:style-name="T108">0x00</text:span> || <text:span text:style-name="T102">Data</text:span></text:p>
      <text:h text:style-name="P127" text:outline-level="2">asymmetricKeyDecrypt (10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Name</text:p>
          </table:table-cell>
          <table:table-cell table:style-name="Table88.A1" office:value-type="string">
            <text:p text:style-name="P14">Type</text:p>
          </table:table-cell>
          <table:table-cell table:style-name="Table88.C1" office:value-type="string">
            <text:p text:style-name="P14">Comment</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4">⁮[</text:span><text:span text:style-name="T86"> </text:span><text:span text:style-name="T84">]</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Name</text:p>
          </table:table-cell>
          <table:table-cell table:style-name="Table89.A1" office:value-type="string">
            <text:p text:style-name="P14">Type</text:p>
          </table:table-cell>
          <table:table-cell table:style-name="Table89.C1" office:value-type="string">
            <text:p text:style-name="P14">Comment</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4">⁮[</text:span><text:span text:style-name="T86"> </text:span><text:span text:style-name="T84">]</text:span></text:p>
          </table:table-cell>
          <table:table-cell table:style-name="Table89.C2" office:value-type="string">
            <text:p text:style-name="P2">Decrypted data</text:p>
          </table:table-cell>
        </table:table-row>
      </table:table>
      <text:p text:style-name="Text_20_body"/>
      <text:p text:style-name="Text_20_body"><text:span text:style-name="T99">asymmetricKeyDecrypt</text:span> performs an asymmetric key decryption operation on the input <text:span text:style-name="T99">Data</text:span> object.</text:p>
      <text:p text:style-name="Text_20_body"><text:span text:style-name="T99">Data</text:span> <text:span text:style-name="T48">must</text:span> be padded <text:span text:style-name="T2">as required by the encryption algorithm</text:span> like <text:span text:style-name="CrossRef"><text:span text:style-name="T88"><text:reference-ref text:reference-format="text" text:ref-name="pkcs1">PKCS #1</text:reference-ref></text:span></text:span> for <text:span text:style-name="T27">http://www.w3.org/2001/04/xmlenc#rsa-1_5</text:span>.</text:p>
      <text:p text:style-name="Text_20_body">The <text:span text:style-name="T99">Parameters</text:span> object <text:span text:style-name="T48">must</text:span> be of zero length for encryption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4"/>
      <text:h text:style-name="P127" text:outline-level="2"><text:reference-mark-start text:name="key.agreement"/>keyAgreement<text:reference-mark-end text:name="key.agreement"/><text:span text:style-name="T72"> (102)</text:span></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Name</text:p>
          </table:table-cell>
          <table:table-cell table:style-name="Table105.A1" office:value-type="string">
            <text:p text:style-name="P14">Type</text:p>
          </table:table-cell>
          <table:table-cell table:style-name="Table105.C1" office:value-type="string">
            <text:p text:style-name="P14">Comment</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4">⁮[</text:span><text:span text:style-name="T86"> </text:span><text:span text:style-name="T84">]</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Name</text:p>
          </table:table-cell>
          <table:table-cell table:style-name="Table106.A1" office:value-type="string">
            <text:p text:style-name="P14">Type</text:p>
          </table:table-cell>
          <table:table-cell table:style-name="Table106.C1" office:value-type="string">
            <text:p text:style-name="P14">Comment</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4">⁮[</text:span><text:span text:style-name="T86"> </text:span><text:span text:style-name="T84">]</text:span></text:p>
          </table:table-cell>
          <table:table-cell table:style-name="Table106.C2" office:value-type="string">
            <text:p text:style-name="P2">Shared secret key</text:p>
          </table:table-cell>
        </table:table-row>
      </table:table>
      <text:p text:style-name="Text_20_body"/>
      <text:p text:style-name="Text_20_body"><text:span text:style-name="T99">keyAgreement</text:span> performs an asymmetric key agreement operation resulting in a shared secret key.</text:p>
      <text:p text:style-name="Text_20_body">The <text:span text:style-name="T99">Parameters</text:span> object <text:span text:style-name="T48">must</text:span> be of zero length for key agreement algorithms not needing additional inpu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4"/>
      <text:h text:style-name="P127" text:outline-level="2">performHMAC (103)</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Name</text:p>
          </table:table-cell>
          <table:table-cell table:style-name="Table90.A1" office:value-type="string">
            <text:p text:style-name="P14">Type</text:p>
          </table:table-cell>
          <table:table-cell table:style-name="Table90.C1" office:value-type="string">
            <text:p text:style-name="P14">Comment</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4">⁮[</text:span><text:span text:style-name="T86"> </text:span><text:span text:style-name="T84">]</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Name</text:p>
          </table:table-cell>
          <table:table-cell table:style-name="Table91.A1" office:value-type="string">
            <text:p text:style-name="P14">Type</text:p>
          </table:table-cell>
          <table:table-cell table:style-name="Table91.C1" office:value-type="string">
            <text:p text:style-name="P14">Comment</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4">⁮[</text:span><text:span text:style-name="T86"> </text:span><text:span text:style-name="T84">]</text:span></text:p>
          </table:table-cell>
          <table:table-cell table:style-name="Table91.C2" office:value-type="string">
            <text:p text:style-name="P2">HMACed data</text:p>
          </table:table-cell>
        </table:table-row>
      </table:table>
      <text:p text:style-name="Text_20_body"/>
      <text:p text:style-name="Text_20_body"><text:span text:style-name="T99">performHMAC</text:span> performs a symmetric key HMAC operation on the input <text:span text:style-name="T99">Data</text:span> object.</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h text:style-name="P127" text:outline-level="2"><text:reference-mark-start text:name="symmetric.key.enc"/>symmetricKeyEncrypt<text:reference-mark-end text:name="symmetric.key.enc"/> (104)</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Name</text:p>
          </table:table-cell>
          <table:table-cell table:style-name="Table92.A1" office:value-type="string">
            <text:p text:style-name="P14">Type</text:p>
          </table:table-cell>
          <table:table-cell table:style-name="Table92.C1" office:value-type="string">
            <text:p text:style-name="P14">Comment</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4">⁮[</text:span><text:span text:style-name="T86"> </text:span><text:span text:style-name="T84">]</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Name</text:p>
          </table:table-cell>
          <table:table-cell table:style-name="Table93.A1" office:value-type="string">
            <text:p text:style-name="P14">Type</text:p>
          </table:table-cell>
          <table:table-cell table:style-name="Table93.C1" office:value-type="string">
            <text:p text:style-name="P14">Comment</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9">symmetricKeyEncrypt</text:span> performs a symmetric key encryption or decryption operation on the input <text:span text:style-name="T99">Data</text:span> object.</text:p>
      <text:p text:style-name="Text_20_body">Note that if an <text:span text:style-name="T99">IV</text:span> (Initialization Vector) is not required by the encryption algorithm, <text:span text:style-name="T99">IV</text:span> <text:span text:style-name="T48">must</text:span> be of zero length.</text:p>
      <text:p text:style-name="Standard"><text:span text:style-name="T72">Invalid </text:span><text:span text:style-name="T107">Authorization</text:span><text:span text:style-name="T72"> data (PIN) to the key </text:span><text:span text:style-name="T73">must</text:span><text:span text:style-name="T72"> return </text:span><text:span text:style-name="CrossRef"><text:span text:style-name="T88"><text:reference-ref text:reference-format="text" text:ref-name="auth.error">ERROR_AUTHORIZATION</text:reference-ref></text:span></text:span><text:span text:style-name="T72"> status.</text:span></text:p>
      <text:p text:style-name="P82"/>
      <text:h text:style-name="P120" text:outline-level="1"><text:reference-mark-start text:name="sess.security.mech"/>Session Security Mechanisms<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8"><text:reference-ref text:reference-format="text" text:ref-name="sess.key.op">SessionKeyLimit</text:reference-ref></text:span></text:span><text:span text:style-name="T71">.</text:span></text:p>
      <text:p text:style-name="Text_20_body"><text:span text:style-name="T71">String literals like </text:span><text:span text:style-name="T107">"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8"><text:reference-ref text:reference-format="text" text:ref-name="datatypes">Data Types</text:reference-ref></text:span></text:span><text:span text:style-name="T71">.</text:span></text:p>
      <text:p text:style-name="Text_20_body"/>
      <text:h text:style-name="Heading_20_2" text:outline-level="2"><text:reference-mark-start text:name="EncryptedData"/>Encrypted Data<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9"><text:tab/>EncryptionKey</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 <text:span text:style-name="T99">"Encryption Key"</text:span>)</text:p>
      <text:p text:style-name="Text_20_body"><text:span text:style-name="T99">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8"><text:reference-ref text:reference-format="text" text:ref-name="xml.encrypt">XML Encryption</text:reference-ref></text:span></text:span><text:span text:style-name="T71">.</text:span></text:p>
      <text:p text:style-name="Text_20_body"/>
      <text:h text:style-name="Heading_20_2" text:outline-level="2"><text:reference-mark-start text:name="MACOperations"/>MAC Operations<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9"><text:tab/>MAC</text:span> = <text:span text:style-name="CrossRef"><text:span text:style-name="T88"><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99">"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8"><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8"><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5"/>
      <text:h text:style-name="Heading_20_2" text:outline-level="2"><text:reference-mark-start text:name="SKSAttestations"/>Attestations<text:reference-mark-end text:name="SKSAttestations"/></text:h>
      <text:p text:style-name="Text_20_body">Attestations created by the SKS are identical to MAC Operations where <text:span text:style-name="T2">MethodName</text:span> is set to <text:span text:style-name="T99">"Device Attestation"</text:span>.</text:p>
      <text:p text:style-name="Text_20_body"/>
      <text:h text:style-name="P126" text:outline-level="2"><text:reference-mark-start text:name="targ.key.ref"/>Target Key Reference<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8"><text:reference-ref text:reference-format="text" text:ref-name="key.mgr.key">KeyManagementKey</text:reference-ref></text:span></text:span><text:span text:style-name="T57"> associated with the “owning” provisioning object of the target key (see </text:span><text:span text:style-name="CrossRef"><text:span text:style-name="T88"><text:reference-ref text:reference-format="text" text:ref-name="provisioning.objects">Provisioning Objects</text:reference-ref></text:span></text:span><text:span text:style-name="T57">) according to the following:</text:span></text:p>
      <text:p text:style-name="Text_20_body"><text:span text:style-name="T102"><text:tab/>Authorization</text:span><text:span text:style-name="T79"> = </text:span><text:span text:style-name="T2">Sign</text:span> (<text:span text:style-name="CrossRef"><text:span text:style-name="T88"><text:reference-ref text:reference-format="text" text:ref-name="HMAC_SHA256">HMAC-SHA256</text:reference-ref></text:span></text:span> (<text:span text:style-name="CrossRef"><text:span text:style-name="T88"><text:reference-ref text:reference-format="text" text:ref-name="sess.key">SessionKey</text:reference-ref></text:span></text:span><text:span text:style-name="T76"> || </text:span><text:span text:style-name="CrossRef"><text:span text:style-name="T88"><text:reference-ref text:reference-format="text" text:ref-name="devcert">Device Certificate</text:reference-ref></text:span></text:span>, <text:span text:style-name="CrossRef"><text:span text:style-name="T88"><text:reference-ref text:reference-format="text" text:ref-name="eecert">End-Entity Certificate</text:reference-ref></text:span></text:span>))</text:p>
      <text:p text:style-name="Text_20_body">Notes:</text:p>
      <text:list xml:id="list398601532" text:style-name="L4">
        <text:list-item>
          <text:p text:style-name="P135"><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35"><text:span text:style-name="T56">Sign</text:span><text:span text:style-name="T57"> </text:span><text:span text:style-name="T59">must</text:span><text:span text:style-name="T57"> use an </text:span><text:span text:style-name="CrossRef"><text:span text:style-name="T88"><text:reference-ref text:reference-format="text" text:ref-name="pkcs1">PKCS #1</text:reference-ref></text:span></text:span><text:span text:style-name="T57"> RSASSA signature for RSA keys and </text:span><text:span text:style-name="CrossRef"><text:span text:style-name="T88"><text:reference-ref text:reference-format="text" text:ref-name="ECDSA">ECDSA</text:reference-ref></text:span></text:span><text:span text:style-name="T57"> for ECC keys with the </text:span><text:span text:style-name="T56">private key</text:span><text:span text:style-name="T57"> associated with </text:span><text:span text:style-name="T102">KeyManagementKey</text:span><text:span text:style-name="T57">, and utilizing </text:span><text:span text:style-name="CrossRef"><text:span text:style-name="T88"><text:reference-ref text:reference-format="text" text:ref-name="SHA256">SHA256</text:reference-ref></text:span></text:span><text:span text:style-name="T57"> as hash function</text:span></text:p>
        </text:list-item>
        <text:list-item>
          <text:p text:style-name="P135">An SKS <text:span text:style-name="T59">must</text:span><text:span text:style-name="T57"> verify that the signature validates with respect to the </text:span><text:span text:style-name="T56">public key</text:span><text:span text:style-name="T57"> (</text:span><text:span text:style-name="T102">KeyManagementKey</text:span><text:span text:style-name="T57">) as well as checking that </text:span><text:span text:style-name="CrossRef"><text:span text:style-name="T88"><text:reference-ref text:reference-format="text" text:ref-name="eecert">End-Entity Certificate</text:reference-ref></text:span></text:span><text:span text:style-name="T57"> matches </text:span><text:span text:style-name="T102">TargetKeyHandle</text:span></text:p>
        </text:list-item>
        <text:list-item>
          <text:p text:style-name="P135"><text:span text:style-name="T57">If a </text:span><text:span text:style-name="CrossRef"><text:span text:style-name="T88"><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20" text:outline-level="1">Sample Session</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0"><text:span text:style-name="T99">ProvisioningHandle</text:span><text:span text:style-name="T79">, ...</text:span> = <text:span text:style-name="CrossRef"><text:reference-ref text:reference-format="text" text:ref-name="createProvisioningSession">createProvisioningSession</text:reference-ref></text:span> (…)</text:p>
      <text:p text:style-name="P101"><text:span text:style-name="T99">PUKPolicyHandle</text:span> = <text:span text:style-name="CrossRef"><text:reference-ref text:reference-format="text" text:ref-name="createPUKPolicy">createPUKPolicy</text:reference-ref></text:span> (<text:span text:style-name="T99">ProvisioningHandle</text:span><text:span text:style-name="T79">, ...)</text:span></text:p>
      <text:p text:style-name="P101"><text:span text:style-name="T99">PINPolicyHandle</text:span><text:span text:style-name="T79"> = </text:span><text:span text:style-name="CrossRef"><text:reference-ref text:reference-format="text" text:ref-name="createPINPolicy">createPINPolicy</text:reference-ref></text:span><text:span text:style-name="T79"> (</text:span><text:span text:style-name="T99">ProvisioningHandle</text:span><text:span text:style-name="T79">, , </text:span><text:span text:style-name="T99">PUKPolicyHandle</text:span><text:span text:style-name="T79">, ...)</text:span></text:p>
      <text:p text:style-name="P101"><text:span text:style-name="T99">KeyHandle</text:span><text:span text:style-name="T79">, ...</text:span> = <text:span text:style-name="CrossRef"><text:reference-ref text:reference-format="text" text:ref-name="createKeyPair">createKeyEntry</text:reference-ref></text:span> (<text:span text:style-name="T99">ProvisioningHandle</text:span><text:span text:style-name="T79">, , </text:span><text:span text:style-name="T99">PINPolicyHandle</text:span><text:span text:style-name="T79">, …)</text:span></text:p>
      <text:p text:style-name="P102">External certification of the generated public key happens here...</text:p>
      <text:p text:style-name="P100"><text:span text:style-name="CrossRef"><text:reference-ref text:reference-format="text" text:ref-name="setCertificatePath">setCertificatePath</text:reference-ref></text:span><text:span text:style-name="T79"> (</text:span><text:span text:style-name="T99">KeyHandle</text:span><text:span text:style-name="T79">, ...)</text:span></text:p>
      <text:p text:style-name="P101"><text:span text:style-name="CrossRef"><text:reference-ref text:reference-format="text" text:ref-name="closeProvisioningSession">closeProvisioningSession</text:reference-ref></text:span><text:span text:style-name="T79"> (</text:span><text:span text:style-name="T99">ProvisioningHandle</text:span><text:span text:style-name="T79">, ...)</text:span></text:p>
      <text:p text:style-name="Text_20_body"><text:span text:style-name="T79"><text:line-break/>Note that </text:span><text:span text:style-name="T99">Handle</text:span><text:span text:style-name="T79"> variables are only used by local middleware, while (not shown) variables like </text:span><text:span text:style-name="T99">SessionKey</text:span><text:span text:style-name="T79">, </text:span><text:span text:style-name="T99">MAC</text:span><text:span text:style-name="T79">, </text:span><text:span text:style-name="T99">ID</text:span><text:span text:style-name="T79">, etc. are primarily used in the communication between an issuer and the SKS.</text:span></text:p>
      <text:p text:style-name="P53">If keys are to be created entirely locally, this requires local software emulation of an issuer.</text:p>
      <text:p text:style-name="P53"/>
      <text:h text:style-name="Heading_20_1" text:outline-level="1">Reference Implementation</text:h>
      <text:p text:style-name="P53">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20" text:outline-level="1"><text:reference-mark-start text:name="poi.ops"/>Remote Key Lookup<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19">&lt;</text:span><text:span text:style-name="T33">CredentialDiscoveryRequest</text:span><text:span text:style-name="T12">  </text:span><text:span text:style-name="T120">…</text:span><text:span text:style-name="T119"> <text:s/>&gt;<text:line-break/></text:span></text:p>
            <text:p text:style-name="P73"><text:span text:style-name="T119">    &lt;</text:span><text:span text:style-name="T33">LookupSpecifier</text:span><text:span text:style-name="T119"> </text:span><text:span text:style-name="T42">ID</text:span><text:span text:style-name="T119">="Lookup.1" </text:span><text:span text:style-name="T42">Nonce</text:span><text:span text:style-name="T119">="nSgmg4cznqE ... WrH2421w9SYA="&gt;<text:line-break/> <text:s text:c="3"/>    &lt;</text:span><text:span text:style-name="T33">SearchFilter</text:span><text:span text:style-name="T119"> </text:span><text:span text:style-name="T42">Email</text:span><text:span text:style-name="T119">="john.doe@example.com"/&gt;<text:line-break/>        &lt;</text:span><text:span text:style-name="T128">ds</text:span><text:span text:style-name="T119">:</text:span><text:span text:style-name="T33">Signature</text:span><text:span text:style-name="T119">&gt;<text:line-break/>            &lt;</text:span><text:span text:style-name="T128">ds</text:span><text:span text:style-name="T119">:</text:span><text:span text:style-name="T33">SignedInfo</text:span><text:span text:style-name="T119">&gt;<text:line-break/>                &lt;</text:span><text:span text:style-name="T128">ds</text:span><text:span text:style-name="T119">:</text:span><text:span text:style-name="T33">CanonicalizationMethod</text:span><text:span text:style-name="T119"> </text:span><text:span text:style-name="T42">Algorithm</text:span><text:span text:style-name="T119">="http://www.w3.org/2001/10/xml-exc-c14n#"/&gt;<text:line-break/>                &lt;</text:span><text:span text:style-name="T128">ds</text:span><text:span text:style-name="T119">:</text:span><text:span text:style-name="T33">SignatureMethod</text:span><text:span text:style-name="T119"> </text:span><text:span text:style-name="T42">Algorithm</text:span><text:span text:style-name="T119">="http://www.w3.org/2001/04/xmldsig-more#rsa-sha256"/&gt;<text:line-break/>                &lt;</text:span><text:span text:style-name="T128">ds</text:span><text:span text:style-name="T119">:</text:span><text:span text:style-name="T33">Reference</text:span><text:span text:style-name="T119"> </text:span><text:span text:style-name="T42">URI</text:span><text:span text:style-name="T119">="#Lookup.1"&gt;<text:line-break/>                    &lt;</text:span><text:span text:style-name="T128">ds</text:span><text:span text:style-name="T119">:</text:span><text:span text:style-name="T33">Transforms</text:span><text:span text:style-name="T119">&gt;<text:line-break/>                        &lt;</text:span><text:span text:style-name="T128">ds</text:span><text:span text:style-name="T119">:</text:span><text:span text:style-name="T33">Transform</text:span><text:span text:style-name="T119"> </text:span><text:span text:style-name="T42">Algorithm</text:span><text:span text:style-name="T119">="http://www.w3.org/2000/09/xmldsig#enveloped-signature"/&gt;<text:line-break/>                        &lt;</text:span><text:span text:style-name="T128">ds</text:span><text:span text:style-name="T119">:</text:span><text:span text:style-name="T33">Transform</text:span><text:span text:style-name="T119"> </text:span><text:span text:style-name="T42">Algorithm</text:span><text:span text:style-name="T119">="http://www.w3.org/2001/10/xml-exc-c14n#"/&gt;<text:line-break/>                    &lt;/</text:span><text:span text:style-name="T128">ds</text:span><text:span text:style-name="T119">:</text:span><text:span text:style-name="T33">Transforms</text:span><text:span text:style-name="T119">&gt;<text:line-break/>                    &lt;</text:span><text:span text:style-name="T128">ds</text:span><text:span text:style-name="T119">:</text:span><text:span text:style-name="T33">DigestMethod</text:span><text:span text:style-name="T119"> </text:span><text:span text:style-name="T42">Algorithm</text:span><text:span text:style-name="T119">="http://www.w3.org/2001/04/xmlenc#sha256"/&gt;<text:line-break/>                    &lt;</text:span><text:span text:style-name="T128">ds</text:span><text:span text:style-name="T119">:</text:span><text:span text:style-name="T33">DigestValue</text:span><text:span text:style-name="T119">&gt;JBfoi8iBKRyWxXYlTTU1cdyybMTyJr+WDW+qCJdxoGE=&lt;/</text:span><text:span text:style-name="T128">ds</text:span><text:span text:style-name="T119">:</text:span><text:span text:style-name="T33">DigestValue</text:span><text:span text:style-name="T119">&gt;<text:line-break/>                &lt;/</text:span><text:span text:style-name="T128">ds</text:span><text:span text:style-name="T119">:</text:span><text:span text:style-name="T33">Reference</text:span><text:span text:style-name="T119">&gt;<text:line-break/>            &lt;/</text:span><text:span text:style-name="T128">ds</text:span><text:span text:style-name="T119">:</text:span><text:span text:style-name="T33">SignedInfo</text:span><text:span text:style-name="T119">&gt;<text:line-break/>            &lt;</text:span><text:span text:style-name="T128">ds</text:span><text:span text:style-name="T119">:</text:span><text:span text:style-name="T33">SignatureValue</text:span><text:span text:style-name="T119">&gt;mSMaH6wChPQRDT... JKrW3n/dL7seGbg==&lt;/</text:span><text:span text:style-name="T128">ds</text:span><text:span text:style-name="T119">:</text:span><text:span text:style-name="T33">SignatureValue</text:span><text:span text:style-name="T119">&gt;<text:line-break/>            &lt;</text:span><text:span text:style-name="T128">ds</text:span><text:span text:style-name="T119">:</text:span><text:span text:style-name="T33">KeyInfo</text:span><text:span text:style-name="T119">&gt;<text:line-break/> <text:s text:c="14"/>&lt;</text:span><text:span text:style-name="T128">ds</text:span><text:span text:style-name="T119">:</text:span><text:span text:style-name="T33">RSAKeyValue</text:span><text:span text:style-name="T119">&gt;<text:line-break/> <text:s text:c="17"/>&lt;</text:span><text:span text:style-name="T128">ds</text:span><text:span text:style-name="T119">:</text:span><text:span text:style-name="T33">Modulus</text:span><text:span text:style-name="T119">&gt;ALhBpUjJK/mSjPAe/ … fXG8z1V3mVDZTBM7eZ&lt;/</text:span><text:span text:style-name="T128">ds</text:span><text:span text:style-name="T119">:</text:span><text:span text:style-name="T33">Modulus</text:span><text:span text:style-name="T119">&gt;<text:line-break/> <text:s text:c="17"/>&lt;</text:span><text:span text:style-name="T128">ds</text:span><text:span text:style-name="T119">:</text:span><text:span text:style-name="T33">Exponent</text:span><text:span text:style-name="T119">&gt;AQAB&lt;/</text:span><text:span text:style-name="T128">ds</text:span><text:span text:style-name="T119">:</text:span><text:span text:style-name="T33">Exponent</text:span><text:span text:style-name="T119">&gt;<text:line-break/> <text:s text:c="14"/>&lt;/</text:span><text:span text:style-name="T128">ds</text:span><text:span text:style-name="T119">:</text:span><text:span text:style-name="T33">RSAKeyValue</text:span><text:span text:style-name="T119">&gt;</text:span></text:p>
            <text:p text:style-name="P73"><text:span text:style-name="T119">            &lt;/</text:span><text:span text:style-name="T128">ds</text:span><text:span text:style-name="T119">:</text:span><text:span text:style-name="T33">KeyInfo</text:span><text:span text:style-name="T119">&gt;<text:line-break/>        &lt;/</text:span><text:span text:style-name="T128">ds</text:span><text:span text:style-name="T119">:</text:span><text:span text:style-name="T33">Signature</text:span><text:span text:style-name="T119">&gt;<text:line-break/>    &lt;/</text:span><text:span text:style-name="T33">LookupSpecifier</text:span><text:span text:style-name="T119">&gt;<text:line-break/></text:span></text:p>
            <text:p text:style-name="Standard"><text:span text:style-name="T119">&lt;/</text:span><text:span text:style-name="T33">CredentialDiscoveryRequest</text:span><text:span text:style-name="T119">&gt;</text:span></text:p>
          </table:table-cell>
        </table:table-row>
      </table:table>
      <text:p text:style-name="Text_20_body"/>
      <text:p text:style-name="Standard">The example works as follows:<text:line-break/></text:p>
      <text:list xml:id="list297111649" text:style-name="L5">
        <text:list-item>
          <text:p text:style-name="P149">Verify that the <text:span text:style-name="T107">Signature</text:span> is <text:span text:style-name="T2">technically</text:span> valid. <text:s/>Note that the actual issuer is <text:span text:style-name="T2">ignored</text:span> since an SKS has no opinion about what issuers are trustworthy or not.</text:p>
        </text:list-item>
        <text:list-item>
          <text:p text:style-name="P149">Verify that the freshness <text:span text:style-name="T99">Nonce</text:span> matches <text:span text:style-name="CrossRef"><text:reference-ref text:reference-format="text" text:ref-name="SHA256">SHA256</text:reference-ref></text:span> (<text:span text:style-name="T99">ClientSessionID</text:span> || <text:span text:style-name="T99">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9">Enumerate all sessions having a <text:span text:style-name="CrossRef"><text:reference-ref text:reference-format="text" text:ref-name="key.mgr.key">KeyManagementKey</text:reference-ref></text:span> matching the public key of the <text:span text:style-name="T107">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4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9">Collect the keys from step #4 that also feature the e-mail addresss <text:span text:style-name="T139">"</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20" text:outline-level="1"><text:reference-mark-start text:name="sec.cons"/>Security Considerations<text:reference-mark-end text:name="sec.cons"/></text:h>
      <text:p text:style-name="P53">This document does not cover the security of the actual key-store since SKS does not differ from other systems like smart cards in this respect.</text:p>
      <text:p text:style-name="P53">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3">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3">As earlier noted, the randomness of the <text:span text:style-name="CrossRef"><text:reference-ref text:reference-format="text" text:ref-name="sess.key">SessionKey</text:reference-ref></text:span> is crucial for all provisioning operations.</text:p>
      <text:p text:style-name="P53">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3">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3"><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3"><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5">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5">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5">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3"><text:span text:style-name="T88">One might suspect that the </text:span><text:span text:style-name="CrossRef"><text:span text:style-name="T88"><text:reference-ref text:reference-format="text" text:ref-name="DSDP">VSD</text:reference-ref></text:span></text:span><text:span text:style-name="T88"> scheme by relying on a static, </text:span><text:span text:style-name="T2">potentially issuance-wide</text:span><text:span text:style-name="T88"> </text:span><text:span text:style-name="CrossRef"><text:span text:style-name="T88"><text:reference-ref text:reference-format="text" text:ref-name="key.mgr.key">KeyManagementKey</text:reference-ref></text:span></text:span><text:span text:style-name="T88">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8"> and the </text:span><text:span text:style-name="CrossRef"><text:span text:style-name="T88"><text:reference-ref text:reference-format="text" text:ref-name="devcert">Device Certificate</text:reference-ref></text:span></text:span><text:span text:style-name="T88"> renders it useless in another session or device. <text:s/>It is also worth noting that the post provisioning operations </text:span><text:span text:style-name="T4">by design</text:span><text:span text:style-name="T88"> do not expose secret or private key data.</text:span></text:p>
      <text:p text:style-name="P45">There is no protection against DoS (Denial of Service) attacks on SKS storage space due to malicious middleware.</text:p>
      <text:p text:style-name="P45">SKS does not have any built-in notion of policy, it is up to the individual<text:span text:style-name="T2"> issuer</text:span> deciding about suitable key protections options, key sizes, and private key backups.</text:p>
      <text:p text:style-name="P45"/>
      <text:h text:style-name="Heading_20_1" text:outline-level="1">Intellectual Property Rights</text:h>
      <text:p text:style-name="P45">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5"></text:span></text:p>
      <text:p text:style-name="P45">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20"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1"><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1"><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3"><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3"><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20" text:outline-level="1">Acknowledgments</text:h>
      <text:p text:style-name="Text_20_body">SKS and KeyGen2 heavily build on schemes pioneered by other individuals and organizations, most notably:</text:p>
      <text:list xml:id="list208513389" text:style-name="L6">
        <text:list-item>
          <text:p text:style-name="P136"><text:span text:style-name="T2">CT-KIP by RSA Security</text:span>: KeyGen2 format and basic operation</text:p>
        </text:list-item>
        <text:list-item>
          <text:p text:style-name="P13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36"><text:span text:style-name="T2">SCP80 by GlobalPlatform</text:span>: Secure messaging including “rolling MACs”</text:p>
        </text:list-item>
        <text:list-item>
          <text:p text:style-name="P136"><text:span text:style-name="T2">CertEnroll by Microsoft</text:span>: Processes</text:p>
        </text:list-item>
      </text:list>
      <text:p text:style-name="P115">There is also a bunch of individuals that have been instrumental for the creation of SKS. <text:s/>I need to check who would accept to be mentioned :-)</text:p>
      <text:p text:style-name="P115">KeyGen2 is an “homage” to Netscape Communications Corp. who created the first on-line provisioning system called KeyGen.</text:p>
      <text:p text:style-name="Text_20_body"/>
      <text:h text:style-name="Heading_20_1" text:outline-level="1">Author</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o Do List</text:h>
      <text:p text:style-name="Text_20_body">Although it would be nice to say “it is 100% ready” there are still a few things missing:</text:p>
      <text:list xml:id="list713601431" text:style-name="L7">
        <text:list-item>
          <text:p text:style-name="P137">Firmware upgrade API method</text:p>
        </text:list-item>
        <text:list-item>
          <text:p text:style-name="P137">Investigating possible token “wipe” options</text:p>
        </text:list-item>
        <text:list-item>
          <text:p text:style-name="P137">Minimalistic PINpad support</text:p>
        </text:list-item>
        <text:list-item>
          <text:p text:style-name="P137">Investigating “physical presence” GPIO options</text:p>
        </text:list-item>
        <text:list-item>
          <text:p text:style-name="P137">Language check</text:p>
        </text:list-item>
        <text:list-item>
          <text:p text:style-name="P13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283cm" draw:rotation="900"/>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1, WebPKI.org, 2010-12-24<text:tab/>Page <text:page-number text:select-page="current">2</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 Rundgren</meta:initial-creator>
    <meta:creation-date>2010-12-24T07:50:44</meta:creation-date>
    <meta:editing-cycles>2</meta:editing-cycles>
    <meta:editing-duration>PT00H01M43S</meta:editing-duration>
    <dc:title>Secure Key Store - API and Architecture</dc:title>
    <meta:document-statistic meta:table-count="109" meta:image-count="0" meta:object-count="4" meta:page-count="67" meta:paragraph-count="2123" meta:word-count="13917" meta:character-count="101534"/>
    <dc:date>2010-12-24T07:50:49</dc:date>
    <dc:creator>Anders Rundgren</dc:creator>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